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467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3.611cm"/>
    </style:style>
    <style:style style:name="co9" style:family="table-column">
      <style:table-column-properties fo:break-before="auto" style:column-width="1.91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3.778cm"/>
    </style:style>
    <style:style style:name="co13" style:family="table-column">
      <style:table-column-properties fo:break-before="auto" style:column-width="2.917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1.947cm"/>
    </style:style>
    <style:style style:name="co16" style:family="table-column">
      <style:table-column-properties fo:break-before="auto" style:column-width="2.113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{'album': ''</text:p>
          </table:table-cell>
          <table:table-cell office:value-type="string">
            <text:p><text:s/>'title': 'bugs_mail'</text:p>
          </table:table-cell>
          <table:table-cell office:value-type="string">
            <text:p><text:s/>'track': ''</text:p>
          </table:table-cell>
          <table:table-cell office:value-type="string">
            <text:p><text:s/>'artist': ''</text:p>
          </table:table-cell>
          <table:table-cell office:value-type="string">
            <text:p><text:s/>'year': ''</text:p>
          </table:table-cell>
          <table:table-cell office:value-type="string">
            <text:p><text:s/>'genre': ''} ({'index': 0</text:p>
          </table:table-cell>
          <table:table-cell office:value-type="string">
            <text:p><text:s/>'block_align': 0</text:p>
          </table:table-cell>
          <table:table-cell office:value-type="string">
            <text:p><text:s/>'type': 1</text:p>
          </table:table-cell>
          <table:table-cell office:value-type="string">
            <text:p><text:s/>'frame_rate_base': 1</text:p>
          </table:table-cell>
          <table:table-cell office:value-type="string">
            <text:p><text:s/>'height': 0</text:p>
          </table:table-cell>
          <table:table-cell office:value-type="string">
            <text:p><text:s/>'channels': 0</text:p>
          </table:table-cell>
          <table:table-cell office:value-type="string">
            <text:p><text:s/>'width': 0</text:p>
          </table:table-cell>
          <table:table-cell office:value-type="string">
            <text:p><text:s/>'length': -2077252342</text:p>
          </table:table-cell>
          <table:table-cell office:value-type="string">
            <text:p><text:s/>'sample_rate': 0</text:p>
          </table:table-cell>
          <table:table-cell office:value-type="string">
            <text:p><text:s/>'frame_rate': 25</text:p>
          </table:table-cell>
          <table:table-cell office:value-type="string">
            <text:p><text:s/>'bitrate': 0</text:p>
          </table:table-cell>
          <table:table-cell office:value-type="string">
            <text:p><text:s/>'id': 86016}</text:p>
          </table:table-cell>
          <table:table-cell office:value-type="string">
            <text:p>)</text:p>
          </table:table-cell>
        </table:table-row>
        <table:table-row table:style-name="ro1">
          <table:table-cell office:value-type="string">
            <text:p>Opening sound with 2 channels -&gt; Device unknow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id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formula="oooc:=MAX([.A3:.A546])" office:value-type="float" office:value="1.2489861995">
            <text:p>1.25</text:p>
          </table:table-cell>
          <table:table-cell table:formula="oooc:=MIN([.A3:.A546])" office:value-type="float" office:value="0">
            <text:p>0</text:p>
          </table:table-cell>
          <table:table-cell office:value-type="float" office:value="0.625">
            <text:p>0.63</text:p>
          </table:table-cell>
          <table:table-cell table:formula="oooc:=([.A3]-[.$D$3])/[.$D$3]"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  <table:table-cell table:formula="oooc:=([.A4]-[.$D$3])/[.$D$3]"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  <table:table-cell table:formula="oooc:=([.A5]-[.$D$3])/[.$D$3]" office:value-type="float" office:value="-1">
            <text:p>-1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  <table:table-cell table:formula="oooc:=([.A6]-[.$D$3])/[.$D$3]" office:value-type="float" office:value="-1">
            <text:p>-1</text:p>
          </table:table-cell>
          <table:table-cell table:number-columns-repeated="2"/>
          <table:table-cell>
            <draw:frame table:end-cell-address="Sheet1.K22" table:end-x="1.182cm" table:end-y="0.191cm" draw:z-index="1" draw:style-name="gr1" svg:width="7.999cm" svg:height="6.999cm" svg:x="0.328cm" svg:y="0.39cm">
              <draw:object draw:notify-on-update-of-ranges="Sheet1.E3:Sheet1.E54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0.000261353598034">
            <text:p>0</text:p>
          </table:table-cell>
          <table:table-cell table:number-columns-repeated="3"/>
          <table:table-cell table:formula="oooc:=([.A7]-[.$D$3])/[.$D$3]" office:value-type="float" office:value="-0.999581834243145">
            <text:p>-1</text:p>
          </table:table-cell>
          <table:table-cell table:number-columns-repeated="13"/>
        </table:table-row>
        <table:table-row table:style-name="ro1">
          <table:table-cell table:style-name="ce1" office:value-type="float" office:value="0.0000273603632195">
            <text:p>2.74E-005</text:p>
          </table:table-cell>
          <table:table-cell table:number-columns-repeated="3"/>
          <table:table-cell table:formula="oooc:=([.A8]-[.$D$3])/[.$D$3]" office:value-type="float" office:value="-0.999956223418849">
            <text:p>-1</text:p>
          </table:table-cell>
          <table:table-cell table:number-columns-repeated="13"/>
        </table:table-row>
        <table:table-row table:style-name="ro1">
          <table:table-cell office:value-type="float" office:value="0.00137134440592">
            <text:p>0</text:p>
          </table:table-cell>
          <table:table-cell table:number-columns-repeated="3"/>
          <table:table-cell table:formula="oooc:=([.A9]-[.$D$3])/[.$D$3]" office:value-type="float" office:value="-0.997805848950528">
            <text:p>-1</text:p>
          </table:table-cell>
          <table:table-cell table:number-columns-repeated="13"/>
        </table:table-row>
        <table:table-row table:style-name="ro1">
          <table:table-cell office:value-type="float" office:value="0.00472281652037">
            <text:p>0</text:p>
          </table:table-cell>
          <table:table-cell table:number-columns-repeated="3"/>
          <table:table-cell table:formula="oooc:=([.A10]-[.$D$3])/[.$D$3]" office:value-type="float" office:value="-0.992443493567408">
            <text:p>-0.99</text:p>
          </table:table-cell>
          <table:table-cell table:number-columns-repeated="13"/>
        </table:table-row>
        <table:table-row table:style-name="ro1">
          <table:table-cell office:value-type="float" office:value="0.189632941037">
            <text:p>0.19</text:p>
          </table:table-cell>
          <table:table-cell table:number-columns-repeated="3"/>
          <table:table-cell table:formula="oooc:=([.A11]-[.$D$3])/[.$D$3]" office:value-type="float" office:value="-0.6965872943408">
            <text:p>-0.7</text:p>
          </table:table-cell>
          <table:table-cell table:number-columns-repeated="13"/>
        </table:table-row>
        <table:table-row table:style-name="ro1">
          <table:table-cell office:value-type="float" office:value="0.162444040179">
            <text:p>0.16</text:p>
          </table:table-cell>
          <table:table-cell table:number-columns-repeated="3"/>
          <table:table-cell table:formula="oooc:=([.A12]-[.$D$3])/[.$D$3]" office:value-type="float" office:value="-0.7400895357136">
            <text:p>-0.74</text:p>
          </table:table-cell>
          <table:table-cell table:number-columns-repeated="13"/>
        </table:table-row>
        <table:table-row table:style-name="ro1">
          <table:table-cell office:value-type="float" office:value="0.0271955202334">
            <text:p>0.03</text:p>
          </table:table-cell>
          <table:table-cell table:number-columns-repeated="3"/>
          <table:table-cell table:formula="oooc:=([.A13]-[.$D$3])/[.$D$3]" office:value-type="float" office:value="-0.95648716762656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446018390357">
            <text:p>0.04</text:p>
          </table:table-cell>
          <table:table-cell table:number-columns-repeated="3"/>
          <table:table-cell table:formula="oooc:=([.A14]-[.$D$3])/[.$D$3]" office:value-type="float" office:value="-0.92863705754288">
            <text:p>-0.93</text:p>
          </table:table-cell>
          <table:table-cell table:number-columns-repeated="13"/>
        </table:table-row>
        <table:table-row table:style-name="ro1">
          <table:table-cell office:value-type="float" office:value="0.0940869841725">
            <text:p>0.09</text:p>
          </table:table-cell>
          <table:table-cell table:number-columns-repeated="3"/>
          <table:table-cell table:formula="oooc:=([.A15]-[.$D$3])/[.$D$3]" office:value-type="float" office:value="-0.849460825324">
            <text:p>-0.85</text:p>
          </table:table-cell>
          <table:table-cell table:number-columns-repeated="13"/>
        </table:table-row>
        <table:table-row table:style-name="ro1">
          <table:table-cell office:value-type="float" office:value="0.24122485891">
            <text:p>0.24</text:p>
          </table:table-cell>
          <table:table-cell table:number-columns-repeated="3"/>
          <table:table-cell table:formula="oooc:=([.A16]-[.$D$3])/[.$D$3]" office:value-type="float" office:value="-0.614040225744">
            <text:p>-0.61</text:p>
          </table:table-cell>
          <table:table-cell table:number-columns-repeated="13"/>
        </table:table-row>
        <table:table-row table:style-name="ro1">
          <table:table-cell office:value-type="float" office:value="0.63996873796">
            <text:p>0.64</text:p>
          </table:table-cell>
          <table:table-cell table:number-columns-repeated="3"/>
          <table:table-cell table:formula="oooc:=([.A17]-[.$D$3])/[.$D$3]" office:value-type="float" office:value="0.023949980736">
            <text:p>0.02</text:p>
          </table:table-cell>
          <table:table-cell table:number-columns-repeated="13"/>
        </table:table-row>
        <table:table-row table:style-name="ro1">
          <table:table-cell office:value-type="float" office:value="0.613129995763">
            <text:p>0.61</text:p>
          </table:table-cell>
          <table:table-cell table:number-columns-repeated="3"/>
          <table:table-cell table:formula="oooc:=([.A18]-[.$D$3])/[.$D$3]" office:value-type="float" office:value="-0.0189920067792">
            <text:p>-0.02</text:p>
          </table:table-cell>
          <table:table-cell table:number-columns-repeated="13"/>
        </table:table-row>
        <table:table-row table:style-name="ro1">
          <table:table-cell office:value-type="float" office:value="0.378855839372">
            <text:p>0.38</text:p>
          </table:table-cell>
          <table:table-cell table:number-columns-repeated="3"/>
          <table:table-cell table:formula="oooc:=([.A19]-[.$D$3])/[.$D$3]" office:value-type="float" office:value="-0.3938306570048">
            <text:p>-0.39</text:p>
          </table:table-cell>
          <table:table-cell table:number-columns-repeated="13"/>
        </table:table-row>
        <table:table-row table:style-name="ro1">
          <table:table-cell office:value-type="float" office:value="0.00767365389038">
            <text:p>0.01</text:p>
          </table:table-cell>
          <table:table-cell table:number-columns-repeated="3"/>
          <table:table-cell table:formula="oooc:=([.A20]-[.$D$3])/[.$D$3]" office:value-type="float" office:value="-0.987722153775392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130286149215">
            <text:p>0.01</text:p>
          </table:table-cell>
          <table:table-cell table:number-columns-repeated="3"/>
          <table:table-cell table:formula="oooc:=([.A21]-[.$D$3])/[.$D$3]" office:value-type="float" office:value="-0.9791542161256">
            <text:p>-0.98</text:p>
          </table:table-cell>
          <table:table-cell table:number-columns-repeated="13"/>
        </table:table-row>
        <table:table-row table:style-name="ro1">
          <table:table-cell office:value-type="float" office:value="0.980617254972">
            <text:p>0.98</text:p>
          </table:table-cell>
          <table:table-cell table:number-columns-repeated="3"/>
          <table:table-cell table:formula="oooc:=([.A22]-[.$D$3])/[.$D$3]" office:value-type="float" office:value="0.5689876079552">
            <text:p>0.57</text:p>
          </table:table-cell>
          <table:table-cell table:number-columns-repeated="13"/>
        </table:table-row>
        <table:table-row table:style-name="ro1">
          <table:table-cell office:value-type="float" office:value="0.797471702099">
            <text:p>0.8</text:p>
          </table:table-cell>
          <table:table-cell table:number-columns-repeated="3"/>
          <table:table-cell table:formula="oooc:=([.A23]-[.$D$3])/[.$D$3]" office:value-type="float" office:value="0.2759547233584">
            <text:p>0.28</text:p>
          </table:table-cell>
          <table:table-cell table:number-columns-repeated="13"/>
        </table:table-row>
        <table:table-row table:style-name="ro1">
          <table:table-cell office:value-type="float" office:value="0.180987846106">
            <text:p>0.18</text:p>
          </table:table-cell>
          <table:table-cell table:number-columns-repeated="3"/>
          <table:table-cell table:formula="oooc:=([.A24]-[.$D$3])/[.$D$3]" office:value-type="float" office:value="-0.7104194462304">
            <text:p>-0.71</text:p>
          </table:table-cell>
          <table:table-cell table:number-columns-repeated="13"/>
        </table:table-row>
        <table:table-row table:style-name="ro1">
          <table:table-cell office:value-type="float" office:value="0.996287614107">
            <text:p>1</text:p>
          </table:table-cell>
          <table:table-cell table:number-columns-repeated="3"/>
          <table:table-cell table:formula="oooc:=([.A25]-[.$D$3])/[.$D$3]" office:value-type="float" office:value="0.5940601825712">
            <text:p>0.59</text:p>
          </table:table-cell>
          <table:table-cell table:number-columns-repeated="13"/>
        </table:table-row>
        <table:table-row table:style-name="ro1">
          <table:table-cell office:value-type="float" office:value="0.0489379605278">
            <text:p>0.05</text:p>
          </table:table-cell>
          <table:table-cell table:number-columns-repeated="3"/>
          <table:table-cell table:formula="oooc:=([.A26]-[.$D$3])/[.$D$3]" office:value-type="float" office:value="-0.92169926315552">
            <text:p>-0.92</text:p>
          </table:table-cell>
          <table:table-cell table:number-columns-repeated="13"/>
        </table:table-row>
        <table:table-row table:style-name="ro1">
          <table:table-cell office:value-type="float" office:value="0.42522571981">
            <text:p>0.43</text:p>
          </table:table-cell>
          <table:table-cell table:number-columns-repeated="3"/>
          <table:table-cell table:formula="oooc:=([.A27]-[.$D$3])/[.$D$3]" office:value-type="float" office:value="-0.319638848304">
            <text:p>-0.32</text:p>
          </table:table-cell>
          <table:table-cell table:number-columns-repeated="13"/>
        </table:table-row>
        <table:table-row table:style-name="ro1">
          <table:table-cell office:value-type="float" office:value="0.529751554132">
            <text:p>0.53</text:p>
          </table:table-cell>
          <table:table-cell table:number-columns-repeated="3"/>
          <table:table-cell table:formula="oooc:=([.A28]-[.$D$3])/[.$D$3]" office:value-type="float" office:value="-0.1523975133888">
            <text:p>-0.15</text:p>
          </table:table-cell>
          <table:table-cell table:number-columns-repeated="13"/>
        </table:table-row>
        <table:table-row table:style-name="ro1">
          <table:table-cell office:value-type="float" office:value="0.279301721603">
            <text:p>0.28</text:p>
          </table:table-cell>
          <table:table-cell table:number-columns-repeated="3"/>
          <table:table-cell table:formula="oooc:=([.A29]-[.$D$3])/[.$D$3]" office:value-type="float" office:value="-0.5531172454352">
            <text:p>-0.55</text:p>
          </table:table-cell>
          <table:table-cell table:number-columns-repeated="13"/>
        </table:table-row>
        <table:table-row table:style-name="ro1">
          <table:table-cell office:value-type="float" office:value="0.0073902256554">
            <text:p>0.01</text:p>
          </table:table-cell>
          <table:table-cell table:number-columns-repeated="3"/>
          <table:table-cell table:formula="oooc:=([.A30]-[.$D$3])/[.$D$3]" office:value-type="float" office:value="-0.98817563895136">
            <text:p>-0.99</text:p>
          </table:table-cell>
          <table:table-cell table:number-columns-repeated="13"/>
        </table:table-row>
        <table:table-row table:style-name="ro1">
          <table:table-cell office:value-type="float" office:value="0.109486840665">
            <text:p>0.11</text:p>
          </table:table-cell>
          <table:table-cell table:number-columns-repeated="3"/>
          <table:table-cell table:formula="oooc:=([.A31]-[.$D$3])/[.$D$3]" office:value-type="float" office:value="-0.824821054936">
            <text:p>-0.82</text:p>
          </table:table-cell>
          <table:table-cell table:number-columns-repeated="13"/>
        </table:table-row>
        <table:table-row table:style-name="ro1">
          <table:table-cell office:value-type="float" office:value="0.376320406795">
            <text:p>0.38</text:p>
          </table:table-cell>
          <table:table-cell table:number-columns-repeated="3"/>
          <table:table-cell table:formula="oooc:=([.A32]-[.$D$3])/[.$D$3]" office:value-type="float" office:value="-0.397887349128">
            <text:p>-0.4</text:p>
          </table:table-cell>
          <table:table-cell table:number-columns-repeated="13"/>
        </table:table-row>
        <table:table-row table:style-name="ro1">
          <table:table-cell office:value-type="float" office:value="0.0740457512438">
            <text:p>0.07</text:p>
          </table:table-cell>
          <table:table-cell table:number-columns-repeated="3"/>
          <table:table-cell table:formula="oooc:=([.A33]-[.$D$3])/[.$D$3]" office:value-type="float" office:value="-0.88152679800992">
            <text:p>-0.88</text:p>
          </table:table-cell>
          <table:table-cell table:number-columns-repeated="13"/>
        </table:table-row>
        <table:table-row table:style-name="ro1">
          <table:table-cell office:value-type="float" office:value="0.0228285882622">
            <text:p>0.02</text:p>
          </table:table-cell>
          <table:table-cell table:number-columns-repeated="3"/>
          <table:table-cell table:formula="oooc:=([.A34]-[.$D$3])/[.$D$3]" office:value-type="float" office:value="-0.96347425878048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484018726274">
            <text:p>0.05</text:p>
          </table:table-cell>
          <table:table-cell table:number-columns-repeated="3"/>
          <table:table-cell table:formula="oooc:=([.A35]-[.$D$3])/[.$D$3]" office:value-type="float" office:value="-0.92255700379616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0223578739678">
            <text:p>0</text:p>
          </table:table-cell>
          <table:table-cell table:number-columns-repeated="3"/>
          <table:table-cell table:formula="oooc:=([.A36]-[.$D$3])/[.$D$3]" office:value-type="float" office:value="-0.996422740165152">
            <text:p>-1</text:p>
          </table:table-cell>
          <table:table-cell table:number-columns-repeated="13"/>
        </table:table-row>
        <table:table-row table:style-name="ro1">
          <table:table-cell office:value-type="float" office:value="0.0459937239066">
            <text:p>0.05</text:p>
          </table:table-cell>
          <table:table-cell table:number-columns-repeated="3"/>
          <table:table-cell table:formula="oooc:=([.A37]-[.$D$3])/[.$D$3]" office:value-type="float" office:value="-0.92641004174944">
            <text:p>-0.93</text:p>
          </table:table-cell>
          <table:table-cell table:number-columns-repeated="13"/>
        </table:table-row>
        <table:table-row table:style-name="ro1">
          <table:table-cell office:value-type="float" office:value="0.0470219785348">
            <text:p>0.05</text:p>
          </table:table-cell>
          <table:table-cell table:number-columns-repeated="3"/>
          <table:table-cell table:formula="oooc:=([.A38]-[.$D$3])/[.$D$3]" office:value-type="float" office:value="-0.92476483434432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986048206687">
            <text:p>0.1</text:p>
          </table:table-cell>
          <table:table-cell table:number-columns-repeated="3"/>
          <table:table-cell table:formula="oooc:=([.A39]-[.$D$3])/[.$D$3]" office:value-type="float" office:value="-0.84223228693008">
            <text:p>-0.84</text:p>
          </table:table-cell>
          <table:table-cell table:number-columns-repeated="13"/>
        </table:table-row>
        <table:table-row table:style-name="ro1">
          <table:table-cell office:value-type="float" office:value="0.114477723837">
            <text:p>0.11</text:p>
          </table:table-cell>
          <table:table-cell table:number-columns-repeated="3"/>
          <table:table-cell table:formula="oooc:=([.A40]-[.$D$3])/[.$D$3]" office:value-type="float" office:value="-0.8168356418608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532180350274">
            <text:p>0.05</text:p>
          </table:table-cell>
          <table:table-cell table:number-columns-repeated="3"/>
          <table:table-cell table:formula="oooc:=([.A41]-[.$D$3])/[.$D$3]" office:value-type="float" office:value="-0.91485114395616">
            <text:p>-0.91</text:p>
          </table:table-cell>
          <table:table-cell table:number-columns-repeated="13"/>
        </table:table-row>
        <table:table-row table:style-name="ro1">
          <table:table-cell office:value-type="float" office:value="0.0510354433209">
            <text:p>0.05</text:p>
          </table:table-cell>
          <table:table-cell table:number-columns-repeated="3"/>
          <table:table-cell table:formula="oooc:=([.A42]-[.$D$3])/[.$D$3]" office:value-type="float" office:value="-0.91834329068656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503111816943">
            <text:p>0.05</text:p>
          </table:table-cell>
          <table:table-cell table:number-columns-repeated="3"/>
          <table:table-cell table:formula="oooc:=([.A43]-[.$D$3])/[.$D$3]" office:value-type="float" office:value="-0.91950210928912">
            <text:p>-0.92</text:p>
          </table:table-cell>
          <table:table-cell table:number-columns-repeated="13"/>
        </table:table-row>
        <table:table-row table:style-name="ro1">
          <table:table-cell office:value-type="float" office:value="0.14340265654">
            <text:p>0.14</text:p>
          </table:table-cell>
          <table:table-cell table:number-columns-repeated="3"/>
          <table:table-cell table:formula="oooc:=([.A44]-[.$D$3])/[.$D$3]" office:value-type="float" office:value="-0.770555749536">
            <text:p>-0.77</text:p>
          </table:table-cell>
          <table:table-cell table:number-columns-repeated="13"/>
        </table:table-row>
        <table:table-row table:style-name="ro1">
          <table:table-cell office:value-type="float" office:value="0.0215369882062">
            <text:p>0.02</text:p>
          </table:table-cell>
          <table:table-cell table:number-columns-repeated="3"/>
          <table:table-cell table:formula="oooc:=([.A45]-[.$D$3])/[.$D$3]" office:value-type="float" office:value="-0.9655408188700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143482591957">
            <text:p>0.14</text:p>
          </table:table-cell>
          <table:table-cell table:number-columns-repeated="3"/>
          <table:table-cell table:formula="oooc:=([.A46]-[.$D$3])/[.$D$3]" office:value-type="float" office:value="-0.7704278528688">
            <text:p>-0.77</text:p>
          </table:table-cell>
          <table:table-cell table:number-columns-repeated="13"/>
        </table:table-row>
        <table:table-row table:style-name="ro1">
          <table:table-cell office:value-type="float" office:value="0.10567817837">
            <text:p>0.11</text:p>
          </table:table-cell>
          <table:table-cell table:number-columns-repeated="3"/>
          <table:table-cell table:formula="oooc:=([.A47]-[.$D$3])/[.$D$3]" office:value-type="float" office:value="-0.830914914608">
            <text:p>-0.83</text:p>
          </table:table-cell>
          <table:table-cell table:number-columns-repeated="13"/>
        </table:table-row>
        <table:table-row table:style-name="ro1">
          <table:table-cell office:value-type="float" office:value="0.0171736162156">
            <text:p>0.02</text:p>
          </table:table-cell>
          <table:table-cell table:number-columns-repeated="3"/>
          <table:table-cell table:formula="oooc:=([.A48]-[.$D$3])/[.$D$3]" office:value-type="float" office:value="-0.97252221405504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0320831401041">
            <text:p>0</text:p>
          </table:table-cell>
          <table:table-cell table:number-columns-repeated="3"/>
          <table:table-cell table:formula="oooc:=([.A49]-[.$D$3])/[.$D$3]" office:value-type="float" office:value="-0.994866697583344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993627868593">
            <text:p>0.1</text:p>
          </table:table-cell>
          <table:table-cell table:number-columns-repeated="3"/>
          <table:table-cell table:formula="oooc:=([.A50]-[.$D$3])/[.$D$3]" office:value-type="float" office:value="-0.84101954102512">
            <text:p>-0.84</text:p>
          </table:table-cell>
          <table:table-cell table:number-columns-repeated="13"/>
        </table:table-row>
        <table:table-row table:style-name="ro1">
          <table:table-cell office:value-type="float" office:value="0.205431673676">
            <text:p>0.21</text:p>
          </table:table-cell>
          <table:table-cell table:number-columns-repeated="3"/>
          <table:table-cell table:formula="oooc:=([.A51]-[.$D$3])/[.$D$3]" office:value-type="float" office:value="-0.6713093221184">
            <text:p>-0.67</text:p>
          </table:table-cell>
          <table:table-cell table:number-columns-repeated="13"/>
        </table:table-row>
        <table:table-row table:style-name="ro1">
          <table:table-cell office:value-type="float" office:value="0.0709715578705">
            <text:p>0.07</text:p>
          </table:table-cell>
          <table:table-cell table:number-columns-repeated="3"/>
          <table:table-cell table:formula="oooc:=([.A52]-[.$D$3])/[.$D$3]" office:value-type="float" office:value="-0.8864455074072">
            <text:p>-0.89</text:p>
          </table:table-cell>
          <table:table-cell table:number-columns-repeated="13"/>
        </table:table-row>
        <table:table-row table:style-name="ro1">
          <table:table-cell office:value-type="float" office:value="0.28672195971">
            <text:p>0.29</text:p>
          </table:table-cell>
          <table:table-cell table:number-columns-repeated="3"/>
          <table:table-cell table:formula="oooc:=([.A53]-[.$D$3])/[.$D$3]" office:value-type="float" office:value="-0.541244864464">
            <text:p>-0.54</text:p>
          </table:table-cell>
          <table:table-cell table:number-columns-repeated="13"/>
        </table:table-row>
        <table:table-row table:style-name="ro1">
          <table:table-cell office:value-type="float" office:value="0.0640593608841">
            <text:p>0.06</text:p>
          </table:table-cell>
          <table:table-cell table:number-columns-repeated="3"/>
          <table:table-cell table:formula="oooc:=([.A54]-[.$D$3])/[.$D$3]" office:value-type="float" office:value="-0.89750502258544">
            <text:p>-0.9</text:p>
          </table:table-cell>
          <table:table-cell table:number-columns-repeated="13"/>
        </table:table-row>
        <table:table-row table:style-name="ro1">
          <table:table-cell office:value-type="float" office:value="0.00211827049498">
            <text:p>0</text:p>
          </table:table-cell>
          <table:table-cell table:number-columns-repeated="3"/>
          <table:table-cell table:formula="oooc:=([.A55]-[.$D$3])/[.$D$3]" office:value-type="float" office:value="-0.996610767208032">
            <text:p>-1</text:p>
          </table:table-cell>
          <table:table-cell table:number-columns-repeated="13"/>
        </table:table-row>
        <table:table-row table:style-name="ro1">
          <table:table-cell office:value-type="float" office:value="0.0398770719767">
            <text:p>0.04</text:p>
          </table:table-cell>
          <table:table-cell table:number-columns-repeated="3"/>
          <table:table-cell table:formula="oooc:=([.A56]-[.$D$3])/[.$D$3]" office:value-type="float" office:value="-0.93619668483728">
            <text:p>-0.94</text:p>
          </table:table-cell>
          <table:table-cell table:number-columns-repeated="13"/>
        </table:table-row>
        <table:table-row table:style-name="ro1">
          <table:table-cell office:value-type="float" office:value="0.133734336123">
            <text:p>0.13</text:p>
          </table:table-cell>
          <table:table-cell table:number-columns-repeated="3"/>
          <table:table-cell table:formula="oooc:=([.A57]-[.$D$3])/[.$D$3]" office:value-type="float" office:value="-0.7860250622032">
            <text:p>-0.79</text:p>
          </table:table-cell>
          <table:table-cell table:number-columns-repeated="13"/>
        </table:table-row>
        <table:table-row table:style-name="ro1">
          <table:table-cell office:value-type="float" office:value="0.0191341992468">
            <text:p>0.02</text:p>
          </table:table-cell>
          <table:table-cell table:number-columns-repeated="3"/>
          <table:table-cell table:formula="oooc:=([.A58]-[.$D$3])/[.$D$3]" office:value-type="float" office:value="-0.96938528120512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371501827613">
            <text:p>0.04</text:p>
          </table:table-cell>
          <table:table-cell table:number-columns-repeated="3"/>
          <table:table-cell table:formula="oooc:=([.A59]-[.$D$3])/[.$D$3]" office:value-type="float" office:value="-0.94055970758192">
            <text:p>-0.94</text:p>
          </table:table-cell>
          <table:table-cell table:number-columns-repeated="13"/>
        </table:table-row>
        <table:table-row table:style-name="ro1">
          <table:table-cell office:value-type="float" office:value="0.00254665297689">
            <text:p>0</text:p>
          </table:table-cell>
          <table:table-cell table:number-columns-repeated="3"/>
          <table:table-cell table:formula="oooc:=([.A60]-[.$D$3])/[.$D$3]" office:value-type="float" office:value="-0.995925355236976">
            <text:p>-1</text:p>
          </table:table-cell>
          <table:table-cell table:number-columns-repeated="13"/>
        </table:table-row>
        <table:table-row table:style-name="ro1">
          <table:table-cell office:value-type="float" office:value="0.00523487629835">
            <text:p>0.01</text:p>
          </table:table-cell>
          <table:table-cell table:number-columns-repeated="3"/>
          <table:table-cell table:formula="oooc:=([.A61]-[.$D$3])/[.$D$3]" office:value-type="float" office:value="-0.99162419792264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889993738383">
            <text:p>0.09</text:p>
          </table:table-cell>
          <table:table-cell table:number-columns-repeated="3"/>
          <table:table-cell table:formula="oooc:=([.A62]-[.$D$3])/[.$D$3]" office:value-type="float" office:value="-0.85760100185872">
            <text:p>-0.86</text:p>
          </table:table-cell>
          <table:table-cell table:number-columns-repeated="13"/>
        </table:table-row>
        <table:table-row table:style-name="ro1">
          <table:table-cell office:value-type="float" office:value="0.0136656407267">
            <text:p>0.01</text:p>
          </table:table-cell>
          <table:table-cell table:number-columns-repeated="3"/>
          <table:table-cell table:formula="oooc:=([.A63]-[.$D$3])/[.$D$3]" office:value-type="float" office:value="-0.97813497483728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0779880501796">
            <text:p>0.01</text:p>
          </table:table-cell>
          <table:table-cell table:number-columns-repeated="3"/>
          <table:table-cell table:formula="oooc:=([.A64]-[.$D$3])/[.$D$3]" office:value-type="float" office:value="-0.987521911971264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499191274866">
            <text:p>0.05</text:p>
          </table:table-cell>
          <table:table-cell table:number-columns-repeated="3"/>
          <table:table-cell table:formula="oooc:=([.A65]-[.$D$3])/[.$D$3]" office:value-type="float" office:value="-0.92012939602144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148303969763">
            <text:p>0.01</text:p>
          </table:table-cell>
          <table:table-cell table:number-columns-repeated="3"/>
          <table:table-cell table:formula="oooc:=([.A66]-[.$D$3])/[.$D$3]" office:value-type="float" office:value="-0.9762713648379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1466921065">
            <text:p>0.01</text:p>
          </table:table-cell>
          <table:table-cell table:number-columns-repeated="3"/>
          <table:table-cell table:formula="oooc:=([.A67]-[.$D$3])/[.$D$3]" office:value-type="float" office:value="-0.97652926296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487151416019">
            <text:p>0.05</text:p>
          </table:table-cell>
          <table:table-cell table:number-columns-repeated="3"/>
          <table:table-cell table:formula="oooc:=([.A68]-[.$D$3])/[.$D$3]" office:value-type="float" office:value="-0.92205577343696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150556559674">
            <text:p>0.02</text:p>
          </table:table-cell>
          <table:table-cell table:number-columns-repeated="3"/>
          <table:table-cell table:formula="oooc:=([.A69]-[.$D$3])/[.$D$3]" office:value-type="float" office:value="-0.97591095045216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332973594777">
            <text:p>0.03</text:p>
          </table:table-cell>
          <table:table-cell table:number-columns-repeated="3"/>
          <table:table-cell table:formula="oooc:=([.A70]-[.$D$3])/[.$D$3]" office:value-type="float" office:value="-0.94672422483568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323625141755">
            <text:p>0.03</text:p>
          </table:table-cell>
          <table:table-cell table:number-columns-repeated="3"/>
          <table:table-cell table:formula="oooc:=([.A71]-[.$D$3])/[.$D$3]" office:value-type="float" office:value="-0.9482199773192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306153437123">
            <text:p>0.03</text:p>
          </table:table-cell>
          <table:table-cell table:number-columns-repeated="3"/>
          <table:table-cell table:formula="oooc:=([.A72]-[.$D$3])/[.$D$3]" office:value-type="float" office:value="-0.95101545006032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34134699963">
            <text:p>0.03</text:p>
          </table:table-cell>
          <table:table-cell table:number-columns-repeated="3"/>
          <table:table-cell table:formula="oooc:=([.A73]-[.$D$3])/[.$D$3]" office:value-type="float" office:value="-0.9453844800592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315353972837">
            <text:p>0.03</text:p>
          </table:table-cell>
          <table:table-cell table:number-columns-repeated="3"/>
          <table:table-cell table:formula="oooc:=([.A74]-[.$D$3])/[.$D$3]" office:value-type="float" office:value="-0.94954336434608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028783667949">
            <text:p>0</text:p>
          </table:table-cell>
          <table:table-cell table:number-columns-repeated="3"/>
          <table:table-cell table:formula="oooc:=([.A75]-[.$D$3])/[.$D$3]" office:value-type="float" office:value="-0.99539461312816">
            <text:p>-1</text:p>
          </table:table-cell>
          <table:table-cell table:number-columns-repeated="13"/>
        </table:table-row>
        <table:table-row table:style-name="ro1">
          <table:table-cell office:value-type="float" office:value="0.0222447980195">
            <text:p>0.02</text:p>
          </table:table-cell>
          <table:table-cell table:number-columns-repeated="3"/>
          <table:table-cell table:formula="oooc:=([.A76]-[.$D$3])/[.$D$3]" office:value-type="float" office:value="-0.9644083231688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0320758670568">
            <text:p>0</text:p>
          </table:table-cell>
          <table:table-cell table:number-columns-repeated="3"/>
          <table:table-cell table:formula="oooc:=([.A77]-[.$D$3])/[.$D$3]" office:value-type="float" office:value="-0.994867861270912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526572344825">
            <text:p>0.05</text:p>
          </table:table-cell>
          <table:table-cell table:number-columns-repeated="3"/>
          <table:table-cell table:formula="oooc:=([.A78]-[.$D$3])/[.$D$3]" office:value-type="float" office:value="-0.915748424828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41213859804">
            <text:p>0.04</text:p>
          </table:table-cell>
          <table:table-cell table:number-columns-repeated="3"/>
          <table:table-cell table:formula="oooc:=([.A79]-[.$D$3])/[.$D$3]" office:value-type="float" office:value="-0.9340578243136">
            <text:p>-0.93</text:p>
          </table:table-cell>
          <table:table-cell table:number-columns-repeated="13"/>
        </table:table-row>
        <table:table-row table:style-name="ro1">
          <table:table-cell office:value-type="float" office:value="0.342273339629">
            <text:p>0.34</text:p>
          </table:table-cell>
          <table:table-cell table:number-columns-repeated="3"/>
          <table:table-cell table:formula="oooc:=([.A80]-[.$D$3])/[.$D$3]" office:value-type="float" office:value="-0.4523626565936">
            <text:p>-0.45</text:p>
          </table:table-cell>
          <table:table-cell table:number-columns-repeated="13"/>
        </table:table-row>
        <table:table-row table:style-name="ro1">
          <table:table-cell office:value-type="float" office:value="1.12481072545">
            <text:p>1.12</text:p>
          </table:table-cell>
          <table:table-cell table:number-columns-repeated="3"/>
          <table:table-cell table:formula="oooc:=([.A81]-[.$D$3])/[.$D$3]" office:value-type="float" office:value="0.79969716072">
            <text:p>0.8</text:p>
          </table:table-cell>
          <table:table-cell table:number-columns-repeated="13"/>
        </table:table-row>
        <table:table-row table:style-name="ro1">
          <table:table-cell office:value-type="float" office:value="1.03882849216">
            <text:p>1.04</text:p>
          </table:table-cell>
          <table:table-cell table:number-columns-repeated="3"/>
          <table:table-cell table:formula="oooc:=([.A82]-[.$D$3])/[.$D$3]" office:value-type="float" office:value="0.662125587456">
            <text:p>0.66</text:p>
          </table:table-cell>
          <table:table-cell table:number-columns-repeated="13"/>
        </table:table-row>
        <table:table-row table:style-name="ro1">
          <table:table-cell office:value-type="float" office:value="0.79330354929">
            <text:p>0.79</text:p>
          </table:table-cell>
          <table:table-cell table:number-columns-repeated="3"/>
          <table:table-cell table:formula="oooc:=([.A83]-[.$D$3])/[.$D$3]" office:value-type="float" office:value="0.269285678864">
            <text:p>0.27</text:p>
          </table:table-cell>
          <table:table-cell table:number-columns-repeated="13"/>
        </table:table-row>
        <table:table-row table:style-name="ro1">
          <table:table-cell office:value-type="float" office:value="0.757759064436">
            <text:p>0.76</text:p>
          </table:table-cell>
          <table:table-cell table:number-columns-repeated="3"/>
          <table:table-cell table:formula="oooc:=([.A84]-[.$D$3])/[.$D$3]" office:value-type="float" office:value="0.2124145030976">
            <text:p>0.21</text:p>
          </table:table-cell>
          <table:table-cell table:number-columns-repeated="13"/>
        </table:table-row>
        <table:table-row table:style-name="ro1">
          <table:table-cell office:value-type="float" office:value="0.0929430685937">
            <text:p>0.09</text:p>
          </table:table-cell>
          <table:table-cell table:number-columns-repeated="3"/>
          <table:table-cell table:formula="oooc:=([.A85]-[.$D$3])/[.$D$3]" office:value-type="float" office:value="-0.85129109025008">
            <text:p>-0.85</text:p>
          </table:table-cell>
          <table:table-cell table:number-columns-repeated="13"/>
        </table:table-row>
        <table:table-row table:style-name="ro1">
          <table:table-cell office:value-type="float" office:value="0.375114679337">
            <text:p>0.38</text:p>
          </table:table-cell>
          <table:table-cell table:number-columns-repeated="3"/>
          <table:table-cell table:formula="oooc:=([.A86]-[.$D$3])/[.$D$3]" office:value-type="float" office:value="-0.3998165130608">
            <text:p>-0.4</text:p>
          </table:table-cell>
          <table:table-cell table:number-columns-repeated="13"/>
        </table:table-row>
        <table:table-row table:style-name="ro1">
          <table:table-cell office:value-type="float" office:value="0.871629714966">
            <text:p>0.87</text:p>
          </table:table-cell>
          <table:table-cell table:number-columns-repeated="3"/>
          <table:table-cell table:formula="oooc:=([.A87]-[.$D$3])/[.$D$3]" office:value-type="float" office:value="0.3946075439456">
            <text:p>0.39</text:p>
          </table:table-cell>
          <table:table-cell table:number-columns-repeated="13"/>
        </table:table-row>
        <table:table-row table:style-name="ro1">
          <table:table-cell office:value-type="float" office:value="0.4173630476">
            <text:p>0.42</text:p>
          </table:table-cell>
          <table:table-cell table:number-columns-repeated="3"/>
          <table:table-cell table:formula="oooc:=([.A88]-[.$D$3])/[.$D$3]" office:value-type="float" office:value="-0.33221912384">
            <text:p>-0.33</text:p>
          </table:table-cell>
          <table:table-cell table:number-columns-repeated="13"/>
        </table:table-row>
        <table:table-row table:style-name="ro1">
          <table:table-cell office:value-type="float" office:value="0.559482574463">
            <text:p>0.56</text:p>
          </table:table-cell>
          <table:table-cell table:number-columns-repeated="3"/>
          <table:table-cell table:formula="oooc:=([.A89]-[.$D$3])/[.$D$3]" office:value-type="float" office:value="-0.1048278808592">
            <text:p>-0.1</text:p>
          </table:table-cell>
          <table:table-cell table:number-columns-repeated="13"/>
        </table:table-row>
        <table:table-row table:style-name="ro1">
          <table:table-cell office:value-type="float" office:value="0.398073978722">
            <text:p>0.4</text:p>
          </table:table-cell>
          <table:table-cell table:number-columns-repeated="3"/>
          <table:table-cell table:formula="oooc:=([.A90]-[.$D$3])/[.$D$3]" office:value-type="float" office:value="-0.3630816340448">
            <text:p>-0.36</text:p>
          </table:table-cell>
          <table:table-cell table:number-columns-repeated="13"/>
        </table:table-row>
        <table:table-row table:style-name="ro1">
          <table:table-cell office:value-type="float" office:value="0.0897996220738">
            <text:p>0.09</text:p>
          </table:table-cell>
          <table:table-cell table:number-columns-repeated="3"/>
          <table:table-cell table:formula="oooc:=([.A91]-[.$D$3])/[.$D$3]" office:value-type="float" office:value="-0.85632060468192">
            <text:p>-0.86</text:p>
          </table:table-cell>
          <table:table-cell table:number-columns-repeated="13"/>
        </table:table-row>
        <table:table-row table:style-name="ro1">
          <table:table-cell office:value-type="float" office:value="0.775436684489">
            <text:p>0.78</text:p>
          </table:table-cell>
          <table:table-cell table:number-columns-repeated="3"/>
          <table:table-cell table:formula="oooc:=([.A92]-[.$D$3])/[.$D$3]" office:value-type="float" office:value="0.2406986951824">
            <text:p>0.24</text:p>
          </table:table-cell>
          <table:table-cell table:number-columns-repeated="13"/>
        </table:table-row>
        <table:table-row table:style-name="ro1">
          <table:table-cell office:value-type="float" office:value="0.391579531133">
            <text:p>0.39</text:p>
          </table:table-cell>
          <table:table-cell table:number-columns-repeated="3"/>
          <table:table-cell table:formula="oooc:=([.A93]-[.$D$3])/[.$D$3]" office:value-type="float" office:value="-0.3734727501872">
            <text:p>-0.37</text:p>
          </table:table-cell>
          <table:table-cell table:number-columns-repeated="13"/>
        </table:table-row>
        <table:table-row table:style-name="ro1">
          <table:table-cell office:value-type="float" office:value="0.458349175751">
            <text:p>0.46</text:p>
          </table:table-cell>
          <table:table-cell table:number-columns-repeated="3"/>
          <table:table-cell table:formula="oooc:=([.A94]-[.$D$3])/[.$D$3]" office:value-type="float" office:value="-0.2666413187984">
            <text:p>-0.27</text:p>
          </table:table-cell>
          <table:table-cell table:number-columns-repeated="13"/>
        </table:table-row>
        <table:table-row table:style-name="ro1">
          <table:table-cell office:value-type="float" office:value="0.378006324172">
            <text:p>0.38</text:p>
          </table:table-cell>
          <table:table-cell table:number-columns-repeated="3"/>
          <table:table-cell table:formula="oooc:=([.A95]-[.$D$3])/[.$D$3]" office:value-type="float" office:value="-0.3951898813248">
            <text:p>-0.4</text:p>
          </table:table-cell>
          <table:table-cell table:number-columns-repeated="13"/>
        </table:table-row>
        <table:table-row table:style-name="ro1">
          <table:table-cell office:value-type="float" office:value="0.513247735798">
            <text:p>0.51</text:p>
          </table:table-cell>
          <table:table-cell table:number-columns-repeated="3"/>
          <table:table-cell table:formula="oooc:=([.A96]-[.$D$3])/[.$D$3]" office:value-type="float" office:value="-0.1788036227232">
            <text:p>-0.18</text:p>
          </table:table-cell>
          <table:table-cell table:number-columns-repeated="13"/>
        </table:table-row>
        <table:table-row table:style-name="ro1">
          <table:table-cell office:value-type="float" office:value="0.723031833768">
            <text:p>0.72</text:p>
          </table:table-cell>
          <table:table-cell table:number-columns-repeated="3"/>
          <table:table-cell table:formula="oooc:=([.A97]-[.$D$3])/[.$D$3]" office:value-type="float" office:value="0.1568509340288">
            <text:p>0.16</text:p>
          </table:table-cell>
          <table:table-cell table:number-columns-repeated="13"/>
        </table:table-row>
        <table:table-row table:style-name="ro1">
          <table:table-cell office:value-type="float" office:value="0.953348055482">
            <text:p>0.95</text:p>
          </table:table-cell>
          <table:table-cell table:number-columns-repeated="3"/>
          <table:table-cell table:formula="oooc:=([.A98]-[.$D$3])/[.$D$3]" office:value-type="float" office:value="0.5253568887712">
            <text:p>0.53</text:p>
          </table:table-cell>
          <table:table-cell table:number-columns-repeated="13"/>
        </table:table-row>
        <table:table-row table:style-name="ro1">
          <table:table-cell office:value-type="float" office:value="0.75101301074">
            <text:p>0.75</text:p>
          </table:table-cell>
          <table:table-cell table:number-columns-repeated="3"/>
          <table:table-cell table:formula="oooc:=([.A99]-[.$D$3])/[.$D$3]" office:value-type="float" office:value="0.201620817184">
            <text:p>0.2</text:p>
          </table:table-cell>
          <table:table-cell table:number-columns-repeated="13"/>
        </table:table-row>
        <table:table-row table:style-name="ro1">
          <table:table-cell office:value-type="float" office:value="0.116622382775">
            <text:p>0.12</text:p>
          </table:table-cell>
          <table:table-cell table:number-columns-repeated="3"/>
          <table:table-cell table:formula="oooc:=([.A100]-[.$D$3])/[.$D$3]" office:value-type="float" office:value="-0.81340418756">
            <text:p>-0.81</text:p>
          </table:table-cell>
          <table:table-cell table:number-columns-repeated="13"/>
        </table:table-row>
        <table:table-row table:style-name="ro1">
          <table:table-cell office:value-type="float" office:value="1.10818140209">
            <text:p>1.11</text:p>
          </table:table-cell>
          <table:table-cell table:number-columns-repeated="3"/>
          <table:table-cell table:formula="oooc:=([.A101]-[.$D$3])/[.$D$3]" office:value-type="float" office:value="0.773090243344">
            <text:p>0.77</text:p>
          </table:table-cell>
          <table:table-cell table:number-columns-repeated="13"/>
        </table:table-row>
        <table:table-row table:style-name="ro1">
          <table:table-cell office:value-type="float" office:value="0.280695445836">
            <text:p>0.28</text:p>
          </table:table-cell>
          <table:table-cell table:number-columns-repeated="3"/>
          <table:table-cell table:formula="oooc:=([.A102]-[.$D$3])/[.$D$3]" office:value-type="float" office:value="-0.5508872866624">
            <text:p>-0.55</text:p>
          </table:table-cell>
          <table:table-cell table:number-columns-repeated="13"/>
        </table:table-row>
        <table:table-row table:style-name="ro1">
          <table:table-cell office:value-type="float" office:value="0.619960054755">
            <text:p>0.62</text:p>
          </table:table-cell>
          <table:table-cell table:number-columns-repeated="3"/>
          <table:table-cell table:formula="oooc:=([.A103]-[.$D$3])/[.$D$3]" office:value-type="float" office:value="-0.00806391239200011">
            <text:p>-0.01</text:p>
          </table:table-cell>
          <table:table-cell table:number-columns-repeated="13"/>
        </table:table-row>
        <table:table-row table:style-name="ro1">
          <table:table-cell office:value-type="float" office:value="0.569726042449">
            <text:p>0.57</text:p>
          </table:table-cell>
          <table:table-cell table:number-columns-repeated="3"/>
          <table:table-cell table:formula="oooc:=([.A104]-[.$D$3])/[.$D$3]" office:value-type="float" office:value="-0.0884383320816001">
            <text:p>-0.09</text:p>
          </table:table-cell>
          <table:table-cell table:number-columns-repeated="13"/>
        </table:table-row>
        <table:table-row table:style-name="ro1">
          <table:table-cell office:value-type="float" office:value="0.581612437963">
            <text:p>0.58</text:p>
          </table:table-cell>
          <table:table-cell table:number-columns-repeated="3"/>
          <table:table-cell table:formula="oooc:=([.A105]-[.$D$3])/[.$D$3]" office:value-type="float" office:value="-0.0694200992592">
            <text:p>-0.07</text:p>
          </table:table-cell>
          <table:table-cell table:number-columns-repeated="13"/>
        </table:table-row>
        <table:table-row table:style-name="ro1">
          <table:table-cell office:value-type="float" office:value="0.786937326193">
            <text:p>0.79</text:p>
          </table:table-cell>
          <table:table-cell table:number-columns-repeated="3"/>
          <table:table-cell table:formula="oooc:=([.A106]-[.$D$3])/[.$D$3]" office:value-type="float" office:value="0.2590997219088">
            <text:p>0.26</text:p>
          </table:table-cell>
          <table:table-cell table:number-columns-repeated="13"/>
        </table:table-row>
        <table:table-row table:style-name="ro1">
          <table:table-cell office:value-type="float" office:value="0.792151167989">
            <text:p>0.79</text:p>
          </table:table-cell>
          <table:table-cell table:number-columns-repeated="3"/>
          <table:table-cell table:formula="oooc:=([.A107]-[.$D$3])/[.$D$3]" office:value-type="float" office:value="0.2674418687824">
            <text:p>0.27</text:p>
          </table:table-cell>
          <table:table-cell table:number-columns-repeated="13"/>
        </table:table-row>
        <table:table-row table:style-name="ro1">
          <table:table-cell office:value-type="float" office:value="0.847608074546">
            <text:p>0.85</text:p>
          </table:table-cell>
          <table:table-cell table:number-columns-repeated="3"/>
          <table:table-cell table:formula="oooc:=([.A108]-[.$D$3])/[.$D$3]" office:value-type="float" office:value="0.3561729192736">
            <text:p>0.36</text:p>
          </table:table-cell>
          <table:table-cell table:number-columns-repeated="13"/>
        </table:table-row>
        <table:table-row table:style-name="ro1">
          <table:table-cell office:value-type="float" office:value="0.100180888548">
            <text:p>0.1</text:p>
          </table:table-cell>
          <table:table-cell table:number-columns-repeated="3"/>
          <table:table-cell table:formula="oooc:=([.A109]-[.$D$3])/[.$D$3]" office:value-type="float" office:value="-0.8397105783232">
            <text:p>-0.84</text:p>
          </table:table-cell>
          <table:table-cell table:number-columns-repeated="13"/>
        </table:table-row>
        <table:table-row table:style-name="ro1">
          <table:table-cell office:value-type="float" office:value="0.73314473033">
            <text:p>0.73</text:p>
          </table:table-cell>
          <table:table-cell table:number-columns-repeated="3"/>
          <table:table-cell table:formula="oooc:=([.A110]-[.$D$3])/[.$D$3]" office:value-type="float" office:value="0.173031568528">
            <text:p>0.17</text:p>
          </table:table-cell>
          <table:table-cell table:number-columns-repeated="13"/>
        </table:table-row>
        <table:table-row table:style-name="ro1">
          <table:table-cell office:value-type="float" office:value="0.615152232349">
            <text:p>0.62</text:p>
          </table:table-cell>
          <table:table-cell table:number-columns-repeated="3"/>
          <table:table-cell table:formula="oooc:=([.A111]-[.$D$3])/[.$D$3]" office:value-type="float" office:value="-0.0157564282416001">
            <text:p>-0.02</text:p>
          </table:table-cell>
          <table:table-cell table:number-columns-repeated="13"/>
        </table:table-row>
        <table:table-row table:style-name="ro1">
          <table:table-cell office:value-type="float" office:value="0.768643915653">
            <text:p>0.77</text:p>
          </table:table-cell>
          <table:table-cell table:number-columns-repeated="3"/>
          <table:table-cell table:formula="oooc:=([.A112]-[.$D$3])/[.$D$3]" office:value-type="float" office:value="0.2298302650448">
            <text:p>0.23</text:p>
          </table:table-cell>
          <table:table-cell table:number-columns-repeated="13"/>
        </table:table-row>
        <table:table-row table:style-name="ro1">
          <table:table-cell office:value-type="float" office:value="0.846334770322">
            <text:p>0.85</text:p>
          </table:table-cell>
          <table:table-cell table:number-columns-repeated="3"/>
          <table:table-cell table:formula="oooc:=([.A113]-[.$D$3])/[.$D$3]" office:value-type="float" office:value="0.3541356325152">
            <text:p>0.35</text:p>
          </table:table-cell>
          <table:table-cell table:number-columns-repeated="13"/>
        </table:table-row>
        <table:table-row table:style-name="ro1">
          <table:table-cell office:value-type="float" office:value="0.0550061743706">
            <text:p>0.06</text:p>
          </table:table-cell>
          <table:table-cell table:number-columns-repeated="3"/>
          <table:table-cell table:formula="oooc:=([.A114]-[.$D$3])/[.$D$3]" office:value-type="float" office:value="-0.91199012100704">
            <text:p>-0.91</text:p>
          </table:table-cell>
          <table:table-cell table:number-columns-repeated="13"/>
        </table:table-row>
        <table:table-row table:style-name="ro1">
          <table:table-cell office:value-type="float" office:value="0.214039236307">
            <text:p>0.21</text:p>
          </table:table-cell>
          <table:table-cell table:number-columns-repeated="3"/>
          <table:table-cell table:formula="oooc:=([.A115]-[.$D$3])/[.$D$3]" office:value-type="float" office:value="-0.6575372219088">
            <text:p>-0.66</text:p>
          </table:table-cell>
          <table:table-cell table:number-columns-repeated="13"/>
        </table:table-row>
        <table:table-row table:style-name="ro1">
          <table:table-cell office:value-type="float" office:value="0.834945216775">
            <text:p>0.83</text:p>
          </table:table-cell>
          <table:table-cell table:number-columns-repeated="3"/>
          <table:table-cell table:formula="oooc:=([.A116]-[.$D$3])/[.$D$3]" office:value-type="float" office:value="0.33591234684">
            <text:p>0.34</text:p>
          </table:table-cell>
          <table:table-cell table:number-columns-repeated="13"/>
        </table:table-row>
        <table:table-row table:style-name="ro1">
          <table:table-cell office:value-type="float" office:value="0.822826400399">
            <text:p>0.82</text:p>
          </table:table-cell>
          <table:table-cell table:number-columns-repeated="3"/>
          <table:table-cell table:formula="oooc:=([.A117]-[.$D$3])/[.$D$3]" office:value-type="float" office:value="0.3165222406384">
            <text:p>0.32</text:p>
          </table:table-cell>
          <table:table-cell table:number-columns-repeated="13"/>
        </table:table-row>
        <table:table-row table:style-name="ro1">
          <table:table-cell office:value-type="float" office:value="0.393323265016">
            <text:p>0.39</text:p>
          </table:table-cell>
          <table:table-cell table:number-columns-repeated="3"/>
          <table:table-cell table:formula="oooc:=([.A118]-[.$D$3])/[.$D$3]" office:value-type="float" office:value="-0.3706827759744">
            <text:p>-0.37</text:p>
          </table:table-cell>
          <table:table-cell table:number-columns-repeated="13"/>
        </table:table-row>
        <table:table-row table:style-name="ro1">
          <table:table-cell office:value-type="float" office:value="0.287524312735">
            <text:p>0.29</text:p>
          </table:table-cell>
          <table:table-cell table:number-columns-repeated="3"/>
          <table:table-cell table:formula="oooc:=([.A119]-[.$D$3])/[.$D$3]" office:value-type="float" office:value="-0.539961099624">
            <text:p>-0.54</text:p>
          </table:table-cell>
          <table:table-cell table:number-columns-repeated="13"/>
        </table:table-row>
        <table:table-row table:style-name="ro1">
          <table:table-cell office:value-type="float" office:value="0.496529825032">
            <text:p>0.5</text:p>
          </table:table-cell>
          <table:table-cell table:number-columns-repeated="3"/>
          <table:table-cell table:formula="oooc:=([.A120]-[.$D$3])/[.$D$3]" office:value-type="float" office:value="-0.2055522799488">
            <text:p>-0.21</text:p>
          </table:table-cell>
          <table:table-cell table:number-columns-repeated="13"/>
        </table:table-row>
        <table:table-row table:style-name="ro1">
          <table:table-cell office:value-type="float" office:value="0.20117841661">
            <text:p>0.2</text:p>
          </table:table-cell>
          <table:table-cell table:number-columns-repeated="3"/>
          <table:table-cell table:formula="oooc:=([.A121]-[.$D$3])/[.$D$3]" office:value-type="float" office:value="-0.678114533424">
            <text:p>-0.68</text:p>
          </table:table-cell>
          <table:table-cell table:number-columns-repeated="13"/>
        </table:table-row>
        <table:table-row table:style-name="ro1">
          <table:table-cell office:value-type="float" office:value="0.25811906904">
            <text:p>0.26</text:p>
          </table:table-cell>
          <table:table-cell table:number-columns-repeated="3"/>
          <table:table-cell table:formula="oooc:=([.A122]-[.$D$3])/[.$D$3]" office:value-type="float" office:value="-0.587009489536">
            <text:p>-0.59</text:p>
          </table:table-cell>
          <table:table-cell table:number-columns-repeated="13"/>
        </table:table-row>
        <table:table-row table:style-name="ro1">
          <table:table-cell office:value-type="float" office:value="0.00586923968513">
            <text:p>0.01</text:p>
          </table:table-cell>
          <table:table-cell table:number-columns-repeated="3"/>
          <table:table-cell table:formula="oooc:=([.A123]-[.$D$3])/[.$D$3]" office:value-type="float" office:value="-0.990609216503792">
            <text:p>-0.99</text:p>
          </table:table-cell>
          <table:table-cell table:number-columns-repeated="13"/>
        </table:table-row>
        <table:table-row table:style-name="ro1">
          <table:table-cell office:value-type="float" office:value="0.467507019639">
            <text:p>0.47</text:p>
          </table:table-cell>
          <table:table-cell table:number-columns-repeated="3"/>
          <table:table-cell table:formula="oooc:=([.A124]-[.$D$3])/[.$D$3]" office:value-type="float" office:value="-0.2519887685776">
            <text:p>-0.25</text:p>
          </table:table-cell>
          <table:table-cell table:number-columns-repeated="13"/>
        </table:table-row>
        <table:table-row table:style-name="ro1">
          <table:table-cell office:value-type="float" office:value="0.375772416592">
            <text:p>0.38</text:p>
          </table:table-cell>
          <table:table-cell table:number-columns-repeated="3"/>
          <table:table-cell table:formula="oooc:=([.A125]-[.$D$3])/[.$D$3]" office:value-type="float" office:value="-0.3987641334528">
            <text:p>-0.4</text:p>
          </table:table-cell>
          <table:table-cell table:number-columns-repeated="13"/>
        </table:table-row>
        <table:table-row table:style-name="ro1">
          <table:table-cell office:value-type="float" office:value="0.846142396331">
            <text:p>0.85</text:p>
          </table:table-cell>
          <table:table-cell table:number-columns-repeated="3"/>
          <table:table-cell table:formula="oooc:=([.A126]-[.$D$3])/[.$D$3]" office:value-type="float" office:value="0.3538278341296">
            <text:p>0.35</text:p>
          </table:table-cell>
          <table:table-cell table:number-columns-repeated="13"/>
        </table:table-row>
        <table:table-row table:style-name="ro1">
          <table:table-cell office:value-type="float" office:value="0.906933322549">
            <text:p>0.91</text:p>
          </table:table-cell>
          <table:table-cell table:number-columns-repeated="3"/>
          <table:table-cell table:formula="oooc:=([.A127]-[.$D$3])/[.$D$3]" office:value-type="float" office:value="0.4510933160784">
            <text:p>0.45</text:p>
          </table:table-cell>
          <table:table-cell table:number-columns-repeated="13"/>
        </table:table-row>
        <table:table-row table:style-name="ro1">
          <table:table-cell office:value-type="float" office:value="0.359582081437">
            <text:p>0.36</text:p>
          </table:table-cell>
          <table:table-cell table:number-columns-repeated="3"/>
          <table:table-cell table:formula="oooc:=([.A128]-[.$D$3])/[.$D$3]" office:value-type="float" office:value="-0.4246686697008">
            <text:p>-0.42</text:p>
          </table:table-cell>
          <table:table-cell table:number-columns-repeated="13"/>
        </table:table-row>
        <table:table-row table:style-name="ro1">
          <table:table-cell office:value-type="float" office:value="0.599611662328">
            <text:p>0.6</text:p>
          </table:table-cell>
          <table:table-cell table:number-columns-repeated="3"/>
          <table:table-cell table:formula="oooc:=([.A129]-[.$D$3])/[.$D$3]" office:value-type="float" office:value="-0.0406213402752">
            <text:p>-0.04</text:p>
          </table:table-cell>
          <table:table-cell table:number-columns-repeated="13"/>
        </table:table-row>
        <table:table-row table:style-name="ro1">
          <table:table-cell office:value-type="float" office:value="0.112397838384">
            <text:p>0.11</text:p>
          </table:table-cell>
          <table:table-cell table:number-columns-repeated="3"/>
          <table:table-cell table:formula="oooc:=([.A130]-[.$D$3])/[.$D$3]" office:value-type="float" office:value="-0.8201634585856">
            <text:p>-0.82</text:p>
          </table:table-cell>
          <table:table-cell table:number-columns-repeated="13"/>
        </table:table-row>
        <table:table-row table:style-name="ro1">
          <table:table-cell office:value-type="float" office:value="0.57173281908">
            <text:p>0.57</text:p>
          </table:table-cell>
          <table:table-cell table:number-columns-repeated="3"/>
          <table:table-cell table:formula="oooc:=([.A131]-[.$D$3])/[.$D$3]" office:value-type="float" office:value="-0.0852274894720001">
            <text:p>-0.09</text:p>
          </table:table-cell>
          <table:table-cell table:number-columns-repeated="13"/>
        </table:table-row>
        <table:table-row table:style-name="ro1">
          <table:table-cell office:value-type="float" office:value="0.174005255103">
            <text:p>0.17</text:p>
          </table:table-cell>
          <table:table-cell table:number-columns-repeated="3"/>
          <table:table-cell table:formula="oooc:=([.A132]-[.$D$3])/[.$D$3]" office:value-type="float" office:value="-0.7215915918352">
            <text:p>-0.72</text:p>
          </table:table-cell>
          <table:table-cell table:number-columns-repeated="13"/>
        </table:table-row>
        <table:table-row table:style-name="ro1">
          <table:table-cell office:value-type="float" office:value="0.0661959778517">
            <text:p>0.07</text:p>
          </table:table-cell>
          <table:table-cell table:number-columns-repeated="3"/>
          <table:table-cell table:formula="oooc:=([.A133]-[.$D$3])/[.$D$3]" office:value-type="float" office:value="-0.89408643543728">
            <text:p>-0.89</text:p>
          </table:table-cell>
          <table:table-cell table:number-columns-repeated="13"/>
        </table:table-row>
        <table:table-row table:style-name="ro1">
          <table:table-cell office:value-type="float" office:value="1.12281419337">
            <text:p>1.12</text:p>
          </table:table-cell>
          <table:table-cell table:number-columns-repeated="3"/>
          <table:table-cell table:formula="oooc:=([.A134]-[.$D$3])/[.$D$3]" office:value-type="float" office:value="0.796502709392">
            <text:p>0.8</text:p>
          </table:table-cell>
          <table:table-cell table:number-columns-repeated="13"/>
        </table:table-row>
        <table:table-row table:style-name="ro1">
          <table:table-cell office:value-type="float" office:value="0.176270157099">
            <text:p>0.18</text:p>
          </table:table-cell>
          <table:table-cell table:number-columns-repeated="3"/>
          <table:table-cell table:formula="oooc:=([.A135]-[.$D$3])/[.$D$3]" office:value-type="float" office:value="-0.7179677486416">
            <text:p>-0.72</text:p>
          </table:table-cell>
          <table:table-cell table:number-columns-repeated="13"/>
        </table:table-row>
        <table:table-row table:style-name="ro1">
          <table:table-cell office:value-type="float" office:value="0.259165521711">
            <text:p>0.26</text:p>
          </table:table-cell>
          <table:table-cell table:number-columns-repeated="3"/>
          <table:table-cell table:formula="oooc:=([.A136]-[.$D$3])/[.$D$3]" office:value-type="float" office:value="-0.5853351652624">
            <text:p>-0.59</text:p>
          </table:table-cell>
          <table:table-cell table:number-columns-repeated="13"/>
        </table:table-row>
        <table:table-row table:style-name="ro1">
          <table:table-cell office:value-type="float" office:value="0.542830936611">
            <text:p>0.54</text:p>
          </table:table-cell>
          <table:table-cell table:number-columns-repeated="3"/>
          <table:table-cell table:formula="oooc:=([.A137]-[.$D$3])/[.$D$3]" office:value-type="float" office:value="-0.1314705014224">
            <text:p>-0.13</text:p>
          </table:table-cell>
          <table:table-cell table:number-columns-repeated="13"/>
        </table:table-row>
        <table:table-row table:style-name="ro1">
          <table:table-cell office:value-type="float" office:value="0.28596540913">
            <text:p>0.29</text:p>
          </table:table-cell>
          <table:table-cell table:number-columns-repeated="3"/>
          <table:table-cell table:formula="oooc:=([.A138]-[.$D$3])/[.$D$3]" office:value-type="float" office:value="-0.542455345392">
            <text:p>-0.54</text:p>
          </table:table-cell>
          <table:table-cell table:number-columns-repeated="13"/>
        </table:table-row>
        <table:table-row table:style-name="ro1">
          <table:table-cell office:value-type="float" office:value="0.232903826982">
            <text:p>0.23</text:p>
          </table:table-cell>
          <table:table-cell table:number-columns-repeated="3"/>
          <table:table-cell table:formula="oooc:=([.A139]-[.$D$3])/[.$D$3]" office:value-type="float" office:value="-0.6273538768288">
            <text:p>-0.63</text:p>
          </table:table-cell>
          <table:table-cell table:number-columns-repeated="13"/>
        </table:table-row>
        <table:table-row table:style-name="ro1">
          <table:table-cell office:value-type="float" office:value="0.312669463456">
            <text:p>0.31</text:p>
          </table:table-cell>
          <table:table-cell table:number-columns-repeated="3"/>
          <table:table-cell table:formula="oooc:=([.A140]-[.$D$3])/[.$D$3]" office:value-type="float" office:value="-0.4997288584704">
            <text:p>-0.5</text:p>
          </table:table-cell>
          <table:table-cell table:number-columns-repeated="13"/>
        </table:table-row>
        <table:table-row table:style-name="ro1">
          <table:table-cell office:value-type="float" office:value="0.434427969158">
            <text:p>0.43</text:p>
          </table:table-cell>
          <table:table-cell table:number-columns-repeated="3"/>
          <table:table-cell table:formula="oooc:=([.A141]-[.$D$3])/[.$D$3]" office:value-type="float" office:value="-0.3049152493472">
            <text:p>-0.3</text:p>
          </table:table-cell>
          <table:table-cell table:number-columns-repeated="13"/>
        </table:table-row>
        <table:table-row table:style-name="ro1">
          <table:table-cell office:value-type="float" office:value="0.331491082907">
            <text:p>0.33</text:p>
          </table:table-cell>
          <table:table-cell table:number-columns-repeated="3"/>
          <table:table-cell table:formula="oooc:=([.A142]-[.$D$3])/[.$D$3]" office:value-type="float" office:value="-0.4696142673488">
            <text:p>-0.47</text:p>
          </table:table-cell>
          <table:table-cell table:number-columns-repeated="13"/>
        </table:table-row>
        <table:table-row table:style-name="ro1">
          <table:table-cell office:value-type="float" office:value="0.29139271006">
            <text:p>0.29</text:p>
          </table:table-cell>
          <table:table-cell table:number-columns-repeated="3"/>
          <table:table-cell table:formula="oooc:=([.A143]-[.$D$3])/[.$D$3]" office:value-type="float" office:value="-0.533771663904">
            <text:p>-0.53</text:p>
          </table:table-cell>
          <table:table-cell table:number-columns-repeated="13"/>
        </table:table-row>
        <table:table-row table:style-name="ro1">
          <table:table-cell office:value-type="float" office:value="0.323909148574">
            <text:p>0.32</text:p>
          </table:table-cell>
          <table:table-cell table:number-columns-repeated="3"/>
          <table:table-cell table:formula="oooc:=([.A144]-[.$D$3])/[.$D$3]" office:value-type="float" office:value="-0.4817453622816">
            <text:p>-0.48</text:p>
          </table:table-cell>
          <table:table-cell table:number-columns-repeated="13"/>
        </table:table-row>
        <table:table-row table:style-name="ro1">
          <table:table-cell office:value-type="float" office:value="0.0128200522158">
            <text:p>0.01</text:p>
          </table:table-cell>
          <table:table-cell table:number-columns-repeated="3"/>
          <table:table-cell table:formula="oooc:=([.A145]-[.$D$3])/[.$D$3]" office:value-type="float" office:value="-0.9794879164547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44165622443">
            <text:p>0.44</text:p>
          </table:table-cell>
          <table:table-cell table:number-columns-repeated="3"/>
          <table:table-cell table:formula="oooc:=([.A146]-[.$D$3])/[.$D$3]" office:value-type="float" office:value="-0.293350040912">
            <text:p>-0.29</text:p>
          </table:table-cell>
          <table:table-cell table:number-columns-repeated="13"/>
        </table:table-row>
        <table:table-row table:style-name="ro1">
          <table:table-cell office:value-type="float" office:value="0.286639686674">
            <text:p>0.29</text:p>
          </table:table-cell>
          <table:table-cell table:number-columns-repeated="3"/>
          <table:table-cell table:formula="oooc:=([.A147]-[.$D$3])/[.$D$3]" office:value-type="float" office:value="-0.5413765013216">
            <text:p>-0.54</text:p>
          </table:table-cell>
          <table:table-cell table:number-columns-repeated="13"/>
        </table:table-row>
        <table:table-row table:style-name="ro1">
          <table:table-cell office:value-type="float" office:value="0.19824905321">
            <text:p>0.2</text:p>
          </table:table-cell>
          <table:table-cell table:number-columns-repeated="3"/>
          <table:table-cell table:formula="oooc:=([.A148]-[.$D$3])/[.$D$3]" office:value-type="float" office:value="-0.682801514864">
            <text:p>-0.68</text:p>
          </table:table-cell>
          <table:table-cell table:number-columns-repeated="13"/>
        </table:table-row>
        <table:table-row table:style-name="ro1">
          <table:table-cell office:value-type="float" office:value="0.531597808003">
            <text:p>0.53</text:p>
          </table:table-cell>
          <table:table-cell table:number-columns-repeated="3"/>
          <table:table-cell table:formula="oooc:=([.A149]-[.$D$3])/[.$D$3]" office:value-type="float" office:value="-0.1494435071952">
            <text:p>-0.15</text:p>
          </table:table-cell>
          <table:table-cell table:number-columns-repeated="13"/>
        </table:table-row>
        <table:table-row table:style-name="ro1">
          <table:table-cell office:value-type="float" office:value="0.395601764321">
            <text:p>0.4</text:p>
          </table:table-cell>
          <table:table-cell table:number-columns-repeated="3"/>
          <table:table-cell table:formula="oooc:=([.A150]-[.$D$3])/[.$D$3]" office:value-type="float" office:value="-0.3670371770864">
            <text:p>-0.37</text:p>
          </table:table-cell>
          <table:table-cell table:number-columns-repeated="13"/>
        </table:table-row>
        <table:table-row table:style-name="ro1">
          <table:table-cell office:value-type="float" office:value="0.658429861069">
            <text:p>0.66</text:p>
          </table:table-cell>
          <table:table-cell table:number-columns-repeated="3"/>
          <table:table-cell table:formula="oooc:=([.A151]-[.$D$3])/[.$D$3]" office:value-type="float" office:value="0.0534877777104001">
            <text:p>0.05</text:p>
          </table:table-cell>
          <table:table-cell table:number-columns-repeated="13"/>
        </table:table-row>
        <table:table-row table:style-name="ro1">
          <table:table-cell office:value-type="float" office:value="0.26500929147">
            <text:p>0.27</text:p>
          </table:table-cell>
          <table:table-cell table:number-columns-repeated="3"/>
          <table:table-cell table:formula="oooc:=([.A152]-[.$D$3])/[.$D$3]" office:value-type="float" office:value="-0.575985133648">
            <text:p>-0.58</text:p>
          </table:table-cell>
          <table:table-cell table:number-columns-repeated="13"/>
        </table:table-row>
        <table:table-row table:style-name="ro1">
          <table:table-cell office:value-type="float" office:value="0.405873320997">
            <text:p>0.41</text:p>
          </table:table-cell>
          <table:table-cell table:number-columns-repeated="3"/>
          <table:table-cell table:formula="oooc:=([.A153]-[.$D$3])/[.$D$3]" office:value-type="float" office:value="-0.3506026864048">
            <text:p>-0.35</text:p>
          </table:table-cell>
          <table:table-cell table:number-columns-repeated="13"/>
        </table:table-row>
        <table:table-row table:style-name="ro1">
          <table:table-cell office:value-type="float" office:value="0.692884847522">
            <text:p>0.69</text:p>
          </table:table-cell>
          <table:table-cell table:number-columns-repeated="3"/>
          <table:table-cell table:formula="oooc:=([.A154]-[.$D$3])/[.$D$3]" office:value-type="float" office:value="0.1086157560352">
            <text:p>0.11</text:p>
          </table:table-cell>
          <table:table-cell table:number-columns-repeated="13"/>
        </table:table-row>
        <table:table-row table:style-name="ro1">
          <table:table-cell office:value-type="float" office:value="0.449221879244">
            <text:p>0.45</text:p>
          </table:table-cell>
          <table:table-cell table:number-columns-repeated="3"/>
          <table:table-cell table:formula="oooc:=([.A155]-[.$D$3])/[.$D$3]" office:value-type="float" office:value="-0.2812449932096">
            <text:p>-0.28</text:p>
          </table:table-cell>
          <table:table-cell table:number-columns-repeated="13"/>
        </table:table-row>
        <table:table-row table:style-name="ro1">
          <table:table-cell office:value-type="float" office:value="0.409602075815">
            <text:p>0.41</text:p>
          </table:table-cell>
          <table:table-cell table:number-columns-repeated="3"/>
          <table:table-cell table:formula="oooc:=([.A156]-[.$D$3])/[.$D$3]" office:value-type="float" office:value="-0.344636678696">
            <text:p>-0.34</text:p>
          </table:table-cell>
          <table:table-cell table:number-columns-repeated="13"/>
        </table:table-row>
        <table:table-row table:style-name="ro1">
          <table:table-cell office:value-type="float" office:value="0.134678902104">
            <text:p>0.13</text:p>
          </table:table-cell>
          <table:table-cell table:number-columns-repeated="3"/>
          <table:table-cell table:formula="oooc:=([.A157]-[.$D$3])/[.$D$3]" office:value-type="float" office:value="-0.7845137566336">
            <text:p>-0.78</text:p>
          </table:table-cell>
          <table:table-cell table:number-columns-repeated="13"/>
        </table:table-row>
        <table:table-row table:style-name="ro1">
          <table:table-cell office:value-type="float" office:value="0.297713801265">
            <text:p>0.3</text:p>
          </table:table-cell>
          <table:table-cell table:number-columns-repeated="3"/>
          <table:table-cell table:formula="oooc:=([.A158]-[.$D$3])/[.$D$3]" office:value-type="float" office:value="-0.523657917976">
            <text:p>-0.52</text:p>
          </table:table-cell>
          <table:table-cell table:number-columns-repeated="13"/>
        </table:table-row>
        <table:table-row table:style-name="ro1">
          <table:table-cell office:value-type="float" office:value="0.177851673216">
            <text:p>0.18</text:p>
          </table:table-cell>
          <table:table-cell table:number-columns-repeated="3"/>
          <table:table-cell table:formula="oooc:=([.A159]-[.$D$3])/[.$D$3]" office:value-type="float" office:value="-0.7154373228544">
            <text:p>-0.72</text:p>
          </table:table-cell>
          <table:table-cell table:number-columns-repeated="13"/>
        </table:table-row>
        <table:table-row table:style-name="ro1">
          <table:table-cell office:value-type="float" office:value="0.231569875032">
            <text:p>0.23</text:p>
          </table:table-cell>
          <table:table-cell table:number-columns-repeated="3"/>
          <table:table-cell table:formula="oooc:=([.A160]-[.$D$3])/[.$D$3]" office:value-type="float" office:value="-0.6294881999488">
            <text:p>-0.63</text:p>
          </table:table-cell>
          <table:table-cell table:number-columns-repeated="13"/>
        </table:table-row>
        <table:table-row table:style-name="ro1">
          <table:table-cell office:value-type="float" office:value="0.324240624905">
            <text:p>0.32</text:p>
          </table:table-cell>
          <table:table-cell table:number-columns-repeated="3"/>
          <table:table-cell table:formula="oooc:=([.A161]-[.$D$3])/[.$D$3]" office:value-type="float" office:value="-0.481215000152">
            <text:p>-0.48</text:p>
          </table:table-cell>
          <table:table-cell table:number-columns-repeated="13"/>
        </table:table-row>
        <table:table-row table:style-name="ro1">
          <table:table-cell office:value-type="float" office:value="0.0989263877273">
            <text:p>0.1</text:p>
          </table:table-cell>
          <table:table-cell table:number-columns-repeated="3"/>
          <table:table-cell table:formula="oooc:=([.A162]-[.$D$3])/[.$D$3]" office:value-type="float" office:value="-0.84171777963632">
            <text:p>-0.84</text:p>
          </table:table-cell>
          <table:table-cell table:number-columns-repeated="13"/>
        </table:table-row>
        <table:table-row table:style-name="ro1">
          <table:table-cell office:value-type="float" office:value="0.338347814977">
            <text:p>0.34</text:p>
          </table:table-cell>
          <table:table-cell table:number-columns-repeated="3"/>
          <table:table-cell table:formula="oooc:=([.A163]-[.$D$3])/[.$D$3]" office:value-type="float" office:value="-0.4586434960368">
            <text:p>-0.46</text:p>
          </table:table-cell>
          <table:table-cell table:number-columns-repeated="13"/>
        </table:table-row>
        <table:table-row table:style-name="ro1">
          <table:table-cell office:value-type="float" office:value="0.457318685949">
            <text:p>0.46</text:p>
          </table:table-cell>
          <table:table-cell table:number-columns-repeated="3"/>
          <table:table-cell table:formula="oooc:=([.A164]-[.$D$3])/[.$D$3]" office:value-type="float" office:value="-0.2682901024816">
            <text:p>-0.27</text:p>
          </table:table-cell>
          <table:table-cell table:number-columns-repeated="13"/>
        </table:table-row>
        <table:table-row table:style-name="ro1">
          <table:table-cell office:value-type="float" office:value="0.0120572338346">
            <text:p>0.01</text:p>
          </table:table-cell>
          <table:table-cell table:number-columns-repeated="3"/>
          <table:table-cell table:formula="oooc:=([.A165]-[.$D$3])/[.$D$3]" office:value-type="float" office:value="-0.98070842586464">
            <text:p>-0.98</text:p>
          </table:table-cell>
          <table:table-cell table:number-columns-repeated="13"/>
        </table:table-row>
        <table:table-row table:style-name="ro1">
          <table:table-cell office:value-type="float" office:value="0.189579110593">
            <text:p>0.19</text:p>
          </table:table-cell>
          <table:table-cell table:number-columns-repeated="3"/>
          <table:table-cell table:formula="oooc:=([.A166]-[.$D$3])/[.$D$3]" office:value-type="float" office:value="-0.6966734230512">
            <text:p>-0.7</text:p>
          </table:table-cell>
          <table:table-cell table:number-columns-repeated="13"/>
        </table:table-row>
        <table:table-row table:style-name="ro1">
          <table:table-cell office:value-type="float" office:value="0.156820286065">
            <text:p>0.16</text:p>
          </table:table-cell>
          <table:table-cell table:number-columns-repeated="3"/>
          <table:table-cell table:formula="oooc:=([.A167]-[.$D$3])/[.$D$3]" office:value-type="float" office:value="-0.749087542296">
            <text:p>-0.75</text:p>
          </table:table-cell>
          <table:table-cell table:number-columns-repeated="13"/>
        </table:table-row>
        <table:table-row table:style-name="ro1">
          <table:table-cell office:value-type="float" office:value="0.125235868618">
            <text:p>0.13</text:p>
          </table:table-cell>
          <table:table-cell table:number-columns-repeated="3"/>
          <table:table-cell table:formula="oooc:=([.A168]-[.$D$3])/[.$D$3]" office:value-type="float" office:value="-0.7996226102112">
            <text:p>-0.8</text:p>
          </table:table-cell>
          <table:table-cell table:number-columns-repeated="13"/>
        </table:table-row>
        <table:table-row table:style-name="ro1">
          <table:table-cell office:value-type="float" office:value="0.179180167615">
            <text:p>0.18</text:p>
          </table:table-cell>
          <table:table-cell table:number-columns-repeated="3"/>
          <table:table-cell table:formula="oooc:=([.A169]-[.$D$3])/[.$D$3]" office:value-type="float" office:value="-0.713311731816">
            <text:p>-0.71</text:p>
          </table:table-cell>
          <table:table-cell table:number-columns-repeated="13"/>
        </table:table-row>
        <table:table-row table:style-name="ro1">
          <table:table-cell office:value-type="float" office:value="0.0506158079952">
            <text:p>0.05</text:p>
          </table:table-cell>
          <table:table-cell table:number-columns-repeated="3"/>
          <table:table-cell table:formula="oooc:=([.A170]-[.$D$3])/[.$D$3]" office:value-type="float" office:value="-0.91901470720768">
            <text:p>-0.92</text:p>
          </table:table-cell>
          <table:table-cell table:number-columns-repeated="13"/>
        </table:table-row>
        <table:table-row table:style-name="ro1">
          <table:table-cell office:value-type="float" office:value="0.130397006869">
            <text:p>0.13</text:p>
          </table:table-cell>
          <table:table-cell table:number-columns-repeated="3"/>
          <table:table-cell table:formula="oooc:=([.A171]-[.$D$3])/[.$D$3]" office:value-type="float" office:value="-0.7913647890096">
            <text:p>-0.79</text:p>
          </table:table-cell>
          <table:table-cell table:number-columns-repeated="13"/>
        </table:table-row>
        <table:table-row table:style-name="ro1">
          <table:table-cell office:value-type="float" office:value="0.0308717484586">
            <text:p>0.03</text:p>
          </table:table-cell>
          <table:table-cell table:number-columns-repeated="3"/>
          <table:table-cell table:formula="oooc:=([.A172]-[.$D$3])/[.$D$3]" office:value-type="float" office:value="-0.95060520246624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137760222424">
            <text:p>0.01</text:p>
          </table:table-cell>
          <table:table-cell table:number-columns-repeated="3"/>
          <table:table-cell table:formula="oooc:=([.A173]-[.$D$3])/[.$D$3]" office:value-type="float" office:value="-0.97795836441216">
            <text:p>-0.98</text:p>
          </table:table-cell>
          <table:table-cell table:number-columns-repeated="13"/>
        </table:table-row>
        <table:table-row table:style-name="ro1">
          <table:table-cell office:value-type="float" office:value="0.251426696777">
            <text:p>0.25</text:p>
          </table:table-cell>
          <table:table-cell table:number-columns-repeated="3"/>
          <table:table-cell table:formula="oooc:=([.A174]-[.$D$3])/[.$D$3]" office:value-type="float" office:value="-0.5977172851568">
            <text:p>-0.6</text:p>
          </table:table-cell>
          <table:table-cell table:number-columns-repeated="13"/>
        </table:table-row>
        <table:table-row table:style-name="ro1">
          <table:table-cell office:value-type="float" office:value="0.148375071585">
            <text:p>0.15</text:p>
          </table:table-cell>
          <table:table-cell table:number-columns-repeated="3"/>
          <table:table-cell table:formula="oooc:=([.A175]-[.$D$3])/[.$D$3]" office:value-type="float" office:value="-0.762599885464">
            <text:p>-0.76</text:p>
          </table:table-cell>
          <table:table-cell table:number-columns-repeated="13"/>
        </table:table-row>
        <table:table-row table:style-name="ro1">
          <table:table-cell office:value-type="float" office:value="0.0389015814289">
            <text:p>0.04</text:p>
          </table:table-cell>
          <table:table-cell table:number-columns-repeated="3"/>
          <table:table-cell table:formula="oooc:=([.A176]-[.$D$3])/[.$D$3]" office:value-type="float" office:value="-0.93775746971376">
            <text:p>-0.94</text:p>
          </table:table-cell>
          <table:table-cell table:number-columns-repeated="13"/>
        </table:table-row>
        <table:table-row table:style-name="ro1">
          <table:table-cell office:value-type="float" office:value="0.330668911338">
            <text:p>0.33</text:p>
          </table:table-cell>
          <table:table-cell table:number-columns-repeated="3"/>
          <table:table-cell table:formula="oooc:=([.A177]-[.$D$3])/[.$D$3]" office:value-type="float" office:value="-0.4709297418592">
            <text:p>-0.47</text:p>
          </table:table-cell>
          <table:table-cell table:number-columns-repeated="13"/>
        </table:table-row>
        <table:table-row table:style-name="ro1">
          <table:table-cell office:value-type="float" office:value="0.00761720002629">
            <text:p>0.01</text:p>
          </table:table-cell>
          <table:table-cell table:number-columns-repeated="3"/>
          <table:table-cell table:formula="oooc:=([.A178]-[.$D$3])/[.$D$3]" office:value-type="float" office:value="-0.987812479957936">
            <text:p>-0.99</text:p>
          </table:table-cell>
          <table:table-cell table:number-columns-repeated="13"/>
        </table:table-row>
        <table:table-row table:style-name="ro1">
          <table:table-cell office:value-type="float" office:value="0.257669650018">
            <text:p>0.26</text:p>
          </table:table-cell>
          <table:table-cell table:number-columns-repeated="3"/>
          <table:table-cell table:formula="oooc:=([.A179]-[.$D$3])/[.$D$3]" office:value-type="float" office:value="-0.5877285599712">
            <text:p>-0.59</text:p>
          </table:table-cell>
          <table:table-cell table:number-columns-repeated="13"/>
        </table:table-row>
        <table:table-row table:style-name="ro1">
          <table:table-cell office:value-type="float" office:value="0.0164823490195">
            <text:p>0.02</text:p>
          </table:table-cell>
          <table:table-cell table:number-columns-repeated="3"/>
          <table:table-cell table:formula="oooc:=([.A180]-[.$D$3])/[.$D$3]" office:value-type="float" office:value="-0.973628241568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910382717848">
            <text:p>0.09</text:p>
          </table:table-cell>
          <table:table-cell table:number-columns-repeated="3"/>
          <table:table-cell table:formula="oooc:=([.A181]-[.$D$3])/[.$D$3]" office:value-type="float" office:value="-0.85433876514432">
            <text:p>-0.85</text:p>
          </table:table-cell>
          <table:table-cell table:number-columns-repeated="13"/>
        </table:table-row>
        <table:table-row table:style-name="ro1">
          <table:table-cell office:value-type="float" office:value="0.103215593845">
            <text:p>0.1</text:p>
          </table:table-cell>
          <table:table-cell table:number-columns-repeated="3"/>
          <table:table-cell table:formula="oooc:=([.A182]-[.$D$3])/[.$D$3]" office:value-type="float" office:value="-0.834855049848">
            <text:p>-0.83</text:p>
          </table:table-cell>
          <table:table-cell table:number-columns-repeated="13"/>
        </table:table-row>
        <table:table-row table:style-name="ro1">
          <table:table-cell office:value-type="float" office:value="0.115314181894">
            <text:p>0.12</text:p>
          </table:table-cell>
          <table:table-cell table:number-columns-repeated="3"/>
          <table:table-cell table:formula="oooc:=([.A183]-[.$D$3])/[.$D$3]" office:value-type="float" office:value="-0.8154973089696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466302596033">
            <text:p>0.05</text:p>
          </table:table-cell>
          <table:table-cell table:number-columns-repeated="3"/>
          <table:table-cell table:formula="oooc:=([.A184]-[.$D$3])/[.$D$3]" office:value-type="float" office:value="-0.92539158463472">
            <text:p>-0.93</text:p>
          </table:table-cell>
          <table:table-cell table:number-columns-repeated="13"/>
        </table:table-row>
        <table:table-row table:style-name="ro1">
          <table:table-cell office:value-type="float" office:value="0.0688137300313">
            <text:p>0.07</text:p>
          </table:table-cell>
          <table:table-cell table:number-columns-repeated="3"/>
          <table:table-cell table:formula="oooc:=([.A185]-[.$D$3])/[.$D$3]" office:value-type="float" office:value="-0.88989803194992">
            <text:p>-0.89</text:p>
          </table:table-cell>
          <table:table-cell table:number-columns-repeated="13"/>
        </table:table-row>
        <table:table-row table:style-name="ro1">
          <table:table-cell office:value-type="float" office:value="0.0293573131785">
            <text:p>0.03</text:p>
          </table:table-cell>
          <table:table-cell table:number-columns-repeated="3"/>
          <table:table-cell table:formula="oooc:=([.A186]-[.$D$3])/[.$D$3]" office:value-type="float" office:value="-0.9530282989144">
            <text:p>-0.95</text:p>
          </table:table-cell>
          <table:table-cell table:number-columns-repeated="13"/>
        </table:table-row>
        <table:table-row table:style-name="ro1">
          <table:table-cell office:value-type="float" office:value="0.104894321412">
            <text:p>0.1</text:p>
          </table:table-cell>
          <table:table-cell table:number-columns-repeated="3"/>
          <table:table-cell table:formula="oooc:=([.A187]-[.$D$3])/[.$D$3]" office:value-type="float" office:value="-0.8321690857408">
            <text:p>-0.83</text:p>
          </table:table-cell>
          <table:table-cell table:number-columns-repeated="13"/>
        </table:table-row>
        <table:table-row table:style-name="ro1">
          <table:table-cell office:value-type="float" office:value="0.0150889053475">
            <text:p>0.02</text:p>
          </table:table-cell>
          <table:table-cell table:number-columns-repeated="3"/>
          <table:table-cell table:formula="oooc:=([.A188]-[.$D$3])/[.$D$3]" office:value-type="float" office:value="-0.975857751444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953278224915">
            <text:p>0.1</text:p>
          </table:table-cell>
          <table:table-cell table:number-columns-repeated="3"/>
          <table:table-cell table:formula="oooc:=([.A189]-[.$D$3])/[.$D$3]" office:value-type="float" office:value="-0.8474754840136">
            <text:p>-0.85</text:p>
          </table:table-cell>
          <table:table-cell table:number-columns-repeated="13"/>
        </table:table-row>
        <table:table-row table:style-name="ro1">
          <table:table-cell office:value-type="float" office:value="0.10891421698">
            <text:p>0.11</text:p>
          </table:table-cell>
          <table:table-cell table:number-columns-repeated="3"/>
          <table:table-cell table:formula="oooc:=([.A190]-[.$D$3])/[.$D$3]" office:value-type="float" office:value="-0.825737252832">
            <text:p>-0.83</text:p>
          </table:table-cell>
          <table:table-cell table:number-columns-repeated="13"/>
        </table:table-row>
        <table:table-row table:style-name="ro1">
          <table:table-cell office:value-type="float" office:value="0.198905691504">
            <text:p>0.2</text:p>
          </table:table-cell>
          <table:table-cell table:number-columns-repeated="3"/>
          <table:table-cell table:formula="oooc:=([.A191]-[.$D$3])/[.$D$3]" office:value-type="float" office:value="-0.6817508935936">
            <text:p>-0.68</text:p>
          </table:table-cell>
          <table:table-cell table:number-columns-repeated="13"/>
        </table:table-row>
        <table:table-row table:style-name="ro1">
          <table:table-cell office:value-type="float" office:value="0.123604927212">
            <text:p>0.12</text:p>
          </table:table-cell>
          <table:table-cell table:number-columns-repeated="3"/>
          <table:table-cell table:formula="oooc:=([.A192]-[.$D$3])/[.$D$3]" office:value-type="float" office:value="-0.8022321164608">
            <text:p>-0.8</text:p>
          </table:table-cell>
          <table:table-cell table:number-columns-repeated="13"/>
        </table:table-row>
        <table:table-row table:style-name="ro1">
          <table:table-cell office:value-type="float" office:value="0.0441994005814">
            <text:p>0.04</text:p>
          </table:table-cell>
          <table:table-cell table:number-columns-repeated="3"/>
          <table:table-cell table:formula="oooc:=([.A193]-[.$D$3])/[.$D$3]" office:value-type="float" office:value="-0.92928095906976">
            <text:p>-0.93</text:p>
          </table:table-cell>
          <table:table-cell table:number-columns-repeated="13"/>
        </table:table-row>
        <table:table-row table:style-name="ro1">
          <table:table-cell office:value-type="float" office:value="0.0535947177559">
            <text:p>0.05</text:p>
          </table:table-cell>
          <table:table-cell table:number-columns-repeated="3"/>
          <table:table-cell table:formula="oooc:=([.A194]-[.$D$3])/[.$D$3]" office:value-type="float" office:value="-0.91424845159056">
            <text:p>-0.91</text:p>
          </table:table-cell>
          <table:table-cell table:number-columns-repeated="13"/>
        </table:table-row>
        <table:table-row table:style-name="ro1">
          <table:table-cell office:value-type="float" office:value="0.0241196691059">
            <text:p>0.02</text:p>
          </table:table-cell>
          <table:table-cell table:number-columns-repeated="3"/>
          <table:table-cell table:formula="oooc:=([.A195]-[.$D$3])/[.$D$3]" office:value-type="float" office:value="-0.96140852943056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136683427263">
            <text:p>0.01</text:p>
          </table:table-cell>
          <table:table-cell table:number-columns-repeated="3"/>
          <table:table-cell table:formula="oooc:=([.A196]-[.$D$3])/[.$D$3]" office:value-type="float" office:value="-0.9781306516379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108015378937">
            <text:p>0.11</text:p>
          </table:table-cell>
          <table:table-cell table:number-columns-repeated="3"/>
          <table:table-cell table:formula="oooc:=([.A197]-[.$D$3])/[.$D$3]" office:value-type="float" office:value="-0.8271753937008">
            <text:p>-0.83</text:p>
          </table:table-cell>
          <table:table-cell table:number-columns-repeated="13"/>
        </table:table-row>
        <table:table-row table:style-name="ro1">
          <table:table-cell office:value-type="float" office:value="0.178415905684">
            <text:p>0.18</text:p>
          </table:table-cell>
          <table:table-cell table:number-columns-repeated="3"/>
          <table:table-cell table:formula="oooc:=([.A198]-[.$D$3])/[.$D$3]" office:value-type="float" office:value="-0.7145345509056">
            <text:p>-0.71</text:p>
          </table:table-cell>
          <table:table-cell table:number-columns-repeated="13"/>
        </table:table-row>
        <table:table-row table:style-name="ro1">
          <table:table-cell office:value-type="float" office:value="0.137502495199">
            <text:p>0.14</text:p>
          </table:table-cell>
          <table:table-cell table:number-columns-repeated="3"/>
          <table:table-cell table:formula="oooc:=([.A199]-[.$D$3])/[.$D$3]" office:value-type="float" office:value="-0.7799960076816">
            <text:p>-0.78</text:p>
          </table:table-cell>
          <table:table-cell table:number-columns-repeated="13"/>
        </table:table-row>
        <table:table-row table:style-name="ro1">
          <table:table-cell office:value-type="float" office:value="0.0934998877347">
            <text:p>0.09</text:p>
          </table:table-cell>
          <table:table-cell table:number-columns-repeated="3"/>
          <table:table-cell table:formula="oooc:=([.A200]-[.$D$3])/[.$D$3]" office:value-type="float" office:value="-0.85040017962448">
            <text:p>-0.85</text:p>
          </table:table-cell>
          <table:table-cell table:number-columns-repeated="13"/>
        </table:table-row>
        <table:table-row table:style-name="ro1">
          <table:table-cell office:value-type="float" office:value="0.0536204967648">
            <text:p>0.05</text:p>
          </table:table-cell>
          <table:table-cell table:number-columns-repeated="3"/>
          <table:table-cell table:formula="oooc:=([.A201]-[.$D$3])/[.$D$3]" office:value-type="float" office:value="-0.91420720517632">
            <text:p>-0.91</text:p>
          </table:table-cell>
          <table:table-cell table:number-columns-repeated="13"/>
        </table:table-row>
        <table:table-row table:style-name="ro1">
          <table:table-cell office:value-type="float" office:value="0.0678710173815">
            <text:p>0.07</text:p>
          </table:table-cell>
          <table:table-cell table:number-columns-repeated="3"/>
          <table:table-cell table:formula="oooc:=([.A202]-[.$D$3])/[.$D$3]" office:value-type="float" office:value="-0.8914063721896">
            <text:p>-0.89</text:p>
          </table:table-cell>
          <table:table-cell table:number-columns-repeated="13"/>
        </table:table-row>
        <table:table-row table:style-name="ro1">
          <table:table-cell office:value-type="float" office:value="0.19464392215">
            <text:p>0.19</text:p>
          </table:table-cell>
          <table:table-cell table:number-columns-repeated="3"/>
          <table:table-cell table:formula="oooc:=([.A203]-[.$D$3])/[.$D$3]" office:value-type="float" office:value="-0.68856972456">
            <text:p>-0.69</text:p>
          </table:table-cell>
          <table:table-cell table:number-columns-repeated="13"/>
        </table:table-row>
        <table:table-row table:style-name="ro1">
          <table:table-cell office:value-type="float" office:value="0.0203054118901">
            <text:p>0.02</text:p>
          </table:table-cell>
          <table:table-cell table:number-columns-repeated="3"/>
          <table:table-cell table:formula="oooc:=([.A204]-[.$D$3])/[.$D$3]" office:value-type="float" office:value="-0.96751134097584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316062639467">
            <text:p>0.03</text:p>
          </table:table-cell>
          <table:table-cell table:number-columns-repeated="3"/>
          <table:table-cell table:formula="oooc:=([.A205]-[.$D$3])/[.$D$3]" office:value-type="float" office:value="-0.94942997768528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00643245512038">
            <text:p>0</text:p>
          </table:table-cell>
          <table:table-cell table:number-columns-repeated="3"/>
          <table:table-cell table:formula="oooc:=([.A206]-[.$D$3])/[.$D$3]" office:value-type="float" office:value="-0.998970807180739">
            <text:p>-1</text:p>
          </table:table-cell>
          <table:table-cell table:number-columns-repeated="13"/>
        </table:table-row>
        <table:table-row table:style-name="ro1">
          <table:table-cell office:value-type="float" office:value="0.15665948391">
            <text:p>0.16</text:p>
          </table:table-cell>
          <table:table-cell table:number-columns-repeated="3"/>
          <table:table-cell table:formula="oooc:=([.A207]-[.$D$3])/[.$D$3]" office:value-type="float" office:value="-0.749344825744">
            <text:p>-0.75</text:p>
          </table:table-cell>
          <table:table-cell table:number-columns-repeated="13"/>
        </table:table-row>
        <table:table-row table:style-name="ro1">
          <table:table-cell office:value-type="float" office:value="0.0637568486854">
            <text:p>0.06</text:p>
          </table:table-cell>
          <table:table-cell table:number-columns-repeated="3"/>
          <table:table-cell table:formula="oooc:=([.A208]-[.$D$3])/[.$D$3]" office:value-type="float" office:value="-0.89798904210336">
            <text:p>-0.9</text:p>
          </table:table-cell>
          <table:table-cell table:number-columns-repeated="13"/>
        </table:table-row>
        <table:table-row table:style-name="ro1">
          <table:table-cell office:value-type="float" office:value="0.239904541522">
            <text:p>0.24</text:p>
          </table:table-cell>
          <table:table-cell table:number-columns-repeated="3"/>
          <table:table-cell table:formula="oooc:=([.A209]-[.$D$3])/[.$D$3]" office:value-type="float" office:value="-0.6161527335648">
            <text:p>-0.62</text:p>
          </table:table-cell>
          <table:table-cell table:number-columns-repeated="13"/>
        </table:table-row>
        <table:table-row table:style-name="ro1">
          <table:table-cell office:value-type="float" office:value="0.0118856166955">
            <text:p>0.01</text:p>
          </table:table-cell>
          <table:table-cell table:number-columns-repeated="3"/>
          <table:table-cell table:formula="oooc:=([.A210]-[.$D$3])/[.$D$3]" office:value-type="float" office:value="-0.980983013287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187021438032">
            <text:p>0.19</text:p>
          </table:table-cell>
          <table:table-cell table:number-columns-repeated="3"/>
          <table:table-cell table:formula="oooc:=([.A211]-[.$D$3])/[.$D$3]" office:value-type="float" office:value="-0.7007656991488">
            <text:p>-0.7</text:p>
          </table:table-cell>
          <table:table-cell table:number-columns-repeated="13"/>
        </table:table-row>
        <table:table-row table:style-name="ro1">
          <table:table-cell office:value-type="float" office:value="0.199642684311">
            <text:p>0.2</text:p>
          </table:table-cell>
          <table:table-cell table:number-columns-repeated="3"/>
          <table:table-cell table:formula="oooc:=([.A212]-[.$D$3])/[.$D$3]" office:value-type="float" office:value="-0.6805717051024">
            <text:p>-0.68</text:p>
          </table:table-cell>
          <table:table-cell table:number-columns-repeated="13"/>
        </table:table-row>
        <table:table-row table:style-name="ro1">
          <table:table-cell office:value-type="float" office:value="0.0963590666652">
            <text:p>0.1</text:p>
          </table:table-cell>
          <table:table-cell table:number-columns-repeated="3"/>
          <table:table-cell table:formula="oooc:=([.A213]-[.$D$3])/[.$D$3]" office:value-type="float" office:value="-0.84582549333568">
            <text:p>-0.85</text:p>
          </table:table-cell>
          <table:table-cell table:number-columns-repeated="13"/>
        </table:table-row>
        <table:table-row table:style-name="ro1">
          <table:table-cell office:value-type="float" office:value="0.201494581997">
            <text:p>0.2</text:p>
          </table:table-cell>
          <table:table-cell table:number-columns-repeated="3"/>
          <table:table-cell table:formula="oooc:=([.A214]-[.$D$3])/[.$D$3]" office:value-type="float" office:value="-0.6776086688048">
            <text:p>-0.68</text:p>
          </table:table-cell>
          <table:table-cell table:number-columns-repeated="13"/>
        </table:table-row>
        <table:table-row table:style-name="ro1">
          <table:table-cell office:value-type="float" office:value="0.0248831114732">
            <text:p>0.02</text:p>
          </table:table-cell>
          <table:table-cell table:number-columns-repeated="3"/>
          <table:table-cell table:formula="oooc:=([.A215]-[.$D$3])/[.$D$3]" office:value-type="float" office:value="-0.96018702164288">
            <text:p>-0.96</text:p>
          </table:table-cell>
          <table:table-cell table:number-columns-repeated="13"/>
        </table:table-row>
        <table:table-row table:style-name="ro1">
          <table:table-cell office:value-type="float" office:value="0.205501131713">
            <text:p>0.21</text:p>
          </table:table-cell>
          <table:table-cell table:number-columns-repeated="3"/>
          <table:table-cell table:formula="oooc:=([.A216]-[.$D$3])/[.$D$3]" office:value-type="float" office:value="-0.6711981892592">
            <text:p>-0.67</text:p>
          </table:table-cell>
          <table:table-cell table:number-columns-repeated="13"/>
        </table:table-row>
        <table:table-row table:style-name="ro1">
          <table:table-cell office:value-type="float" office:value="0.150320557877">
            <text:p>0.15</text:p>
          </table:table-cell>
          <table:table-cell table:number-columns-repeated="3"/>
          <table:table-cell table:formula="oooc:=([.A217]-[.$D$3])/[.$D$3]" office:value-type="float" office:value="-0.7594871073968">
            <text:p>-0.76</text:p>
          </table:table-cell>
          <table:table-cell table:number-columns-repeated="13"/>
        </table:table-row>
        <table:table-row table:style-name="ro1">
          <table:table-cell office:value-type="float" office:value="0.355532392859">
            <text:p>0.36</text:p>
          </table:table-cell>
          <table:table-cell table:number-columns-repeated="3"/>
          <table:table-cell table:formula="oooc:=([.A218]-[.$D$3])/[.$D$3]" office:value-type="float" office:value="-0.4311481714256">
            <text:p>-0.43</text:p>
          </table:table-cell>
          <table:table-cell table:number-columns-repeated="13"/>
        </table:table-row>
        <table:table-row table:style-name="ro1">
          <table:table-cell office:value-type="float" office:value="0.0325729744509">
            <text:p>0.03</text:p>
          </table:table-cell>
          <table:table-cell table:number-columns-repeated="3"/>
          <table:table-cell table:formula="oooc:=([.A219]-[.$D$3])/[.$D$3]" office:value-type="float" office:value="-0.94788324087856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163535063621">
            <text:p>0.02</text:p>
          </table:table-cell>
          <table:table-cell table:number-columns-repeated="3"/>
          <table:table-cell table:formula="oooc:=([.A220]-[.$D$3])/[.$D$3]" office:value-type="float" office:value="-0.97383438982064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10371588869">
            <text:p>0.01</text:p>
          </table:table-cell>
          <table:table-cell table:number-columns-repeated="3"/>
          <table:table-cell table:formula="oooc:=([.A221]-[.$D$3])/[.$D$3]" office:value-type="float" office:value="-0.9834054578096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923221744597">
            <text:p>0.09</text:p>
          </table:table-cell>
          <table:table-cell table:number-columns-repeated="3"/>
          <table:table-cell table:formula="oooc:=([.A222]-[.$D$3])/[.$D$3]" office:value-type="float" office:value="-0.85228452086448">
            <text:p>-0.85</text:p>
          </table:table-cell>
          <table:table-cell table:number-columns-repeated="13"/>
        </table:table-row>
        <table:table-row table:style-name="ro1">
          <table:table-cell office:value-type="float" office:value="0.0966129824519">
            <text:p>0.1</text:p>
          </table:table-cell>
          <table:table-cell table:number-columns-repeated="3"/>
          <table:table-cell table:formula="oooc:=([.A223]-[.$D$3])/[.$D$3]" office:value-type="float" office:value="-0.84541922807696">
            <text:p>-0.85</text:p>
          </table:table-cell>
          <table:table-cell table:number-columns-repeated="13"/>
        </table:table-row>
        <table:table-row table:style-name="ro1">
          <table:table-cell office:value-type="float" office:value="0.111829815432">
            <text:p>0.11</text:p>
          </table:table-cell>
          <table:table-cell table:number-columns-repeated="3"/>
          <table:table-cell table:formula="oooc:=([.A224]-[.$D$3])/[.$D$3]" office:value-type="float" office:value="-0.8210722953088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511529482901">
            <text:p>0.05</text:p>
          </table:table-cell>
          <table:table-cell table:number-columns-repeated="3"/>
          <table:table-cell table:formula="oooc:=([.A225]-[.$D$3])/[.$D$3]" office:value-type="float" office:value="-0.91815528273584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0289286515908">
            <text:p>0</text:p>
          </table:table-cell>
          <table:table-cell table:number-columns-repeated="3"/>
          <table:table-cell table:formula="oooc:=([.A226]-[.$D$3])/[.$D$3]" office:value-type="float" office:value="-0.995371415745472">
            <text:p>-1</text:p>
          </table:table-cell>
          <table:table-cell table:number-columns-repeated="13"/>
        </table:table-row>
        <table:table-row table:style-name="ro1">
          <table:table-cell office:value-type="float" office:value="0.0239406945184">
            <text:p>0.02</text:p>
          </table:table-cell>
          <table:table-cell table:number-columns-repeated="3"/>
          <table:table-cell table:formula="oooc:=([.A227]-[.$D$3])/[.$D$3]" office:value-type="float" office:value="-0.96169488877056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0319289159961">
            <text:p>0</text:p>
          </table:table-cell>
          <table:table-cell table:number-columns-repeated="3"/>
          <table:table-cell table:formula="oooc:=([.A228]-[.$D$3])/[.$D$3]" office:value-type="float" office:value="-0.994891373440624">
            <text:p>-0.99</text:p>
          </table:table-cell>
          <table:table-cell table:number-columns-repeated="13"/>
        </table:table-row>
        <table:table-row table:style-name="ro1">
          <table:table-cell office:value-type="float" office:value="0.210351403803">
            <text:p>0.21</text:p>
          </table:table-cell>
          <table:table-cell table:number-columns-repeated="3"/>
          <table:table-cell table:formula="oooc:=([.A229]-[.$D$3])/[.$D$3]" office:value-type="float" office:value="-0.6634377539152">
            <text:p>-0.66</text:p>
          </table:table-cell>
          <table:table-cell table:number-columns-repeated="13"/>
        </table:table-row>
        <table:table-row table:style-name="ro1">
          <table:table-cell office:value-type="float" office:value="0.126601634547">
            <text:p>0.13</text:p>
          </table:table-cell>
          <table:table-cell table:number-columns-repeated="3"/>
          <table:table-cell table:formula="oooc:=([.A230]-[.$D$3])/[.$D$3]" office:value-type="float" office:value="-0.7974373847248">
            <text:p>-0.8</text:p>
          </table:table-cell>
          <table:table-cell table:number-columns-repeated="13"/>
        </table:table-row>
        <table:table-row table:style-name="ro1">
          <table:table-cell office:value-type="float" office:value="0.115261077881">
            <text:p>0.12</text:p>
          </table:table-cell>
          <table:table-cell table:number-columns-repeated="3"/>
          <table:table-cell table:formula="oooc:=([.A231]-[.$D$3])/[.$D$3]" office:value-type="float" office:value="-0.8155822753904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322355050594">
            <text:p>0.03</text:p>
          </table:table-cell>
          <table:table-cell table:number-columns-repeated="3"/>
          <table:table-cell table:formula="oooc:=([.A232]-[.$D$3])/[.$D$3]" office:value-type="float" office:value="-0.94842319190496">
            <text:p>-0.95</text:p>
          </table:table-cell>
          <table:table-cell table:number-columns-repeated="13"/>
        </table:table-row>
        <table:table-row table:style-name="ro1">
          <table:table-cell office:value-type="float" office:value="0.331764966249">
            <text:p>0.33</text:p>
          </table:table-cell>
          <table:table-cell table:number-columns-repeated="3"/>
          <table:table-cell table:formula="oooc:=([.A233]-[.$D$3])/[.$D$3]" office:value-type="float" office:value="-0.4691760540016">
            <text:p>-0.47</text:p>
          </table:table-cell>
          <table:table-cell table:number-columns-repeated="13"/>
        </table:table-row>
        <table:table-row table:style-name="ro1">
          <table:table-cell office:value-type="float" office:value="0.0234340899624">
            <text:p>0.02</text:p>
          </table:table-cell>
          <table:table-cell table:number-columns-repeated="3"/>
          <table:table-cell table:formula="oooc:=([.A234]-[.$D$3])/[.$D$3]" office:value-type="float" office:value="-0.96250545606016">
            <text:p>-0.96</text:p>
          </table:table-cell>
          <table:table-cell table:number-columns-repeated="13"/>
        </table:table-row>
        <table:table-row table:style-name="ro1">
          <table:table-cell office:value-type="float" office:value="0.321422554553">
            <text:p>0.32</text:p>
          </table:table-cell>
          <table:table-cell table:number-columns-repeated="3"/>
          <table:table-cell table:formula="oooc:=([.A235]-[.$D$3])/[.$D$3]" office:value-type="float" office:value="-0.4857239127152">
            <text:p>-0.49</text:p>
          </table:table-cell>
          <table:table-cell table:number-columns-repeated="13"/>
        </table:table-row>
        <table:table-row table:style-name="ro1">
          <table:table-cell office:value-type="float" office:value="0.24685036391">
            <text:p>0.25</text:p>
          </table:table-cell>
          <table:table-cell table:number-columns-repeated="3"/>
          <table:table-cell table:formula="oooc:=([.A236]-[.$D$3])/[.$D$3]" office:value-type="float" office:value="-0.605039417744">
            <text:p>-0.61</text:p>
          </table:table-cell>
          <table:table-cell table:number-columns-repeated="13"/>
        </table:table-row>
        <table:table-row table:style-name="ro1">
          <table:table-cell office:value-type="float" office:value="0.252909939736">
            <text:p>0.25</text:p>
          </table:table-cell>
          <table:table-cell table:number-columns-repeated="3"/>
          <table:table-cell table:formula="oooc:=([.A237]-[.$D$3])/[.$D$3]" office:value-type="float" office:value="-0.5953440964224">
            <text:p>-0.6</text:p>
          </table:table-cell>
          <table:table-cell table:number-columns-repeated="13"/>
        </table:table-row>
        <table:table-row table:style-name="ro1">
          <table:table-cell office:value-type="float" office:value="0.253771562129">
            <text:p>0.25</text:p>
          </table:table-cell>
          <table:table-cell table:number-columns-repeated="3"/>
          <table:table-cell table:formula="oooc:=([.A238]-[.$D$3])/[.$D$3]" office:value-type="float" office:value="-0.5939655005936">
            <text:p>-0.59</text:p>
          </table:table-cell>
          <table:table-cell table:number-columns-repeated="13"/>
        </table:table-row>
        <table:table-row table:style-name="ro1">
          <table:table-cell office:value-type="float" office:value="0.285467840731">
            <text:p>0.29</text:p>
          </table:table-cell>
          <table:table-cell table:number-columns-repeated="3"/>
          <table:table-cell table:formula="oooc:=([.A239]-[.$D$3])/[.$D$3]" office:value-type="float" office:value="-0.5432514548304">
            <text:p>-0.54</text:p>
          </table:table-cell>
          <table:table-cell table:number-columns-repeated="13"/>
        </table:table-row>
        <table:table-row table:style-name="ro1">
          <table:table-cell office:value-type="float" office:value="0.330952741206">
            <text:p>0.33</text:p>
          </table:table-cell>
          <table:table-cell table:number-columns-repeated="3"/>
          <table:table-cell table:formula="oooc:=([.A240]-[.$D$3])/[.$D$3]" office:value-type="float" office:value="-0.4704756140704">
            <text:p>-0.47</text:p>
          </table:table-cell>
          <table:table-cell table:number-columns-repeated="13"/>
        </table:table-row>
        <table:table-row table:style-name="ro1">
          <table:table-cell office:value-type="float" office:value="0.116776470095">
            <text:p>0.12</text:p>
          </table:table-cell>
          <table:table-cell table:number-columns-repeated="3"/>
          <table:table-cell table:formula="oooc:=([.A241]-[.$D$3])/[.$D$3]" office:value-type="float" office:value="-0.813157647848">
            <text:p>-0.81</text:p>
          </table:table-cell>
          <table:table-cell table:number-columns-repeated="13"/>
        </table:table-row>
        <table:table-row table:style-name="ro1">
          <table:table-cell office:value-type="float" office:value="0.393255576491">
            <text:p>0.39</text:p>
          </table:table-cell>
          <table:table-cell table:number-columns-repeated="3"/>
          <table:table-cell table:formula="oooc:=([.A242]-[.$D$3])/[.$D$3]" office:value-type="float" office:value="-0.3707910776144">
            <text:p>-0.37</text:p>
          </table:table-cell>
          <table:table-cell table:number-columns-repeated="13"/>
        </table:table-row>
        <table:table-row table:style-name="ro1">
          <table:table-cell office:value-type="float" office:value="0.244118757546">
            <text:p>0.24</text:p>
          </table:table-cell>
          <table:table-cell table:number-columns-repeated="3"/>
          <table:table-cell table:formula="oooc:=([.A243]-[.$D$3])/[.$D$3]" office:value-type="float" office:value="-0.6094099879264">
            <text:p>-0.61</text:p>
          </table:table-cell>
          <table:table-cell table:number-columns-repeated="13"/>
        </table:table-row>
        <table:table-row table:style-name="ro1">
          <table:table-cell office:value-type="float" office:value="0.125177297741">
            <text:p>0.13</text:p>
          </table:table-cell>
          <table:table-cell table:number-columns-repeated="3"/>
          <table:table-cell table:formula="oooc:=([.A244]-[.$D$3])/[.$D$3]" office:value-type="float" office:value="-0.7997163236144">
            <text:p>-0.8</text:p>
          </table:table-cell>
          <table:table-cell table:number-columns-repeated="13"/>
        </table:table-row>
        <table:table-row table:style-name="ro1">
          <table:table-cell office:value-type="float" office:value="0.410259999335">
            <text:p>0.41</text:p>
          </table:table-cell>
          <table:table-cell table:number-columns-repeated="3"/>
          <table:table-cell table:formula="oooc:=([.A245]-[.$D$3])/[.$D$3]" office:value-type="float" office:value="-0.343584001064">
            <text:p>-0.34</text:p>
          </table:table-cell>
          <table:table-cell table:number-columns-repeated="13"/>
        </table:table-row>
        <table:table-row table:style-name="ro1">
          <table:table-cell office:value-type="float" office:value="0.0418116571382">
            <text:p>0.04</text:p>
          </table:table-cell>
          <table:table-cell table:number-columns-repeated="3"/>
          <table:table-cell table:formula="oooc:=([.A246]-[.$D$3])/[.$D$3]" office:value-type="float" office:value="-0.93310134857888">
            <text:p>-0.93</text:p>
          </table:table-cell>
          <table:table-cell table:number-columns-repeated="13"/>
        </table:table-row>
        <table:table-row table:style-name="ro1">
          <table:table-cell office:value-type="float" office:value="0.514256581664">
            <text:p>0.51</text:p>
          </table:table-cell>
          <table:table-cell table:number-columns-repeated="3"/>
          <table:table-cell table:formula="oooc:=([.A247]-[.$D$3])/[.$D$3]" office:value-type="float" office:value="-0.1771894693376">
            <text:p>-0.18</text:p>
          </table:table-cell>
          <table:table-cell table:number-columns-repeated="13"/>
        </table:table-row>
        <table:table-row table:style-name="ro1">
          <table:table-cell office:value-type="float" office:value="0.0887118093669">
            <text:p>0.09</text:p>
          </table:table-cell>
          <table:table-cell table:number-columns-repeated="3"/>
          <table:table-cell table:formula="oooc:=([.A248]-[.$D$3])/[.$D$3]" office:value-type="float" office:value="-0.85806110501296">
            <text:p>-0.86</text:p>
          </table:table-cell>
          <table:table-cell table:number-columns-repeated="13"/>
        </table:table-row>
        <table:table-row table:style-name="ro1">
          <table:table-cell office:value-type="float" office:value="0.310445334762">
            <text:p>0.31</text:p>
          </table:table-cell>
          <table:table-cell table:number-columns-repeated="3"/>
          <table:table-cell table:formula="oooc:=([.A249]-[.$D$3])/[.$D$3]" office:value-type="float" office:value="-0.5032874643808">
            <text:p>-0.5</text:p>
          </table:table-cell>
          <table:table-cell table:number-columns-repeated="13"/>
        </table:table-row>
        <table:table-row table:style-name="ro1">
          <table:table-cell office:value-type="float" office:value="0.331109277904">
            <text:p>0.33</text:p>
          </table:table-cell>
          <table:table-cell table:number-columns-repeated="3"/>
          <table:table-cell table:formula="oooc:=([.A250]-[.$D$3])/[.$D$3]" office:value-type="float" office:value="-0.4702251553536">
            <text:p>-0.47</text:p>
          </table:table-cell>
          <table:table-cell table:number-columns-repeated="13"/>
        </table:table-row>
        <table:table-row table:style-name="ro1">
          <table:table-cell office:value-type="float" office:value="0.280447993428">
            <text:p>0.28</text:p>
          </table:table-cell>
          <table:table-cell table:number-columns-repeated="3"/>
          <table:table-cell table:formula="oooc:=([.A251]-[.$D$3])/[.$D$3]" office:value-type="float" office:value="-0.5512832105152">
            <text:p>-0.55</text:p>
          </table:table-cell>
          <table:table-cell table:number-columns-repeated="13"/>
        </table:table-row>
        <table:table-row table:style-name="ro1">
          <table:table-cell office:value-type="float" office:value="0.418241247535">
            <text:p>0.42</text:p>
          </table:table-cell>
          <table:table-cell table:number-columns-repeated="3"/>
          <table:table-cell table:formula="oooc:=([.A252]-[.$D$3])/[.$D$3]" office:value-type="float" office:value="-0.330814003944">
            <text:p>-0.33</text:p>
          </table:table-cell>
          <table:table-cell table:number-columns-repeated="13"/>
        </table:table-row>
        <table:table-row table:style-name="ro1">
          <table:table-cell office:value-type="float" office:value="0.209574010223">
            <text:p>0.21</text:p>
          </table:table-cell>
          <table:table-cell table:number-columns-repeated="3"/>
          <table:table-cell table:formula="oooc:=([.A253]-[.$D$3])/[.$D$3]" office:value-type="float" office:value="-0.6646815836432">
            <text:p>-0.66</text:p>
          </table:table-cell>
          <table:table-cell table:number-columns-repeated="13"/>
        </table:table-row>
        <table:table-row table:style-name="ro1">
          <table:table-cell office:value-type="float" office:value="0.286163873971">
            <text:p>0.29</text:p>
          </table:table-cell>
          <table:table-cell table:number-columns-repeated="3"/>
          <table:table-cell table:formula="oooc:=([.A254]-[.$D$3])/[.$D$3]" office:value-type="float" office:value="-0.5421378016464">
            <text:p>-0.54</text:p>
          </table:table-cell>
          <table:table-cell table:number-columns-repeated="13"/>
        </table:table-row>
        <table:table-row table:style-name="ro1">
          <table:table-cell office:value-type="float" office:value="0.146595528349">
            <text:p>0.15</text:p>
          </table:table-cell>
          <table:table-cell table:number-columns-repeated="3"/>
          <table:table-cell table:formula="oooc:=([.A255]-[.$D$3])/[.$D$3]" office:value-type="float" office:value="-0.7654471546416">
            <text:p>-0.77</text:p>
          </table:table-cell>
          <table:table-cell table:number-columns-repeated="13"/>
        </table:table-row>
        <table:table-row table:style-name="ro1">
          <table:table-cell office:value-type="float" office:value="0.189254898578">
            <text:p>0.19</text:p>
          </table:table-cell>
          <table:table-cell table:number-columns-repeated="3"/>
          <table:table-cell table:formula="oooc:=([.A256]-[.$D$3])/[.$D$3]" office:value-type="float" office:value="-0.6971921622752">
            <text:p>-0.7</text:p>
          </table:table-cell>
          <table:table-cell table:number-columns-repeated="13"/>
        </table:table-row>
        <table:table-row table:style-name="ro1">
          <table:table-cell office:value-type="float" office:value="0.590728148818">
            <text:p>0.59</text:p>
          </table:table-cell>
          <table:table-cell table:number-columns-repeated="3"/>
          <table:table-cell table:formula="oooc:=([.A257]-[.$D$3])/[.$D$3]" office:value-type="float" office:value="-0.0548349618912001">
            <text:p>-0.05</text:p>
          </table:table-cell>
          <table:table-cell table:number-columns-repeated="13"/>
        </table:table-row>
        <table:table-row table:style-name="ro1">
          <table:table-cell office:value-type="float" office:value="0.660470947623">
            <text:p>0.66</text:p>
          </table:table-cell>
          <table:table-cell table:number-columns-repeated="3"/>
          <table:table-cell table:formula="oooc:=([.A258]-[.$D$3])/[.$D$3]" office:value-type="float" office:value="0.0567535161967999">
            <text:p>0.06</text:p>
          </table:table-cell>
          <table:table-cell table:number-columns-repeated="13"/>
        </table:table-row>
        <table:table-row table:style-name="ro1">
          <table:table-cell office:value-type="float" office:value="0.155161125585">
            <text:p>0.16</text:p>
          </table:table-cell>
          <table:table-cell table:number-columns-repeated="3"/>
          <table:table-cell table:formula="oooc:=([.A259]-[.$D$3])/[.$D$3]" office:value-type="float" office:value="-0.751742199064">
            <text:p>-0.75</text:p>
          </table:table-cell>
          <table:table-cell table:number-columns-repeated="13"/>
        </table:table-row>
        <table:table-row table:style-name="ro1">
          <table:table-cell office:value-type="float" office:value="0.20714763552">
            <text:p>0.21</text:p>
          </table:table-cell>
          <table:table-cell table:number-columns-repeated="3"/>
          <table:table-cell table:formula="oooc:=([.A260]-[.$D$3])/[.$D$3]" office:value-type="float" office:value="-0.668563783168">
            <text:p>-0.67</text:p>
          </table:table-cell>
          <table:table-cell table:number-columns-repeated="13"/>
        </table:table-row>
        <table:table-row table:style-name="ro1">
          <table:table-cell office:value-type="float" office:value="0.765615478158">
            <text:p>0.77</text:p>
          </table:table-cell>
          <table:table-cell table:number-columns-repeated="3"/>
          <table:table-cell table:formula="oooc:=([.A261]-[.$D$3])/[.$D$3]" office:value-type="float" office:value="0.2249847650528">
            <text:p>0.22</text:p>
          </table:table-cell>
          <table:table-cell table:number-columns-repeated="13"/>
        </table:table-row>
        <table:table-row table:style-name="ro1">
          <table:table-cell office:value-type="float" office:value="0.902588143945">
            <text:p>0.9</text:p>
          </table:table-cell>
          <table:table-cell table:number-columns-repeated="3"/>
          <table:table-cell table:formula="oooc:=([.A262]-[.$D$3])/[.$D$3]" office:value-type="float" office:value="0.444141030312">
            <text:p>0.44</text:p>
          </table:table-cell>
          <table:table-cell table:number-columns-repeated="13"/>
        </table:table-row>
        <table:table-row table:style-name="ro1">
          <table:table-cell office:value-type="float" office:value="0.714996755123">
            <text:p>0.71</text:p>
          </table:table-cell>
          <table:table-cell table:number-columns-repeated="3"/>
          <table:table-cell table:formula="oooc:=([.A263]-[.$D$3])/[.$D$3]" office:value-type="float" office:value="0.1439948081968">
            <text:p>0.14</text:p>
          </table:table-cell>
          <table:table-cell table:number-columns-repeated="13"/>
        </table:table-row>
        <table:table-row table:style-name="ro1">
          <table:table-cell office:value-type="float" office:value="0.35054538399">
            <text:p>0.35</text:p>
          </table:table-cell>
          <table:table-cell table:number-columns-repeated="3"/>
          <table:table-cell table:formula="oooc:=([.A264]-[.$D$3])/[.$D$3]" office:value-type="float" office:value="-0.439127385616">
            <text:p>-0.44</text:p>
          </table:table-cell>
          <table:table-cell table:number-columns-repeated="13"/>
        </table:table-row>
        <table:table-row table:style-name="ro1">
          <table:table-cell office:value-type="float" office:value="0.288534704596">
            <text:p>0.29</text:p>
          </table:table-cell>
          <table:table-cell table:number-columns-repeated="3"/>
          <table:table-cell table:formula="oooc:=([.A265]-[.$D$3])/[.$D$3]" office:value-type="float" office:value="-0.5383444726464">
            <text:p>-0.54</text:p>
          </table:table-cell>
          <table:table-cell table:number-columns-repeated="13"/>
        </table:table-row>
        <table:table-row table:style-name="ro1">
          <table:table-cell office:value-type="float" office:value="0.732764229178">
            <text:p>0.73</text:p>
          </table:table-cell>
          <table:table-cell table:number-columns-repeated="3"/>
          <table:table-cell table:formula="oooc:=([.A266]-[.$D$3])/[.$D$3]" office:value-type="float" office:value="0.1724227666848">
            <text:p>0.17</text:p>
          </table:table-cell>
          <table:table-cell table:number-columns-repeated="13"/>
        </table:table-row>
        <table:table-row table:style-name="ro1">
          <table:table-cell office:value-type="float" office:value="1.07326366007">
            <text:p>1.07</text:p>
          </table:table-cell>
          <table:table-cell table:number-columns-repeated="3"/>
          <table:table-cell table:formula="oooc:=([.A267]-[.$D$3])/[.$D$3]" office:value-type="float" office:value="0.717221856112">
            <text:p>0.72</text:p>
          </table:table-cell>
          <table:table-cell table:number-columns-repeated="13"/>
        </table:table-row>
        <table:table-row table:style-name="ro1">
          <table:table-cell office:value-type="float" office:value="0.561672709882">
            <text:p>0.56</text:p>
          </table:table-cell>
          <table:table-cell table:number-columns-repeated="3"/>
          <table:table-cell table:formula="oooc:=([.A268]-[.$D$3])/[.$D$3]" office:value-type="float" office:value="-0.1013236641888">
            <text:p>-0.1</text:p>
          </table:table-cell>
          <table:table-cell table:number-columns-repeated="13"/>
        </table:table-row>
        <table:table-row table:style-name="ro1">
          <table:table-cell office:value-type="float" office:value="0.399925671518">
            <text:p>0.4</text:p>
          </table:table-cell>
          <table:table-cell table:number-columns-repeated="3"/>
          <table:table-cell table:formula="oooc:=([.A269]-[.$D$3])/[.$D$3]" office:value-type="float" office:value="-0.3601189255712">
            <text:p>-0.36</text:p>
          </table:table-cell>
          <table:table-cell table:number-columns-repeated="13"/>
        </table:table-row>
        <table:table-row table:style-name="ro1">
          <table:table-cell office:value-type="float" office:value="0.00662375648972">
            <text:p>0.01</text:p>
          </table:table-cell>
          <table:table-cell table:number-columns-repeated="3"/>
          <table:table-cell table:formula="oooc:=([.A270]-[.$D$3])/[.$D$3]" office:value-type="float" office:value="-0.989401989616448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336260744371">
            <text:p>0.03</text:p>
          </table:table-cell>
          <table:table-cell table:number-columns-repeated="3"/>
          <table:table-cell table:formula="oooc:=([.A271]-[.$D$3])/[.$D$3]" office:value-type="float" office:value="-0.94619828090064">
            <text:p>-0.95</text:p>
          </table:table-cell>
          <table:table-cell table:number-columns-repeated="13"/>
        </table:table-row>
        <table:table-row table:style-name="ro1">
          <table:table-cell office:value-type="float" office:value="0.193618927151">
            <text:p>0.19</text:p>
          </table:table-cell>
          <table:table-cell table:number-columns-repeated="3"/>
          <table:table-cell table:formula="oooc:=([.A272]-[.$D$3])/[.$D$3]" office:value-type="float" office:value="-0.6902097165584">
            <text:p>-0.69</text:p>
          </table:table-cell>
          <table:table-cell table:number-columns-repeated="13"/>
        </table:table-row>
        <table:table-row table:style-name="ro1">
          <table:table-cell office:value-type="float" office:value="0.458637699485">
            <text:p>0.46</text:p>
          </table:table-cell>
          <table:table-cell table:number-columns-repeated="3"/>
          <table:table-cell table:formula="oooc:=([.A273]-[.$D$3])/[.$D$3]" office:value-type="float" office:value="-0.266179680824">
            <text:p>-0.27</text:p>
          </table:table-cell>
          <table:table-cell table:number-columns-repeated="13"/>
        </table:table-row>
        <table:table-row table:style-name="ro1">
          <table:table-cell office:value-type="float" office:value="0.00667893094942">
            <text:p>0.01</text:p>
          </table:table-cell>
          <table:table-cell table:number-columns-repeated="3"/>
          <table:table-cell table:formula="oooc:=([.A274]-[.$D$3])/[.$D$3]" office:value-type="float" office:value="-0.989313710480928">
            <text:p>-0.99</text:p>
          </table:table-cell>
          <table:table-cell table:number-columns-repeated="13"/>
        </table:table-row>
        <table:table-row table:style-name="ro1">
          <table:table-cell office:value-type="float" office:value="0.176858454943">
            <text:p>0.18</text:p>
          </table:table-cell>
          <table:table-cell table:number-columns-repeated="3"/>
          <table:table-cell table:formula="oooc:=([.A275]-[.$D$3])/[.$D$3]" office:value-type="float" office:value="-0.7170264720912">
            <text:p>-0.72</text:p>
          </table:table-cell>
          <table:table-cell table:number-columns-repeated="13"/>
        </table:table-row>
        <table:table-row table:style-name="ro1">
          <table:table-cell office:value-type="float" office:value="0.709088817239">
            <text:p>0.71</text:p>
          </table:table-cell>
          <table:table-cell table:number-columns-repeated="3"/>
          <table:table-cell table:formula="oooc:=([.A276]-[.$D$3])/[.$D$3]" office:value-type="float" office:value="0.1345421075824">
            <text:p>0.13</text:p>
          </table:table-cell>
          <table:table-cell table:number-columns-repeated="13"/>
        </table:table-row>
        <table:table-row table:style-name="ro1">
          <table:table-cell office:value-type="float" office:value="0.0536356680095">
            <text:p>0.05</text:p>
          </table:table-cell>
          <table:table-cell table:number-columns-repeated="3"/>
          <table:table-cell table:formula="oooc:=([.A277]-[.$D$3])/[.$D$3]" office:value-type="float" office:value="-0.9141829311848">
            <text:p>-0.91</text:p>
          </table:table-cell>
          <table:table-cell table:number-columns-repeated="13"/>
        </table:table-row>
        <table:table-row table:style-name="ro1">
          <table:table-cell office:value-type="float" office:value="0.449262335896">
            <text:p>0.45</text:p>
          </table:table-cell>
          <table:table-cell table:number-columns-repeated="3"/>
          <table:table-cell table:formula="oooc:=([.A278]-[.$D$3])/[.$D$3]" office:value-type="float" office:value="-0.2811802625664">
            <text:p>-0.28</text:p>
          </table:table-cell>
          <table:table-cell table:number-columns-repeated="13"/>
        </table:table-row>
        <table:table-row table:style-name="ro1">
          <table:table-cell office:value-type="float" office:value="0.0692045781761">
            <text:p>0.07</text:p>
          </table:table-cell>
          <table:table-cell table:number-columns-repeated="3"/>
          <table:table-cell table:formula="oooc:=([.A279]-[.$D$3])/[.$D$3]" office:value-type="float" office:value="-0.88927267491824">
            <text:p>-0.89</text:p>
          </table:table-cell>
          <table:table-cell table:number-columns-repeated="13"/>
        </table:table-row>
        <table:table-row table:style-name="ro1">
          <table:table-cell office:value-type="float" office:value="0.0875605922192">
            <text:p>0.09</text:p>
          </table:table-cell>
          <table:table-cell table:number-columns-repeated="3"/>
          <table:table-cell table:formula="oooc:=([.A280]-[.$D$3])/[.$D$3]" office:value-type="float" office:value="-0.85990305244928">
            <text:p>-0.86</text:p>
          </table:table-cell>
          <table:table-cell table:number-columns-repeated="13"/>
        </table:table-row>
        <table:table-row table:style-name="ro1">
          <table:table-cell office:value-type="float" office:value="0.57803787291">
            <text:p>0.58</text:p>
          </table:table-cell>
          <table:table-cell table:number-columns-repeated="3"/>
          <table:table-cell table:formula="oooc:=([.A281]-[.$D$3])/[.$D$3]" office:value-type="float" office:value="-0.075139403344">
            <text:p>-0.08</text:p>
          </table:table-cell>
          <table:table-cell table:number-columns-repeated="13"/>
        </table:table-row>
        <table:table-row table:style-name="ro1">
          <table:table-cell office:value-type="float" office:value="0.364926122129">
            <text:p>0.36</text:p>
          </table:table-cell>
          <table:table-cell table:number-columns-repeated="3"/>
          <table:table-cell table:formula="oooc:=([.A282]-[.$D$3])/[.$D$3]" office:value-type="float" office:value="-0.4161182045936">
            <text:p>-0.42</text:p>
          </table:table-cell>
          <table:table-cell table:number-columns-repeated="13"/>
        </table:table-row>
        <table:table-row table:style-name="ro1">
          <table:table-cell office:value-type="float" office:value="0.35569421947">
            <text:p>0.36</text:p>
          </table:table-cell>
          <table:table-cell table:number-columns-repeated="3"/>
          <table:table-cell table:formula="oooc:=([.A283]-[.$D$3])/[.$D$3]" office:value-type="float" office:value="-0.430889248848">
            <text:p>-0.43</text:p>
          </table:table-cell>
          <table:table-cell table:number-columns-repeated="13"/>
        </table:table-row>
        <table:table-row table:style-name="ro1">
          <table:table-cell office:value-type="float" office:value="0.580656565726">
            <text:p>0.58</text:p>
          </table:table-cell>
          <table:table-cell table:number-columns-repeated="3"/>
          <table:table-cell table:formula="oooc:=([.A284]-[.$D$3])/[.$D$3]" office:value-type="float" office:value="-0.0709494948384">
            <text:p>-0.07</text:p>
          </table:table-cell>
          <table:table-cell table:number-columns-repeated="13"/>
        </table:table-row>
        <table:table-row table:style-name="ro1">
          <table:table-cell office:value-type="float" office:value="0.62066078186">
            <text:p>0.62</text:p>
          </table:table-cell>
          <table:table-cell table:number-columns-repeated="3"/>
          <table:table-cell table:formula="oooc:=([.A285]-[.$D$3])/[.$D$3]" office:value-type="float" office:value="-0.00694274902400007">
            <text:p>-0.01</text:p>
          </table:table-cell>
          <table:table-cell table:number-columns-repeated="13"/>
        </table:table-row>
        <table:table-row table:style-name="ro1">
          <table:table-cell office:value-type="float" office:value="0.740960463881">
            <text:p>0.74</text:p>
          </table:table-cell>
          <table:table-cell table:number-columns-repeated="3"/>
          <table:table-cell table:formula="oooc:=([.A286]-[.$D$3])/[.$D$3]" office:value-type="float" office:value="0.1855367422096">
            <text:p>0.19</text:p>
          </table:table-cell>
          <table:table-cell table:number-columns-repeated="13"/>
        </table:table-row>
        <table:table-row table:style-name="ro1">
          <table:table-cell office:value-type="float" office:value="0.444247052073">
            <text:p>0.44</text:p>
          </table:table-cell>
          <table:table-cell table:number-columns-repeated="3"/>
          <table:table-cell table:formula="oooc:=([.A287]-[.$D$3])/[.$D$3]" office:value-type="float" office:value="-0.2892047166832">
            <text:p>-0.29</text:p>
          </table:table-cell>
          <table:table-cell table:number-columns-repeated="13"/>
        </table:table-row>
        <table:table-row table:style-name="ro1">
          <table:table-cell office:value-type="float" office:value="0.0743656000122">
            <text:p>0.07</text:p>
          </table:table-cell>
          <table:table-cell table:number-columns-repeated="3"/>
          <table:table-cell table:formula="oooc:=([.A288]-[.$D$3])/[.$D$3]" office:value-type="float" office:value="-0.88101503998048">
            <text:p>-0.88</text:p>
          </table:table-cell>
          <table:table-cell table:number-columns-repeated="13"/>
        </table:table-row>
        <table:table-row table:style-name="ro1">
          <table:table-cell office:value-type="float" office:value="0.0371655146591">
            <text:p>0.04</text:p>
          </table:table-cell>
          <table:table-cell table:number-columns-repeated="3"/>
          <table:table-cell table:formula="oooc:=([.A289]-[.$D$3])/[.$D$3]" office:value-type="float" office:value="-0.94053517654544">
            <text:p>-0.94</text:p>
          </table:table-cell>
          <table:table-cell table:number-columns-repeated="13"/>
        </table:table-row>
        <table:table-row table:style-name="ro1">
          <table:table-cell office:value-type="float" office:value="0.226929355413">
            <text:p>0.23</text:p>
          </table:table-cell>
          <table:table-cell table:number-columns-repeated="3"/>
          <table:table-cell table:formula="oooc:=([.A290]-[.$D$3])/[.$D$3]" office:value-type="float" office:value="-0.6369130313392">
            <text:p>-0.64</text:p>
          </table:table-cell>
          <table:table-cell table:number-columns-repeated="13"/>
        </table:table-row>
        <table:table-row table:style-name="ro1">
          <table:table-cell office:value-type="float" office:value="0.52076227963">
            <text:p>0.52</text:p>
          </table:table-cell>
          <table:table-cell table:number-columns-repeated="3"/>
          <table:table-cell table:formula="oooc:=([.A291]-[.$D$3])/[.$D$3]" office:value-type="float" office:value="-0.166780352592">
            <text:p>-0.17</text:p>
          </table:table-cell>
          <table:table-cell table:number-columns-repeated="13"/>
        </table:table-row>
        <table:table-row table:style-name="ro1">
          <table:table-cell office:value-type="float" office:value="0.567617714405">
            <text:p>0.57</text:p>
          </table:table-cell>
          <table:table-cell table:number-columns-repeated="3"/>
          <table:table-cell table:formula="oooc:=([.A292]-[.$D$3])/[.$D$3]" office:value-type="float" office:value="-0.091811656952">
            <text:p>-0.09</text:p>
          </table:table-cell>
          <table:table-cell table:number-columns-repeated="13"/>
        </table:table-row>
        <table:table-row table:style-name="ro1">
          <table:table-cell office:value-type="float" office:value="0.476836711168">
            <text:p>0.48</text:p>
          </table:table-cell>
          <table:table-cell table:number-columns-repeated="3"/>
          <table:table-cell table:formula="oooc:=([.A293]-[.$D$3])/[.$D$3]" office:value-type="float" office:value="-0.2370612621312">
            <text:p>-0.24</text:p>
          </table:table-cell>
          <table:table-cell table:number-columns-repeated="13"/>
        </table:table-row>
        <table:table-row table:style-name="ro1">
          <table:table-cell office:value-type="float" office:value="0.136597994715">
            <text:p>0.14</text:p>
          </table:table-cell>
          <table:table-cell table:number-columns-repeated="3"/>
          <table:table-cell table:formula="oooc:=([.A294]-[.$D$3])/[.$D$3]" office:value-type="float" office:value="-0.781443208456">
            <text:p>-0.78</text:p>
          </table:table-cell>
          <table:table-cell table:number-columns-repeated="13"/>
        </table:table-row>
        <table:table-row table:style-name="ro1">
          <table:table-cell office:value-type="float" office:value="0.110697317868">
            <text:p>0.11</text:p>
          </table:table-cell>
          <table:table-cell table:number-columns-repeated="3"/>
          <table:table-cell table:formula="oooc:=([.A295]-[.$D$3])/[.$D$3]" office:value-type="float" office:value="-0.8228842914112">
            <text:p>-0.82</text:p>
          </table:table-cell>
          <table:table-cell table:number-columns-repeated="13"/>
        </table:table-row>
        <table:table-row table:style-name="ro1">
          <table:table-cell office:value-type="float" office:value="0.229298472404">
            <text:p>0.23</text:p>
          </table:table-cell>
          <table:table-cell table:number-columns-repeated="3"/>
          <table:table-cell table:formula="oooc:=([.A296]-[.$D$3])/[.$D$3]" office:value-type="float" office:value="-0.6331224441536">
            <text:p>-0.63</text:p>
          </table:table-cell>
          <table:table-cell table:number-columns-repeated="13"/>
        </table:table-row>
        <table:table-row table:style-name="ro1">
          <table:table-cell office:value-type="float" office:value="0.0121746375225">
            <text:p>0.01</text:p>
          </table:table-cell>
          <table:table-cell table:number-columns-repeated="3"/>
          <table:table-cell table:formula="oooc:=([.A297]-[.$D$3])/[.$D$3]" office:value-type="float" office:value="-0.980520579964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936098676175">
            <text:p>0.09</text:p>
          </table:table-cell>
          <table:table-cell table:number-columns-repeated="3"/>
          <table:table-cell table:formula="oooc:=([.A298]-[.$D$3])/[.$D$3]" office:value-type="float" office:value="-0.850224211812">
            <text:p>-0.85</text:p>
          </table:table-cell>
          <table:table-cell table:number-columns-repeated="13"/>
        </table:table-row>
        <table:table-row table:style-name="ro1">
          <table:table-cell office:value-type="float" office:value="0.157185774297">
            <text:p>0.16</text:p>
          </table:table-cell>
          <table:table-cell table:number-columns-repeated="3"/>
          <table:table-cell table:formula="oooc:=([.A299]-[.$D$3])/[.$D$3]" office:value-type="float" office:value="-0.7485027611248">
            <text:p>-0.75</text:p>
          </table:table-cell>
          <table:table-cell table:number-columns-repeated="13"/>
        </table:table-row>
        <table:table-row table:style-name="ro1">
          <table:table-cell office:value-type="float" office:value="0.156287550926">
            <text:p>0.16</text:p>
          </table:table-cell>
          <table:table-cell table:number-columns-repeated="3"/>
          <table:table-cell table:formula="oooc:=([.A300]-[.$D$3])/[.$D$3]" office:value-type="float" office:value="-0.7499399185184">
            <text:p>-0.75</text:p>
          </table:table-cell>
          <table:table-cell table:number-columns-repeated="13"/>
        </table:table-row>
        <table:table-row table:style-name="ro1">
          <table:table-cell office:value-type="float" office:value="0.658689364791">
            <text:p>0.66</text:p>
          </table:table-cell>
          <table:table-cell table:number-columns-repeated="3"/>
          <table:table-cell table:formula="oooc:=([.A301]-[.$D$3])/[.$D$3]" office:value-type="float" office:value="0.0539029836655999">
            <text:p>0.05</text:p>
          </table:table-cell>
          <table:table-cell table:number-columns-repeated="13"/>
        </table:table-row>
        <table:table-row table:style-name="ro1">
          <table:table-cell office:value-type="float" office:value="0.255233701319">
            <text:p>0.26</text:p>
          </table:table-cell>
          <table:table-cell table:number-columns-repeated="3"/>
          <table:table-cell table:formula="oooc:=([.A302]-[.$D$3])/[.$D$3]" office:value-type="float" office:value="-0.5916260778896">
            <text:p>-0.59</text:p>
          </table:table-cell>
          <table:table-cell table:number-columns-repeated="13"/>
        </table:table-row>
        <table:table-row table:style-name="ro1">
          <table:table-cell office:value-type="float" office:value="0.381465777755">
            <text:p>0.38</text:p>
          </table:table-cell>
          <table:table-cell table:number-columns-repeated="3"/>
          <table:table-cell table:formula="oooc:=([.A303]-[.$D$3])/[.$D$3]" office:value-type="float" office:value="-0.389654755592">
            <text:p>-0.39</text:p>
          </table:table-cell>
          <table:table-cell table:number-columns-repeated="13"/>
        </table:table-row>
        <table:table-row table:style-name="ro1">
          <table:table-cell office:value-type="float" office:value="0.220871604979">
            <text:p>0.22</text:p>
          </table:table-cell>
          <table:table-cell table:number-columns-repeated="3"/>
          <table:table-cell table:formula="oooc:=([.A304]-[.$D$3])/[.$D$3]" office:value-type="float" office:value="-0.6466054320336">
            <text:p>-0.65</text:p>
          </table:table-cell>
          <table:table-cell table:number-columns-repeated="13"/>
        </table:table-row>
        <table:table-row table:style-name="ro1">
          <table:table-cell office:value-type="float" office:value="0.178665798157">
            <text:p>0.18</text:p>
          </table:table-cell>
          <table:table-cell table:number-columns-repeated="3"/>
          <table:table-cell table:formula="oooc:=([.A305]-[.$D$3])/[.$D$3]" office:value-type="float" office:value="-0.7141347229488">
            <text:p>-0.71</text:p>
          </table:table-cell>
          <table:table-cell table:number-columns-repeated="13"/>
        </table:table-row>
        <table:table-row table:style-name="ro1">
          <table:table-cell office:value-type="float" office:value="0.411244630814">
            <text:p>0.41</text:p>
          </table:table-cell>
          <table:table-cell table:number-columns-repeated="3"/>
          <table:table-cell table:formula="oooc:=([.A306]-[.$D$3])/[.$D$3]" office:value-type="float" office:value="-0.3420085906976">
            <text:p>-0.34</text:p>
          </table:table-cell>
          <table:table-cell table:number-columns-repeated="13"/>
        </table:table-row>
        <table:table-row table:style-name="ro1">
          <table:table-cell office:value-type="float" office:value="0.621742941439">
            <text:p>0.62</text:p>
          </table:table-cell>
          <table:table-cell table:number-columns-repeated="3"/>
          <table:table-cell table:formula="oooc:=([.A307]-[.$D$3])/[.$D$3]" office:value-type="float" office:value="-0.00521129369760001">
            <text:p>-0.01</text:p>
          </table:table-cell>
          <table:table-cell table:number-columns-repeated="13"/>
        </table:table-row>
        <table:table-row table:style-name="ro1">
          <table:table-cell office:value-type="float" office:value="0.901730582118">
            <text:p>0.9</text:p>
          </table:table-cell>
          <table:table-cell table:number-columns-repeated="3"/>
          <table:table-cell table:formula="oooc:=([.A308]-[.$D$3])/[.$D$3]" office:value-type="float" office:value="0.4427689313888">
            <text:p>0.44</text:p>
          </table:table-cell>
          <table:table-cell table:number-columns-repeated="13"/>
        </table:table-row>
        <table:table-row table:style-name="ro1">
          <table:table-cell office:value-type="float" office:value="0.824690908194">
            <text:p>0.82</text:p>
          </table:table-cell>
          <table:table-cell table:number-columns-repeated="3"/>
          <table:table-cell table:formula="oooc:=([.A309]-[.$D$3])/[.$D$3]" office:value-type="float" office:value="0.3195054531104">
            <text:p>0.32</text:p>
          </table:table-cell>
          <table:table-cell table:number-columns-repeated="13"/>
        </table:table-row>
        <table:table-row table:style-name="ro1">
          <table:table-cell office:value-type="float" office:value="0.742683187127">
            <text:p>0.74</text:p>
          </table:table-cell>
          <table:table-cell table:number-columns-repeated="3"/>
          <table:table-cell table:formula="oooc:=([.A310]-[.$D$3])/[.$D$3]" office:value-type="float" office:value="0.1882930994032">
            <text:p>0.19</text:p>
          </table:table-cell>
          <table:table-cell table:number-columns-repeated="13"/>
        </table:table-row>
        <table:table-row table:style-name="ro1">
          <table:table-cell office:value-type="float" office:value="1.03059835732">
            <text:p>1.03</text:p>
          </table:table-cell>
          <table:table-cell table:number-columns-repeated="3"/>
          <table:table-cell table:formula="oooc:=([.A311]-[.$D$3])/[.$D$3]" office:value-type="float" office:value="0.648957371712">
            <text:p>0.65</text:p>
          </table:table-cell>
          <table:table-cell table:number-columns-repeated="13"/>
        </table:table-row>
        <table:table-row table:style-name="ro1">
          <table:table-cell office:value-type="float" office:value="1.05262443423">
            <text:p>1.05</text:p>
          </table:table-cell>
          <table:table-cell table:number-columns-repeated="3"/>
          <table:table-cell table:formula="oooc:=([.A312]-[.$D$3])/[.$D$3]" office:value-type="float" office:value="0.684199094768">
            <text:p>0.68</text:p>
          </table:table-cell>
          <table:table-cell table:number-columns-repeated="13"/>
        </table:table-row>
        <table:table-row table:style-name="ro1">
          <table:table-cell office:value-type="float" office:value="1.0144559294">
            <text:p>1.01</text:p>
          </table:table-cell>
          <table:table-cell table:number-columns-repeated="3"/>
          <table:table-cell table:formula="oooc:=([.A313]-[.$D$3])/[.$D$3]" office:value-type="float" office:value="0.62312948704">
            <text:p>0.62</text:p>
          </table:table-cell>
          <table:table-cell table:number-columns-repeated="13"/>
        </table:table-row>
        <table:table-row table:style-name="ro1">
          <table:table-cell office:value-type="float" office:value="1.08363054693">
            <text:p>1.08</text:p>
          </table:table-cell>
          <table:table-cell table:number-columns-repeated="3"/>
          <table:table-cell table:formula="oooc:=([.A314]-[.$D$3])/[.$D$3]" office:value-type="float" office:value="0.733808875088">
            <text:p>0.73</text:p>
          </table:table-cell>
          <table:table-cell table:number-columns-repeated="13"/>
        </table:table-row>
        <table:table-row table:style-name="ro1">
          <table:table-cell office:value-type="float" office:value="0.988926962018">
            <text:p>0.99</text:p>
          </table:table-cell>
          <table:table-cell table:number-columns-repeated="3"/>
          <table:table-cell table:formula="oooc:=([.A315]-[.$D$3])/[.$D$3]" office:value-type="float" office:value="0.5822831392288">
            <text:p>0.58</text:p>
          </table:table-cell>
          <table:table-cell table:number-columns-repeated="13"/>
        </table:table-row>
        <table:table-row table:style-name="ro1">
          <table:table-cell office:value-type="float" office:value="0.939227566123">
            <text:p>0.94</text:p>
          </table:table-cell>
          <table:table-cell table:number-columns-repeated="3"/>
          <table:table-cell table:formula="oooc:=([.A316]-[.$D$3])/[.$D$3]" office:value-type="float" office:value="0.5027641057968">
            <text:p>0.5</text:p>
          </table:table-cell>
          <table:table-cell table:number-columns-repeated="13"/>
        </table:table-row>
        <table:table-row table:style-name="ro1">
          <table:table-cell office:value-type="float" office:value="0.269956961274">
            <text:p>0.27</text:p>
          </table:table-cell>
          <table:table-cell table:number-columns-repeated="3"/>
          <table:table-cell table:formula="oooc:=([.A317]-[.$D$3])/[.$D$3]" office:value-type="float" office:value="-0.5680688619616">
            <text:p>-0.57</text:p>
          </table:table-cell>
          <table:table-cell table:number-columns-repeated="13"/>
        </table:table-row>
        <table:table-row table:style-name="ro1">
          <table:table-cell office:value-type="float" office:value="0.103783709928">
            <text:p>0.1</text:p>
          </table:table-cell>
          <table:table-cell table:number-columns-repeated="3"/>
          <table:table-cell table:formula="oooc:=([.A318]-[.$D$3])/[.$D$3]" office:value-type="float" office:value="-0.8339460641152">
            <text:p>-0.83</text:p>
          </table:table-cell>
          <table:table-cell table:number-columns-repeated="13"/>
        </table:table-row>
        <table:table-row table:style-name="ro1">
          <table:table-cell office:value-type="float" office:value="0.632498860359">
            <text:p>0.63</text:p>
          </table:table-cell>
          <table:table-cell table:number-columns-repeated="3"/>
          <table:table-cell table:formula="oooc:=([.A319]-[.$D$3])/[.$D$3]" office:value-type="float" office:value="0.0119981765743999">
            <text:p>0.01</text:p>
          </table:table-cell>
          <table:table-cell table:number-columns-repeated="13"/>
        </table:table-row>
        <table:table-row table:style-name="ro1">
          <table:table-cell office:value-type="float" office:value="0.733276084065">
            <text:p>0.73</text:p>
          </table:table-cell>
          <table:table-cell table:number-columns-repeated="3"/>
          <table:table-cell table:formula="oooc:=([.A320]-[.$D$3])/[.$D$3]" office:value-type="float" office:value="0.173241734504">
            <text:p>0.17</text:p>
          </table:table-cell>
          <table:table-cell table:number-columns-repeated="13"/>
        </table:table-row>
        <table:table-row table:style-name="ro1">
          <table:table-cell office:value-type="float" office:value="0.0519290193915">
            <text:p>0.05</text:p>
          </table:table-cell>
          <table:table-cell table:number-columns-repeated="3"/>
          <table:table-cell table:formula="oooc:=([.A321]-[.$D$3])/[.$D$3]" office:value-type="float" office:value="-0.9169135689736">
            <text:p>-0.92</text:p>
          </table:table-cell>
          <table:table-cell table:number-columns-repeated="13"/>
        </table:table-row>
        <table:table-row table:style-name="ro1">
          <table:table-cell office:value-type="float" office:value="0.212187170982">
            <text:p>0.21</text:p>
          </table:table-cell>
          <table:table-cell table:number-columns-repeated="3"/>
          <table:table-cell table:formula="oooc:=([.A322]-[.$D$3])/[.$D$3]" office:value-type="float" office:value="-0.6605005264288">
            <text:p>-0.66</text:p>
          </table:table-cell>
          <table:table-cell table:number-columns-repeated="13"/>
        </table:table-row>
        <table:table-row table:style-name="ro1">
          <table:table-cell office:value-type="float" office:value="0.0490573933348">
            <text:p>0.05</text:p>
          </table:table-cell>
          <table:table-cell table:number-columns-repeated="3"/>
          <table:table-cell table:formula="oooc:=([.A323]-[.$D$3])/[.$D$3]" office:value-type="float" office:value="-0.92150817066432">
            <text:p>-0.92</text:p>
          </table:table-cell>
          <table:table-cell table:number-columns-repeated="13"/>
        </table:table-row>
        <table:table-row table:style-name="ro1">
          <table:table-cell office:value-type="float" office:value="0.117757180706">
            <text:p>0.12</text:p>
          </table:table-cell>
          <table:table-cell table:number-columns-repeated="3"/>
          <table:table-cell table:formula="oooc:=([.A324]-[.$D$3])/[.$D$3]" office:value-type="float" office:value="-0.8115885108704">
            <text:p>-0.81</text:p>
          </table:table-cell>
          <table:table-cell table:number-columns-repeated="13"/>
        </table:table-row>
        <table:table-row table:style-name="ro1">
          <table:table-cell office:value-type="float" office:value="0.666364878416">
            <text:p>0.67</text:p>
          </table:table-cell>
          <table:table-cell table:number-columns-repeated="3"/>
          <table:table-cell table:formula="oooc:=([.A325]-[.$D$3])/[.$D$3]" office:value-type="float" office:value="0.0661838054656">
            <text:p>0.07</text:p>
          </table:table-cell>
          <table:table-cell table:number-columns-repeated="13"/>
        </table:table-row>
        <table:table-row table:style-name="ro1">
          <table:table-cell office:value-type="float" office:value="0.121070137247">
            <text:p>0.12</text:p>
          </table:table-cell>
          <table:table-cell table:number-columns-repeated="3"/>
          <table:table-cell table:formula="oooc:=([.A326]-[.$D$3])/[.$D$3]" office:value-type="float" office:value="-0.8062877804048">
            <text:p>-0.81</text:p>
          </table:table-cell>
          <table:table-cell table:number-columns-repeated="13"/>
        </table:table-row>
        <table:table-row table:style-name="ro1">
          <table:table-cell office:value-type="float" office:value="0.000647116612527">
            <text:p>0</text:p>
          </table:table-cell>
          <table:table-cell table:number-columns-repeated="3"/>
          <table:table-cell table:formula="oooc:=([.A327]-[.$D$3])/[.$D$3]" office:value-type="float" office:value="-0.998964613419957">
            <text:p>-1</text:p>
          </table:table-cell>
          <table:table-cell table:number-columns-repeated="13"/>
        </table:table-row>
        <table:table-row table:style-name="ro1">
          <table:table-cell office:value-type="float" office:value="0.0530423829332">
            <text:p>0.05</text:p>
          </table:table-cell>
          <table:table-cell table:number-columns-repeated="3"/>
          <table:table-cell table:formula="oooc:=([.A328]-[.$D$3])/[.$D$3]" office:value-type="float" office:value="-0.91513218730688">
            <text:p>-0.92</text:p>
          </table:table-cell>
          <table:table-cell table:number-columns-repeated="13"/>
        </table:table-row>
        <table:table-row table:style-name="ro1">
          <table:table-cell office:value-type="float" office:value="0.259368754923">
            <text:p>0.26</text:p>
          </table:table-cell>
          <table:table-cell table:number-columns-repeated="3"/>
          <table:table-cell table:formula="oooc:=([.A329]-[.$D$3])/[.$D$3]" office:value-type="float" office:value="-0.5850099921232">
            <text:p>-0.59</text:p>
          </table:table-cell>
          <table:table-cell table:number-columns-repeated="13"/>
        </table:table-row>
        <table:table-row table:style-name="ro1">
          <table:table-cell office:value-type="float" office:value="0.063792411238">
            <text:p>0.06</text:p>
          </table:table-cell>
          <table:table-cell table:number-columns-repeated="3"/>
          <table:table-cell table:formula="oooc:=([.A330]-[.$D$3])/[.$D$3]" office:value-type="float" office:value="-0.8979321420192">
            <text:p>-0.9</text:p>
          </table:table-cell>
          <table:table-cell table:number-columns-repeated="13"/>
        </table:table-row>
        <table:table-row table:style-name="ro1">
          <table:table-cell office:value-type="float" office:value="0.194689296186">
            <text:p>0.19</text:p>
          </table:table-cell>
          <table:table-cell table:number-columns-repeated="3"/>
          <table:table-cell table:formula="oooc:=([.A331]-[.$D$3])/[.$D$3]" office:value-type="float" office:value="-0.6884971261024">
            <text:p>-0.69</text:p>
          </table:table-cell>
          <table:table-cell table:number-columns-repeated="13"/>
        </table:table-row>
        <table:table-row table:style-name="ro1">
          <table:table-cell office:value-type="float" office:value="0.0690737273544">
            <text:p>0.07</text:p>
          </table:table-cell>
          <table:table-cell table:number-columns-repeated="3"/>
          <table:table-cell table:formula="oooc:=([.A332]-[.$D$3])/[.$D$3]" office:value-type="float" office:value="-0.88948203623296">
            <text:p>-0.89</text:p>
          </table:table-cell>
          <table:table-cell table:number-columns-repeated="13"/>
        </table:table-row>
        <table:table-row table:style-name="ro1">
          <table:table-cell office:value-type="float" office:value="0.159724447876">
            <text:p>0.16</text:p>
          </table:table-cell>
          <table:table-cell table:number-columns-repeated="3"/>
          <table:table-cell table:formula="oooc:=([.A333]-[.$D$3])/[.$D$3]" office:value-type="float" office:value="-0.7444408833984">
            <text:p>-0.74</text:p>
          </table:table-cell>
          <table:table-cell table:number-columns-repeated="13"/>
        </table:table-row>
        <table:table-row table:style-name="ro1">
          <table:table-cell office:value-type="float" office:value="0.233911145478">
            <text:p>0.23</text:p>
          </table:table-cell>
          <table:table-cell table:number-columns-repeated="3"/>
          <table:table-cell table:formula="oooc:=([.A334]-[.$D$3])/[.$D$3]" office:value-type="float" office:value="-0.6257421672352">
            <text:p>-0.63</text:p>
          </table:table-cell>
          <table:table-cell table:number-columns-repeated="13"/>
        </table:table-row>
        <table:table-row table:style-name="ro1">
          <table:table-cell office:value-type="float" office:value="0.0879160128534">
            <text:p>0.09</text:p>
          </table:table-cell>
          <table:table-cell table:number-columns-repeated="3"/>
          <table:table-cell table:formula="oooc:=([.A335]-[.$D$3])/[.$D$3]" office:value-type="float" office:value="-0.85933437943456">
            <text:p>-0.86</text:p>
          </table:table-cell>
          <table:table-cell table:number-columns-repeated="13"/>
        </table:table-row>
        <table:table-row table:style-name="ro1">
          <table:table-cell office:value-type="float" office:value="0.087469285354">
            <text:p>0.09</text:p>
          </table:table-cell>
          <table:table-cell table:number-columns-repeated="3"/>
          <table:table-cell table:formula="oooc:=([.A336]-[.$D$3])/[.$D$3]" office:value-type="float" office:value="-0.8600491434336">
            <text:p>-0.86</text:p>
          </table:table-cell>
          <table:table-cell table:number-columns-repeated="13"/>
        </table:table-row>
        <table:table-row table:style-name="ro1">
          <table:table-cell office:value-type="float" office:value="0.201009009033">
            <text:p>0.2</text:p>
          </table:table-cell>
          <table:table-cell table:number-columns-repeated="3"/>
          <table:table-cell table:formula="oooc:=([.A337]-[.$D$3])/[.$D$3]" office:value-type="float" office:value="-0.6783855855472">
            <text:p>-0.68</text:p>
          </table:table-cell>
          <table:table-cell table:number-columns-repeated="13"/>
        </table:table-row>
        <table:table-row table:style-name="ro1">
          <table:table-cell office:value-type="float" office:value="0.170882698148">
            <text:p>0.17</text:p>
          </table:table-cell>
          <table:table-cell table:number-columns-repeated="3"/>
          <table:table-cell table:formula="oooc:=([.A338]-[.$D$3])/[.$D$3]" office:value-type="float" office:value="-0.7265876829632">
            <text:p>-0.73</text:p>
          </table:table-cell>
          <table:table-cell table:number-columns-repeated="13"/>
        </table:table-row>
        <table:table-row table:style-name="ro1">
          <table:table-cell office:value-type="float" office:value="0.487616844475">
            <text:p>0.49</text:p>
          </table:table-cell>
          <table:table-cell table:number-columns-repeated="3"/>
          <table:table-cell table:formula="oooc:=([.A339]-[.$D$3])/[.$D$3]" office:value-type="float" office:value="-0.21981304884">
            <text:p>-0.22</text:p>
          </table:table-cell>
          <table:table-cell table:number-columns-repeated="13"/>
        </table:table-row>
        <table:table-row table:style-name="ro1">
          <table:table-cell office:value-type="float" office:value="0.110234515741">
            <text:p>0.11</text:p>
          </table:table-cell>
          <table:table-cell table:number-columns-repeated="3"/>
          <table:table-cell table:formula="oooc:=([.A340]-[.$D$3])/[.$D$3]" office:value-type="float" office:value="-0.8236247748144">
            <text:p>-0.82</text:p>
          </table:table-cell>
          <table:table-cell table:number-columns-repeated="13"/>
        </table:table-row>
        <table:table-row table:style-name="ro1">
          <table:table-cell office:value-type="float" office:value="0.371554270387">
            <text:p>0.37</text:p>
          </table:table-cell>
          <table:table-cell table:number-columns-repeated="3"/>
          <table:table-cell table:formula="oooc:=([.A341]-[.$D$3])/[.$D$3]" office:value-type="float" office:value="-0.4055131673808">
            <text:p>-0.41</text:p>
          </table:table-cell>
          <table:table-cell table:number-columns-repeated="13"/>
        </table:table-row>
        <table:table-row table:style-name="ro1">
          <table:table-cell office:value-type="float" office:value="0.226236712188">
            <text:p>0.23</text:p>
          </table:table-cell>
          <table:table-cell table:number-columns-repeated="3"/>
          <table:table-cell table:formula="oooc:=([.A342]-[.$D$3])/[.$D$3]" office:value-type="float" office:value="-0.6380212604992">
            <text:p>-0.64</text:p>
          </table:table-cell>
          <table:table-cell table:number-columns-repeated="13"/>
        </table:table-row>
        <table:table-row table:style-name="ro1">
          <table:table-cell office:value-type="float" office:value="0.115429237485">
            <text:p>0.12</text:p>
          </table:table-cell>
          <table:table-cell table:number-columns-repeated="3"/>
          <table:table-cell table:formula="oooc:=([.A343]-[.$D$3])/[.$D$3]" office:value-type="float" office:value="-0.815313220024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317563489079">
            <text:p>0.03</text:p>
          </table:table-cell>
          <table:table-cell table:number-columns-repeated="3"/>
          <table:table-cell table:formula="oooc:=([.A344]-[.$D$3])/[.$D$3]" office:value-type="float" office:value="-0.94918984174736">
            <text:p>-0.95</text:p>
          </table:table-cell>
          <table:table-cell table:number-columns-repeated="13"/>
        </table:table-row>
        <table:table-row table:style-name="ro1">
          <table:table-cell office:value-type="float" office:value="0.870662778616">
            <text:p>0.87</text:p>
          </table:table-cell>
          <table:table-cell table:number-columns-repeated="3"/>
          <table:table-cell table:formula="oooc:=([.A345]-[.$D$3])/[.$D$3]" office:value-type="float" office:value="0.3930604457856">
            <text:p>0.39</text:p>
          </table:table-cell>
          <table:table-cell table:number-columns-repeated="13"/>
        </table:table-row>
        <table:table-row table:style-name="ro1">
          <table:table-cell office:value-type="float" office:value="0.0958025082946">
            <text:p>0.1</text:p>
          </table:table-cell>
          <table:table-cell table:number-columns-repeated="3"/>
          <table:table-cell table:formula="oooc:=([.A346]-[.$D$3])/[.$D$3]" office:value-type="float" office:value="-0.84671598672864">
            <text:p>-0.85</text:p>
          </table:table-cell>
          <table:table-cell table:number-columns-repeated="13"/>
        </table:table-row>
        <table:table-row table:style-name="ro1">
          <table:table-cell office:value-type="float" office:value="1.00764609873">
            <text:p>1.01</text:p>
          </table:table-cell>
          <table:table-cell table:number-columns-repeated="3"/>
          <table:table-cell table:formula="oooc:=([.A347]-[.$D$3])/[.$D$3]" office:value-type="float" office:value="0.612233757968">
            <text:p>0.61</text:p>
          </table:table-cell>
          <table:table-cell table:number-columns-repeated="13"/>
        </table:table-row>
        <table:table-row table:style-name="ro1">
          <table:table-cell office:value-type="float" office:value="0.208113342524">
            <text:p>0.21</text:p>
          </table:table-cell>
          <table:table-cell table:number-columns-repeated="3"/>
          <table:table-cell table:formula="oooc:=([.A348]-[.$D$3])/[.$D$3]" office:value-type="float" office:value="-0.6670186519616">
            <text:p>-0.67</text:p>
          </table:table-cell>
          <table:table-cell table:number-columns-repeated="13"/>
        </table:table-row>
        <table:table-row table:style-name="ro1">
          <table:table-cell office:value-type="float" office:value="0.282692760229">
            <text:p>0.28</text:p>
          </table:table-cell>
          <table:table-cell table:number-columns-repeated="3"/>
          <table:table-cell table:formula="oooc:=([.A349]-[.$D$3])/[.$D$3]" office:value-type="float" office:value="-0.5476915836336">
            <text:p>-0.55</text:p>
          </table:table-cell>
          <table:table-cell table:number-columns-repeated="13"/>
        </table:table-row>
        <table:table-row table:style-name="ro1">
          <table:table-cell office:value-type="float" office:value="0.375958159566">
            <text:p>0.38</text:p>
          </table:table-cell>
          <table:table-cell table:number-columns-repeated="3"/>
          <table:table-cell table:formula="oooc:=([.A350]-[.$D$3])/[.$D$3]" office:value-type="float" office:value="-0.3984669446944">
            <text:p>-0.4</text:p>
          </table:table-cell>
          <table:table-cell table:number-columns-repeated="13"/>
        </table:table-row>
        <table:table-row table:style-name="ro1">
          <table:table-cell office:value-type="float" office:value="0.122372535989">
            <text:p>0.12</text:p>
          </table:table-cell>
          <table:table-cell table:number-columns-repeated="3"/>
          <table:table-cell table:formula="oooc:=([.A351]-[.$D$3])/[.$D$3]" office:value-type="float" office:value="-0.8042039424176">
            <text:p>-0.8</text:p>
          </table:table-cell>
          <table:table-cell table:number-columns-repeated="13"/>
        </table:table-row>
        <table:table-row table:style-name="ro1">
          <table:table-cell office:value-type="float" office:value="0.196522921324">
            <text:p>0.2</text:p>
          </table:table-cell>
          <table:table-cell table:number-columns-repeated="3"/>
          <table:table-cell table:formula="oooc:=([.A352]-[.$D$3])/[.$D$3]" office:value-type="float" office:value="-0.6855633258816">
            <text:p>-0.69</text:p>
          </table:table-cell>
          <table:table-cell table:number-columns-repeated="13"/>
        </table:table-row>
        <table:table-row table:style-name="ro1">
          <table:table-cell office:value-type="float" office:value="0.189686734229">
            <text:p>0.19</text:p>
          </table:table-cell>
          <table:table-cell table:number-columns-repeated="3"/>
          <table:table-cell table:formula="oooc:=([.A353]-[.$D$3])/[.$D$3]" office:value-type="float" office:value="-0.6965012252336">
            <text:p>-0.7</text:p>
          </table:table-cell>
          <table:table-cell table:number-columns-repeated="13"/>
        </table:table-row>
        <table:table-row table:style-name="ro1">
          <table:table-cell office:value-type="float" office:value="0.0232307519764">
            <text:p>0.02</text:p>
          </table:table-cell>
          <table:table-cell table:number-columns-repeated="3"/>
          <table:table-cell table:formula="oooc:=([.A354]-[.$D$3])/[.$D$3]" office:value-type="float" office:value="-0.96283079683776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174252712168">
            <text:p>0.02</text:p>
          </table:table-cell>
          <table:table-cell table:number-columns-repeated="3"/>
          <table:table-cell table:formula="oooc:=([.A355]-[.$D$3])/[.$D$3]" office:value-type="float" office:value="-0.97211956605312">
            <text:p>-0.97</text:p>
          </table:table-cell>
          <table:table-cell table:number-columns-repeated="13"/>
        </table:table-row>
        <table:table-row table:style-name="ro1">
          <table:table-cell office:value-type="float" office:value="0.127624925226">
            <text:p>0.13</text:p>
          </table:table-cell>
          <table:table-cell table:number-columns-repeated="3"/>
          <table:table-cell table:formula="oooc:=([.A356]-[.$D$3])/[.$D$3]" office:value-type="float" office:value="-0.7958001196384">
            <text:p>-0.8</text:p>
          </table:table-cell>
          <table:table-cell table:number-columns-repeated="13"/>
        </table:table-row>
        <table:table-row table:style-name="ro1">
          <table:table-cell office:value-type="float" office:value="0.0135203241371">
            <text:p>0.01</text:p>
          </table:table-cell>
          <table:table-cell table:number-columns-repeated="3"/>
          <table:table-cell table:formula="oooc:=([.A357]-[.$D$3])/[.$D$3]" office:value-type="float" office:value="-0.97836748138064">
            <text:p>-0.98</text:p>
          </table:table-cell>
          <table:table-cell table:number-columns-repeated="13"/>
        </table:table-row>
        <table:table-row table:style-name="ro1">
          <table:table-cell office:value-type="float" office:value="0.161327980459">
            <text:p>0.16</text:p>
          </table:table-cell>
          <table:table-cell table:number-columns-repeated="3"/>
          <table:table-cell table:formula="oooc:=([.A358]-[.$D$3])/[.$D$3]" office:value-type="float" office:value="-0.7418752312656">
            <text:p>-0.74</text:p>
          </table:table-cell>
          <table:table-cell table:number-columns-repeated="13"/>
        </table:table-row>
        <table:table-row table:style-name="ro1">
          <table:table-cell office:value-type="float" office:value="0.35322226584">
            <text:p>0.35</text:p>
          </table:table-cell>
          <table:table-cell table:number-columns-repeated="3"/>
          <table:table-cell table:formula="oooc:=([.A359]-[.$D$3])/[.$D$3]" office:value-type="float" office:value="-0.434844374656">
            <text:p>-0.43</text:p>
          </table:table-cell>
          <table:table-cell table:number-columns-repeated="13"/>
        </table:table-row>
        <table:table-row table:style-name="ro1">
          <table:table-cell office:value-type="float" office:value="0.0190348888282">
            <text:p>0.02</text:p>
          </table:table-cell>
          <table:table-cell table:number-columns-repeated="3"/>
          <table:table-cell table:formula="oooc:=([.A360]-[.$D$3])/[.$D$3]" office:value-type="float" office:value="-0.9695441778748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449093524367">
            <text:p>0.04</text:p>
          </table:table-cell>
          <table:table-cell table:number-columns-repeated="3"/>
          <table:table-cell table:formula="oooc:=([.A361]-[.$D$3])/[.$D$3]" office:value-type="float" office:value="-0.92814503610128">
            <text:p>-0.93</text:p>
          </table:table-cell>
          <table:table-cell table:number-columns-repeated="13"/>
        </table:table-row>
        <table:table-row table:style-name="ro1">
          <table:table-cell office:value-type="float" office:value="0.0854514725506">
            <text:p>0.09</text:p>
          </table:table-cell>
          <table:table-cell table:number-columns-repeated="3"/>
          <table:table-cell table:formula="oooc:=([.A362]-[.$D$3])/[.$D$3]" office:value-type="float" office:value="-0.86327764391904">
            <text:p>-0.86</text:p>
          </table:table-cell>
          <table:table-cell table:number-columns-repeated="13"/>
        </table:table-row>
        <table:table-row table:style-name="ro1">
          <table:table-cell office:value-type="float" office:value="0.0402217032388">
            <text:p>0.04</text:p>
          </table:table-cell>
          <table:table-cell table:number-columns-repeated="3"/>
          <table:table-cell table:formula="oooc:=([.A363]-[.$D$3])/[.$D$3]" office:value-type="float" office:value="-0.93564527481792">
            <text:p>-0.94</text:p>
          </table:table-cell>
          <table:table-cell table:number-columns-repeated="13"/>
        </table:table-row>
        <table:table-row table:style-name="ro1">
          <table:table-cell office:value-type="float" office:value="0.0470289820805">
            <text:p>0.05</text:p>
          </table:table-cell>
          <table:table-cell table:number-columns-repeated="3"/>
          <table:table-cell table:formula="oooc:=([.A364]-[.$D$3])/[.$D$3]" office:value-type="float" office:value="-0.9247536286712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450710114092">
            <text:p>0.05</text:p>
          </table:table-cell>
          <table:table-cell table:number-columns-repeated="3"/>
          <table:table-cell table:formula="oooc:=([.A365]-[.$D$3])/[.$D$3]" office:value-type="float" office:value="-0.92788638174528">
            <text:p>-0.93</text:p>
          </table:table-cell>
          <table:table-cell table:number-columns-repeated="13"/>
        </table:table-row>
        <table:table-row table:style-name="ro1">
          <table:table-cell office:value-type="float" office:value="0.0656439457089">
            <text:p>0.07</text:p>
          </table:table-cell>
          <table:table-cell table:number-columns-repeated="3"/>
          <table:table-cell table:formula="oooc:=([.A366]-[.$D$3])/[.$D$3]" office:value-type="float" office:value="-0.89496968686576">
            <text:p>-0.89</text:p>
          </table:table-cell>
          <table:table-cell table:number-columns-repeated="13"/>
        </table:table-row>
        <table:table-row table:style-name="ro1">
          <table:table-cell office:value-type="float" office:value="0.0345454947092">
            <text:p>0.03</text:p>
          </table:table-cell>
          <table:table-cell table:number-columns-repeated="3"/>
          <table:table-cell table:formula="oooc:=([.A367]-[.$D$3])/[.$D$3]" office:value-type="float" office:value="-0.94472720846528">
            <text:p>-0.94</text:p>
          </table:table-cell>
          <table:table-cell table:number-columns-repeated="13"/>
        </table:table-row>
        <table:table-row table:style-name="ro1">
          <table:table-cell office:value-type="float" office:value="0.0177572853863">
            <text:p>0.02</text:p>
          </table:table-cell>
          <table:table-cell table:number-columns-repeated="3"/>
          <table:table-cell table:formula="oooc:=([.A368]-[.$D$3])/[.$D$3]" office:value-type="float" office:value="-0.97158834338192">
            <text:p>-0.97</text:p>
          </table:table-cell>
          <table:table-cell table:number-columns-repeated="13"/>
        </table:table-row>
        <table:table-row table:style-name="ro1">
          <table:table-cell office:value-type="float" office:value="0.161171630025">
            <text:p>0.16</text:p>
          </table:table-cell>
          <table:table-cell table:number-columns-repeated="3"/>
          <table:table-cell table:formula="oooc:=([.A369]-[.$D$3])/[.$D$3]" office:value-type="float" office:value="-0.74212539196">
            <text:p>-0.74</text:p>
          </table:table-cell>
          <table:table-cell table:number-columns-repeated="13"/>
        </table:table-row>
        <table:table-row table:style-name="ro1">
          <table:table-cell office:value-type="float" office:value="0.0239877984859">
            <text:p>0.02</text:p>
          </table:table-cell>
          <table:table-cell table:number-columns-repeated="3"/>
          <table:table-cell table:formula="oooc:=([.A370]-[.$D$3])/[.$D$3]" office:value-type="float" office:value="-0.96161952242256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903688371181">
            <text:p>0.09</text:p>
          </table:table-cell>
          <table:table-cell table:number-columns-repeated="3"/>
          <table:table-cell table:formula="oooc:=([.A371]-[.$D$3])/[.$D$3]" office:value-type="float" office:value="-0.85540986061104">
            <text:p>-0.86</text:p>
          </table:table-cell>
          <table:table-cell table:number-columns-repeated="13"/>
        </table:table-row>
        <table:table-row table:style-name="ro1">
          <table:table-cell office:value-type="float" office:value="0.167536679655">
            <text:p>0.17</text:p>
          </table:table-cell>
          <table:table-cell table:number-columns-repeated="3"/>
          <table:table-cell table:formula="oooc:=([.A372]-[.$D$3])/[.$D$3]" office:value-type="float" office:value="-0.731941312552">
            <text:p>-0.73</text:p>
          </table:table-cell>
          <table:table-cell table:number-columns-repeated="13"/>
        </table:table-row>
        <table:table-row table:style-name="ro1">
          <table:table-cell office:value-type="float" office:value="0.0183451932389">
            <text:p>0.02</text:p>
          </table:table-cell>
          <table:table-cell table:number-columns-repeated="3"/>
          <table:table-cell table:formula="oooc:=([.A373]-[.$D$3])/[.$D$3]" office:value-type="float" office:value="-0.97064769081776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301308417693">
            <text:p>0.03</text:p>
          </table:table-cell>
          <table:table-cell table:number-columns-repeated="3"/>
          <table:table-cell table:formula="oooc:=([.A374]-[.$D$3])/[.$D$3]" office:value-type="float" office:value="-0.95179065316912">
            <text:p>-0.95</text:p>
          </table:table-cell>
          <table:table-cell table:number-columns-repeated="13"/>
        </table:table-row>
        <table:table-row table:style-name="ro1">
          <table:table-cell office:value-type="float" office:value="0.108464043587">
            <text:p>0.11</text:p>
          </table:table-cell>
          <table:table-cell table:number-columns-repeated="3"/>
          <table:table-cell table:formula="oooc:=([.A375]-[.$D$3])/[.$D$3]" office:value-type="float" office:value="-0.8264575302608">
            <text:p>-0.83</text:p>
          </table:table-cell>
          <table:table-cell table:number-columns-repeated="13"/>
        </table:table-row>
        <table:table-row table:style-name="ro1">
          <table:table-cell office:value-type="float" office:value="0.0326317362487">
            <text:p>0.03</text:p>
          </table:table-cell>
          <table:table-cell table:number-columns-repeated="3"/>
          <table:table-cell table:formula="oooc:=([.A376]-[.$D$3])/[.$D$3]" office:value-type="float" office:value="-0.94778922200208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153210421558">
            <text:p>0.02</text:p>
          </table:table-cell>
          <table:table-cell table:number-columns-repeated="3"/>
          <table:table-cell table:formula="oooc:=([.A377]-[.$D$3])/[.$D$3]" office:value-type="float" office:value="-0.9754863325507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115425763652">
            <text:p>0.12</text:p>
          </table:table-cell>
          <table:table-cell table:number-columns-repeated="3"/>
          <table:table-cell table:formula="oooc:=([.A378]-[.$D$3])/[.$D$3]" office:value-type="float" office:value="-0.8153187781568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019400306337">
            <text:p>0</text:p>
          </table:table-cell>
          <table:table-cell table:number-columns-repeated="3"/>
          <table:table-cell table:formula="oooc:=([.A379]-[.$D$3])/[.$D$3]" office:value-type="float" office:value="-0.99689595098608">
            <text:p>-1</text:p>
          </table:table-cell>
          <table:table-cell table:number-columns-repeated="13"/>
        </table:table-row>
        <table:table-row table:style-name="ro1">
          <table:table-cell office:value-type="float" office:value="0.0148160476238">
            <text:p>0.01</text:p>
          </table:table-cell>
          <table:table-cell table:number-columns-repeated="3"/>
          <table:table-cell table:formula="oooc:=([.A380]-[.$D$3])/[.$D$3]" office:value-type="float" office:value="-0.9762943238019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24636273738">
            <text:p>0.02</text:p>
          </table:table-cell>
          <table:table-cell table:number-columns-repeated="3"/>
          <table:table-cell table:formula="oooc:=([.A381]-[.$D$3])/[.$D$3]" office:value-type="float" office:value="-0.9605819620192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326543673873">
            <text:p>0.03</text:p>
          </table:table-cell>
          <table:table-cell table:number-columns-repeated="3"/>
          <table:table-cell table:formula="oooc:=([.A382]-[.$D$3])/[.$D$3]" office:value-type="float" office:value="-0.94775301218032">
            <text:p>-0.95</text:p>
          </table:table-cell>
          <table:table-cell table:number-columns-repeated="13"/>
        </table:table-row>
        <table:table-row table:style-name="ro1">
          <table:table-cell office:value-type="float" office:value="0.126464683563">
            <text:p>0.13</text:p>
          </table:table-cell>
          <table:table-cell table:number-columns-repeated="3"/>
          <table:table-cell table:formula="oooc:=([.A383]-[.$D$3])/[.$D$3]" office:value-type="float" office:value="-0.7976565062992">
            <text:p>-0.8</text:p>
          </table:table-cell>
          <table:table-cell table:number-columns-repeated="13"/>
        </table:table-row>
        <table:table-row table:style-name="ro1">
          <table:table-cell office:value-type="float" office:value="0.0450935959816">
            <text:p>0.05</text:p>
          </table:table-cell>
          <table:table-cell table:number-columns-repeated="3"/>
          <table:table-cell table:formula="oooc:=([.A384]-[.$D$3])/[.$D$3]" office:value-type="float" office:value="-0.92785024642944">
            <text:p>-0.93</text:p>
          </table:table-cell>
          <table:table-cell table:number-columns-repeated="13"/>
        </table:table-row>
        <table:table-row table:style-name="ro1">
          <table:table-cell office:value-type="float" office:value="0.033635252621">
            <text:p>0.03</text:p>
          </table:table-cell>
          <table:table-cell table:number-columns-repeated="3"/>
          <table:table-cell table:formula="oooc:=([.A385]-[.$D$3])/[.$D$3]" office:value-type="float" office:value="-0.9461835958064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286475988105">
            <text:p>0.03</text:p>
          </table:table-cell>
          <table:table-cell table:number-columns-repeated="3"/>
          <table:table-cell table:formula="oooc:=([.A386]-[.$D$3])/[.$D$3]" office:value-type="float" office:value="-0.9541638419032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35692518577">
            <text:p>0.04</text:p>
          </table:table-cell>
          <table:table-cell table:number-columns-repeated="3"/>
          <table:table-cell table:formula="oooc:=([.A387]-[.$D$3])/[.$D$3]" office:value-type="float" office:value="-0.9428919702768">
            <text:p>-0.94</text:p>
          </table:table-cell>
          <table:table-cell table:number-columns-repeated="13"/>
        </table:table-row>
        <table:table-row table:style-name="ro1">
          <table:table-cell office:value-type="float" office:value="0.193714983761">
            <text:p>0.19</text:p>
          </table:table-cell>
          <table:table-cell table:number-columns-repeated="3"/>
          <table:table-cell table:formula="oooc:=([.A388]-[.$D$3])/[.$D$3]" office:value-type="float" office:value="-0.6900560259824">
            <text:p>-0.69</text:p>
          </table:table-cell>
          <table:table-cell table:number-columns-repeated="13"/>
        </table:table-row>
        <table:table-row table:style-name="ro1">
          <table:table-cell office:value-type="float" office:value="0.032621929422">
            <text:p>0.03</text:p>
          </table:table-cell>
          <table:table-cell table:number-columns-repeated="3"/>
          <table:table-cell table:formula="oooc:=([.A389]-[.$D$3])/[.$D$3]" office:value-type="float" office:value="-0.9478049129248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962249189615">
            <text:p>0.1</text:p>
          </table:table-cell>
          <table:table-cell table:number-columns-repeated="3"/>
          <table:table-cell table:formula="oooc:=([.A390]-[.$D$3])/[.$D$3]" office:value-type="float" office:value="-0.8460401296616">
            <text:p>-0.85</text:p>
          </table:table-cell>
          <table:table-cell table:number-columns-repeated="13"/>
        </table:table-row>
        <table:table-row table:style-name="ro1">
          <table:table-cell office:value-type="float" office:value="0.190509334207">
            <text:p>0.19</text:p>
          </table:table-cell>
          <table:table-cell table:number-columns-repeated="3"/>
          <table:table-cell table:formula="oooc:=([.A391]-[.$D$3])/[.$D$3]" office:value-type="float" office:value="-0.6951850652688">
            <text:p>-0.7</text:p>
          </table:table-cell>
          <table:table-cell table:number-columns-repeated="13"/>
        </table:table-row>
        <table:table-row table:style-name="ro1">
          <table:table-cell office:value-type="float" office:value="0.0211937492713">
            <text:p>0.02</text:p>
          </table:table-cell>
          <table:table-cell table:number-columns-repeated="3"/>
          <table:table-cell table:formula="oooc:=([.A392]-[.$D$3])/[.$D$3]" office:value-type="float" office:value="-0.96609000116592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495569268242">
            <text:p>0.05</text:p>
          </table:table-cell>
          <table:table-cell table:number-columns-repeated="3"/>
          <table:table-cell table:formula="oooc:=([.A393]-[.$D$3])/[.$D$3]" office:value-type="float" office:value="-0.92070891708128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925751030445">
            <text:p>0.09</text:p>
          </table:table-cell>
          <table:table-cell table:number-columns-repeated="3"/>
          <table:table-cell table:formula="oooc:=([.A394]-[.$D$3])/[.$D$3]" office:value-type="float" office:value="-0.8518798351288">
            <text:p>-0.85</text:p>
          </table:table-cell>
          <table:table-cell table:number-columns-repeated="13"/>
        </table:table-row>
        <table:table-row table:style-name="ro1">
          <table:table-cell office:value-type="float" office:value="0.0331113836728">
            <text:p>0.03</text:p>
          </table:table-cell>
          <table:table-cell table:number-columns-repeated="3"/>
          <table:table-cell table:formula="oooc:=([.A395]-[.$D$3])/[.$D$3]" office:value-type="float" office:value="-0.94702178612352">
            <text:p>-0.95</text:p>
          </table:table-cell>
          <table:table-cell table:number-columns-repeated="13"/>
        </table:table-row>
        <table:table-row table:style-name="ro1">
          <table:table-cell office:value-type="float" office:value="0.110113602132">
            <text:p>0.11</text:p>
          </table:table-cell>
          <table:table-cell table:number-columns-repeated="3"/>
          <table:table-cell table:formula="oooc:=([.A396]-[.$D$3])/[.$D$3]" office:value-type="float" office:value="-0.8238182365888">
            <text:p>-0.82</text:p>
          </table:table-cell>
          <table:table-cell table:number-columns-repeated="13"/>
        </table:table-row>
        <table:table-row table:style-name="ro1">
          <table:table-cell office:value-type="float" office:value="0.112798949704">
            <text:p>0.11</text:p>
          </table:table-cell>
          <table:table-cell table:number-columns-repeated="3"/>
          <table:table-cell table:formula="oooc:=([.A397]-[.$D$3])/[.$D$3]" office:value-type="float" office:value="-0.8195216804736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0139537864015">
            <text:p>0</text:p>
          </table:table-cell>
          <table:table-cell table:number-columns-repeated="3"/>
          <table:table-cell table:formula="oooc:=([.A398]-[.$D$3])/[.$D$3]" office:value-type="float" office:value="-0.99776739417576">
            <text:p>-1</text:p>
          </table:table-cell>
          <table:table-cell table:number-columns-repeated="13"/>
        </table:table-row>
        <table:table-row table:style-name="ro1">
          <table:table-cell office:value-type="float" office:value="0.0920135714114">
            <text:p>0.09</text:p>
          </table:table-cell>
          <table:table-cell table:number-columns-repeated="3"/>
          <table:table-cell table:formula="oooc:=([.A399]-[.$D$3])/[.$D$3]" office:value-type="float" office:value="-0.85277828574176">
            <text:p>-0.85</text:p>
          </table:table-cell>
          <table:table-cell table:number-columns-repeated="13"/>
        </table:table-row>
        <table:table-row table:style-name="ro1">
          <table:table-cell office:value-type="float" office:value="0.00339717167662">
            <text:p>0</text:p>
          </table:table-cell>
          <table:table-cell table:number-columns-repeated="3"/>
          <table:table-cell table:formula="oooc:=([.A400]-[.$D$3])/[.$D$3]" office:value-type="float" office:value="-0.994564525317408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471148872748">
            <text:p>0.05</text:p>
          </table:table-cell>
          <table:table-cell table:number-columns-repeated="3"/>
          <table:table-cell table:formula="oooc:=([.A401]-[.$D$3])/[.$D$3]" office:value-type="float" office:value="-0.92461618036032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980337150395">
            <text:p>0.1</text:p>
          </table:table-cell>
          <table:table-cell table:number-columns-repeated="3"/>
          <table:table-cell table:formula="oooc:=([.A402]-[.$D$3])/[.$D$3]" office:value-type="float" office:value="-0.8431460559368">
            <text:p>-0.84</text:p>
          </table:table-cell>
          <table:table-cell table:number-columns-repeated="13"/>
        </table:table-row>
        <table:table-row table:style-name="ro1">
          <table:table-cell office:value-type="float" office:value="0.0968773756176">
            <text:p>0.1</text:p>
          </table:table-cell>
          <table:table-cell table:number-columns-repeated="3"/>
          <table:table-cell table:formula="oooc:=([.A403]-[.$D$3])/[.$D$3]" office:value-type="float" office:value="-0.84499619901184">
            <text:p>-0.84</text:p>
          </table:table-cell>
          <table:table-cell table:number-columns-repeated="13"/>
        </table:table-row>
        <table:table-row table:style-name="ro1">
          <table:table-cell office:value-type="float" office:value="0.0040058940067">
            <text:p>0</text:p>
          </table:table-cell>
          <table:table-cell table:number-columns-repeated="3"/>
          <table:table-cell table:formula="oooc:=([.A404]-[.$D$3])/[.$D$3]" office:value-type="float" office:value="-0.99359056958928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0025620807719">
            <text:p>0</text:p>
          </table:table-cell>
          <table:table-cell table:number-columns-repeated="3"/>
          <table:table-cell table:formula="oooc:=([.A405]-[.$D$3])/[.$D$3]" office:value-type="float" office:value="-0.999590067076496">
            <text:p>-1</text:p>
          </table:table-cell>
          <table:table-cell table:number-columns-repeated="13"/>
        </table:table-row>
        <table:table-row table:style-name="ro1">
          <table:table-cell office:value-type="float" office:value="0.0148880365305">
            <text:p>0.01</text:p>
          </table:table-cell>
          <table:table-cell table:number-columns-repeated="3"/>
          <table:table-cell table:formula="oooc:=([.A406]-[.$D$3])/[.$D$3]" office:value-type="float" office:value="-0.976179141551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112833250314">
            <text:p>0.11</text:p>
          </table:table-cell>
          <table:table-cell table:number-columns-repeated="3"/>
          <table:table-cell table:formula="oooc:=([.A407]-[.$D$3])/[.$D$3]" office:value-type="float" office:value="-0.8194667994976">
            <text:p>-0.82</text:p>
          </table:table-cell>
          <table:table-cell table:number-columns-repeated="13"/>
        </table:table-row>
        <table:table-row table:style-name="ro1">
          <table:table-cell office:value-type="float" office:value="0.0174195831642">
            <text:p>0.02</text:p>
          </table:table-cell>
          <table:table-cell table:number-columns-repeated="3"/>
          <table:table-cell table:formula="oooc:=([.A408]-[.$D$3])/[.$D$3]" office:value-type="float" office:value="-0.9721286669372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982328411192">
            <text:p>0.1</text:p>
          </table:table-cell>
          <table:table-cell table:number-columns-repeated="3"/>
          <table:table-cell table:formula="oooc:=([.A409]-[.$D$3])/[.$D$3]" office:value-type="float" office:value="-0.84282745420928">
            <text:p>-0.84</text:p>
          </table:table-cell>
          <table:table-cell table:number-columns-repeated="13"/>
        </table:table-row>
        <table:table-row table:style-name="ro1">
          <table:table-cell office:value-type="float" office:value="0.0170831021387">
            <text:p>0.02</text:p>
          </table:table-cell>
          <table:table-cell table:number-columns-repeated="3"/>
          <table:table-cell table:formula="oooc:=([.A410]-[.$D$3])/[.$D$3]" office:value-type="float" office:value="-0.9726670365780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00634843818261">
            <text:p>0</text:p>
          </table:table-cell>
          <table:table-cell table:number-columns-repeated="3"/>
          <table:table-cell table:formula="oooc:=([.A411]-[.$D$3])/[.$D$3]" office:value-type="float" office:value="-0.998984249890782">
            <text:p>-1</text:p>
          </table:table-cell>
          <table:table-cell table:number-columns-repeated="13"/>
        </table:table-row>
        <table:table-row table:style-name="ro1">
          <table:table-cell office:value-type="float" office:value="0.0476823979989">
            <text:p>0.05</text:p>
          </table:table-cell>
          <table:table-cell table:number-columns-repeated="3"/>
          <table:table-cell table:formula="oooc:=([.A412]-[.$D$3])/[.$D$3]" office:value-type="float" office:value="-0.92370816320176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165680411737">
            <text:p>0.02</text:p>
          </table:table-cell>
          <table:table-cell table:number-columns-repeated="3"/>
          <table:table-cell table:formula="oooc:=([.A413]-[.$D$3])/[.$D$3]" office:value-type="float" office:value="-0.9734911341220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21127006039">
            <text:p>0.02</text:p>
          </table:table-cell>
          <table:table-cell table:number-columns-repeated="3"/>
          <table:table-cell table:formula="oooc:=([.A414]-[.$D$3])/[.$D$3]" office:value-type="float" office:value="-0.9661967903376">
            <text:p>-0.97</text:p>
          </table:table-cell>
          <table:table-cell table:number-columns-repeated="13"/>
        </table:table-row>
        <table:table-row table:style-name="ro1">
          <table:table-cell office:value-type="float" office:value="0.160945449024">
            <text:p>0.16</text:p>
          </table:table-cell>
          <table:table-cell table:number-columns-repeated="3"/>
          <table:table-cell table:formula="oooc:=([.A415]-[.$D$3])/[.$D$3]" office:value-type="float" office:value="-0.7424872815616">
            <text:p>-0.74</text:p>
          </table:table-cell>
          <table:table-cell table:number-columns-repeated="13"/>
        </table:table-row>
        <table:table-row table:style-name="ro1">
          <table:table-cell office:value-type="float" office:value="0.000692204921506">
            <text:p>0</text:p>
          </table:table-cell>
          <table:table-cell table:number-columns-repeated="3"/>
          <table:table-cell table:formula="oooc:=([.A416]-[.$D$3])/[.$D$3]" office:value-type="float" office:value="-0.99889247212559">
            <text:p>-1</text:p>
          </table:table-cell>
          <table:table-cell table:number-columns-repeated="13"/>
        </table:table-row>
        <table:table-row table:style-name="ro1">
          <table:table-cell office:value-type="float" office:value="0.016375829">
            <text:p>0.02</text:p>
          </table:table-cell>
          <table:table-cell table:number-columns-repeated="3"/>
          <table:table-cell table:formula="oooc:=([.A417]-[.$D$3])/[.$D$3]" office:value-type="float" office:value="-0.9737986736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935640837997">
            <text:p>0.09</text:p>
          </table:table-cell>
          <table:table-cell table:number-columns-repeated="3"/>
          <table:table-cell table:formula="oooc:=([.A418]-[.$D$3])/[.$D$3]" office:value-type="float" office:value="-0.85029746592048">
            <text:p>-0.85</text:p>
          </table:table-cell>
          <table:table-cell table:number-columns-repeated="13"/>
        </table:table-row>
        <table:table-row table:style-name="ro1">
          <table:table-cell office:value-type="float" office:value="0.0144099805038">
            <text:p>0.01</text:p>
          </table:table-cell>
          <table:table-cell table:number-columns-repeated="3"/>
          <table:table-cell table:formula="oooc:=([.A419]-[.$D$3])/[.$D$3]" office:value-type="float" office:value="-0.97694403119392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1902058837">
            <text:p>0.02</text:p>
          </table:table-cell>
          <table:table-cell table:number-columns-repeated="3"/>
          <table:table-cell table:formula="oooc:=([.A420]-[.$D$3])/[.$D$3]" office:value-type="float" office:value="-0.96956705860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0486564077437">
            <text:p>0.05</text:p>
          </table:table-cell>
          <table:table-cell table:number-columns-repeated="3"/>
          <table:table-cell table:formula="oooc:=([.A421]-[.$D$3])/[.$D$3]" office:value-type="float" office:value="-0.92214974761008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324213458225">
            <text:p>0.03</text:p>
          </table:table-cell>
          <table:table-cell table:number-columns-repeated="3"/>
          <table:table-cell table:formula="oooc:=([.A422]-[.$D$3])/[.$D$3]" office:value-type="float" office:value="-0.948125846684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168213888537">
            <text:p>0.02</text:p>
          </table:table-cell>
          <table:table-cell table:number-columns-repeated="3"/>
          <table:table-cell table:formula="oooc:=([.A423]-[.$D$3])/[.$D$3]" office:value-type="float" office:value="-0.97308577783408">
            <text:p>-0.97</text:p>
          </table:table-cell>
          <table:table-cell table:number-columns-repeated="13"/>
        </table:table-row>
        <table:table-row table:style-name="ro1">
          <table:table-cell office:value-type="float" office:value="0.130663942546">
            <text:p>0.13</text:p>
          </table:table-cell>
          <table:table-cell table:number-columns-repeated="3"/>
          <table:table-cell table:formula="oooc:=([.A424]-[.$D$3])/[.$D$3]" office:value-type="float" office:value="-0.7909376919264">
            <text:p>-0.79</text:p>
          </table:table-cell>
          <table:table-cell table:number-columns-repeated="13"/>
        </table:table-row>
        <table:table-row table:style-name="ro1">
          <table:table-cell office:value-type="float" office:value="0.00435950845713">
            <text:p>0</text:p>
          </table:table-cell>
          <table:table-cell table:number-columns-repeated="3"/>
          <table:table-cell table:formula="oooc:=([.A425]-[.$D$3])/[.$D$3]" office:value-type="float" office:value="-0.993024786468592">
            <text:p>-0.99</text:p>
          </table:table-cell>
          <table:table-cell table:number-columns-repeated="13"/>
        </table:table-row>
        <table:table-row table:style-name="ro1">
          <table:table-cell office:value-type="float" office:value="0.107484301552">
            <text:p>0.11</text:p>
          </table:table-cell>
          <table:table-cell table:number-columns-repeated="3"/>
          <table:table-cell table:formula="oooc:=([.A426]-[.$D$3])/[.$D$3]" office:value-type="float" office:value="-0.8280251175168">
            <text:p>-0.83</text:p>
          </table:table-cell>
          <table:table-cell table:number-columns-repeated="13"/>
        </table:table-row>
        <table:table-row table:style-name="ro1">
          <table:table-cell office:value-type="float" office:value="0.1984629035">
            <text:p>0.2</text:p>
          </table:table-cell>
          <table:table-cell table:number-columns-repeated="3"/>
          <table:table-cell table:formula="oooc:=([.A427]-[.$D$3])/[.$D$3]" office:value-type="float" office:value="-0.6824593544">
            <text:p>-0.68</text:p>
          </table:table-cell>
          <table:table-cell table:number-columns-repeated="13"/>
        </table:table-row>
        <table:table-row table:style-name="ro1">
          <table:table-cell office:value-type="float" office:value="0.000347559325746">
            <text:p>0</text:p>
          </table:table-cell>
          <table:table-cell table:number-columns-repeated="3"/>
          <table:table-cell table:formula="oooc:=([.A428]-[.$D$3])/[.$D$3]" office:value-type="float" office:value="-0.999443905078806">
            <text:p>-1</text:p>
          </table:table-cell>
          <table:table-cell table:number-columns-repeated="13"/>
        </table:table-row>
        <table:table-row table:style-name="ro1">
          <table:table-cell office:value-type="float" office:value="0.10629975237">
            <text:p>0.11</text:p>
          </table:table-cell>
          <table:table-cell table:number-columns-repeated="3"/>
          <table:table-cell table:formula="oooc:=([.A429]-[.$D$3])/[.$D$3]" office:value-type="float" office:value="-0.829920396208">
            <text:p>-0.83</text:p>
          </table:table-cell>
          <table:table-cell table:number-columns-repeated="13"/>
        </table:table-row>
        <table:table-row table:style-name="ro1">
          <table:table-cell office:value-type="float" office:value="0.0380526622757">
            <text:p>0.04</text:p>
          </table:table-cell>
          <table:table-cell table:number-columns-repeated="3"/>
          <table:table-cell table:formula="oooc:=([.A430]-[.$D$3])/[.$D$3]" office:value-type="float" office:value="-0.93911574035888">
            <text:p>-0.94</text:p>
          </table:table-cell>
          <table:table-cell table:number-columns-repeated="13"/>
        </table:table-row>
        <table:table-row table:style-name="ro1">
          <table:table-cell office:value-type="float" office:value="0.00454487482784">
            <text:p>0</text:p>
          </table:table-cell>
          <table:table-cell table:number-columns-repeated="3"/>
          <table:table-cell table:formula="oooc:=([.A431]-[.$D$3])/[.$D$3]" office:value-type="float" office:value="-0.992728200275456">
            <text:p>-0.99</text:p>
          </table:table-cell>
          <table:table-cell table:number-columns-repeated="13"/>
        </table:table-row>
        <table:table-row table:style-name="ro1">
          <table:table-cell office:value-type="float" office:value="0.106373429298">
            <text:p>0.11</text:p>
          </table:table-cell>
          <table:table-cell table:number-columns-repeated="3"/>
          <table:table-cell table:formula="oooc:=([.A432]-[.$D$3])/[.$D$3]" office:value-type="float" office:value="-0.8298025131232">
            <text:p>-0.83</text:p>
          </table:table-cell>
          <table:table-cell table:number-columns-repeated="13"/>
        </table:table-row>
        <table:table-row table:style-name="ro1">
          <table:table-cell office:value-type="float" office:value="0.0113933999091">
            <text:p>0.01</text:p>
          </table:table-cell>
          <table:table-cell table:number-columns-repeated="3"/>
          <table:table-cell table:formula="oooc:=([.A433]-[.$D$3])/[.$D$3]" office:value-type="float" office:value="-0.98177056014544">
            <text:p>-0.98</text:p>
          </table:table-cell>
          <table:table-cell table:number-columns-repeated="13"/>
        </table:table-row>
        <table:table-row table:style-name="ro1">
          <table:table-cell office:value-type="float" office:value="0.00583917426411">
            <text:p>0.01</text:p>
          </table:table-cell>
          <table:table-cell table:number-columns-repeated="3"/>
          <table:table-cell table:formula="oooc:=([.A434]-[.$D$3])/[.$D$3]" office:value-type="float" office:value="-0.990657321177424">
            <text:p>-0.99</text:p>
          </table:table-cell>
          <table:table-cell table:number-columns-repeated="13"/>
        </table:table-row>
        <table:table-row table:style-name="ro1">
          <table:table-cell office:value-type="float" office:value="0.127287162468">
            <text:p>0.13</text:p>
          </table:table-cell>
          <table:table-cell table:number-columns-repeated="3"/>
          <table:table-cell table:formula="oooc:=([.A435]-[.$D$3])/[.$D$3]" office:value-type="float" office:value="-0.7963405400512">
            <text:p>-0.8</text:p>
          </table:table-cell>
          <table:table-cell table:number-columns-repeated="13"/>
        </table:table-row>
        <table:table-row table:style-name="ro1">
          <table:table-cell office:value-type="float" office:value="0.131781809032">
            <text:p>0.13</text:p>
          </table:table-cell>
          <table:table-cell table:number-columns-repeated="3"/>
          <table:table-cell table:formula="oooc:=([.A436]-[.$D$3])/[.$D$3]" office:value-type="float" office:value="-0.7891491055488">
            <text:p>-0.79</text:p>
          </table:table-cell>
          <table:table-cell table:number-columns-repeated="13"/>
        </table:table-row>
        <table:table-row table:style-name="ro1">
          <table:table-cell office:value-type="float" office:value="0.0183217343874">
            <text:p>0.02</text:p>
          </table:table-cell>
          <table:table-cell table:number-columns-repeated="3"/>
          <table:table-cell table:formula="oooc:=([.A437]-[.$D$3])/[.$D$3]" office:value-type="float" office:value="-0.97068522498016">
            <text:p>-0.97</text:p>
          </table:table-cell>
          <table:table-cell table:number-columns-repeated="13"/>
        </table:table-row>
        <table:table-row table:style-name="ro1">
          <table:table-cell office:value-type="float" office:value="0.661152303219">
            <text:p>0.66</text:p>
          </table:table-cell>
          <table:table-cell table:number-columns-repeated="3"/>
          <table:table-cell table:formula="oooc:=([.A438]-[.$D$3])/[.$D$3]" office:value-type="float" office:value="0.0578436851504">
            <text:p>0.06</text:p>
          </table:table-cell>
          <table:table-cell table:number-columns-repeated="13"/>
        </table:table-row>
        <table:table-row table:style-name="ro1">
          <table:table-cell office:value-type="float" office:value="0.427932552993">
            <text:p>0.43</text:p>
          </table:table-cell>
          <table:table-cell table:number-columns-repeated="3"/>
          <table:table-cell table:formula="oooc:=([.A439]-[.$D$3])/[.$D$3]" office:value-type="float" office:value="-0.3153079152112">
            <text:p>-0.32</text:p>
          </table:table-cell>
          <table:table-cell table:number-columns-repeated="13"/>
        </table:table-row>
        <table:table-row table:style-name="ro1">
          <table:table-cell office:value-type="float" office:value="1.2489861995">
            <text:p>1.25</text:p>
          </table:table-cell>
          <table:table-cell table:number-columns-repeated="3"/>
          <table:table-cell table:formula="oooc:=([.A440]-[.$D$3])/[.$D$3]" office:value-type="float" office:value="0.9983779192">
            <text:p>1</text:p>
          </table:table-cell>
          <table:table-cell table:number-columns-repeated="13"/>
        </table:table-row>
        <table:table-row table:style-name="ro1">
          <table:table-cell office:value-type="float" office:value="1.04931667447">
            <text:p>1.05</text:p>
          </table:table-cell>
          <table:table-cell table:number-columns-repeated="3"/>
          <table:table-cell table:formula="oooc:=([.A441]-[.$D$3])/[.$D$3]" office:value-type="float" office:value="0.678906679152">
            <text:p>0.68</text:p>
          </table:table-cell>
          <table:table-cell table:number-columns-repeated="13"/>
        </table:table-row>
        <table:table-row table:style-name="ro1">
          <table:table-cell office:value-type="float" office:value="0.508221872151">
            <text:p>0.51</text:p>
          </table:table-cell>
          <table:table-cell table:number-columns-repeated="3"/>
          <table:table-cell table:formula="oooc:=([.A442]-[.$D$3])/[.$D$3]" office:value-type="float" office:value="-0.1868450045584">
            <text:p>-0.19</text:p>
          </table:table-cell>
          <table:table-cell table:number-columns-repeated="13"/>
        </table:table-row>
        <table:table-row table:style-name="ro1">
          <table:table-cell office:value-type="float" office:value="0.954521000385">
            <text:p>0.95</text:p>
          </table:table-cell>
          <table:table-cell table:number-columns-repeated="3"/>
          <table:table-cell table:formula="oooc:=([.A443]-[.$D$3])/[.$D$3]" office:value-type="float" office:value="0.527233600616">
            <text:p>0.53</text:p>
          </table:table-cell>
          <table:table-cell table:number-columns-repeated="13"/>
        </table:table-row>
        <table:table-row table:style-name="ro1">
          <table:table-cell office:value-type="float" office:value="0.286908484995">
            <text:p>0.29</text:p>
          </table:table-cell>
          <table:table-cell table:number-columns-repeated="3"/>
          <table:table-cell table:formula="oooc:=([.A444]-[.$D$3])/[.$D$3]" office:value-type="float" office:value="-0.540946424008">
            <text:p>-0.54</text:p>
          </table:table-cell>
          <table:table-cell table:number-columns-repeated="13"/>
        </table:table-row>
        <table:table-row table:style-name="ro1">
          <table:table-cell office:value-type="float" office:value="0.770587846637">
            <text:p>0.77</text:p>
          </table:table-cell>
          <table:table-cell table:number-columns-repeated="3"/>
          <table:table-cell table:formula="oooc:=([.A445]-[.$D$3])/[.$D$3]" office:value-type="float" office:value="0.2329405546192">
            <text:p>0.23</text:p>
          </table:table-cell>
          <table:table-cell table:number-columns-repeated="13"/>
        </table:table-row>
        <table:table-row table:style-name="ro1">
          <table:table-cell office:value-type="float" office:value="0.685491859913">
            <text:p>0.69</text:p>
          </table:table-cell>
          <table:table-cell table:number-columns-repeated="3"/>
          <table:table-cell table:formula="oooc:=([.A446]-[.$D$3])/[.$D$3]" office:value-type="float" office:value="0.0967869758608">
            <text:p>0.1</text:p>
          </table:table-cell>
          <table:table-cell table:number-columns-repeated="13"/>
        </table:table-row>
        <table:table-row table:style-name="ro1">
          <table:table-cell office:value-type="float" office:value="0.292680449784">
            <text:p>0.29</text:p>
          </table:table-cell>
          <table:table-cell table:number-columns-repeated="3"/>
          <table:table-cell table:formula="oooc:=([.A447]-[.$D$3])/[.$D$3]" office:value-type="float" office:value="-0.5317112803456">
            <text:p>-0.53</text:p>
          </table:table-cell>
          <table:table-cell table:number-columns-repeated="13"/>
        </table:table-row>
        <table:table-row table:style-name="ro1">
          <table:table-cell office:value-type="float" office:value="0.614669173956">
            <text:p>0.61</text:p>
          </table:table-cell>
          <table:table-cell table:number-columns-repeated="3"/>
          <table:table-cell table:formula="oooc:=([.A448]-[.$D$3])/[.$D$3]" office:value-type="float" office:value="-0.0165293216704001">
            <text:p>-0.02</text:p>
          </table:table-cell>
          <table:table-cell table:number-columns-repeated="13"/>
        </table:table-row>
        <table:table-row table:style-name="ro1">
          <table:table-cell office:value-type="float" office:value="0.245595183223">
            <text:p>0.25</text:p>
          </table:table-cell>
          <table:table-cell table:number-columns-repeated="3"/>
          <table:table-cell table:formula="oooc:=([.A449]-[.$D$3])/[.$D$3]" office:value-type="float" office:value="-0.6070477068432">
            <text:p>-0.61</text:p>
          </table:table-cell>
          <table:table-cell table:number-columns-repeated="13"/>
        </table:table-row>
        <table:table-row table:style-name="ro1">
          <table:table-cell office:value-type="float" office:value="0.934876203537">
            <text:p>0.93</text:p>
          </table:table-cell>
          <table:table-cell table:number-columns-repeated="3"/>
          <table:table-cell table:formula="oooc:=([.A450]-[.$D$3])/[.$D$3]" office:value-type="float" office:value="0.4958019256592">
            <text:p>0.5</text:p>
          </table:table-cell>
          <table:table-cell table:number-columns-repeated="13"/>
        </table:table-row>
        <table:table-row table:style-name="ro1">
          <table:table-cell office:value-type="float" office:value="0.501871332526">
            <text:p>0.5</text:p>
          </table:table-cell>
          <table:table-cell table:number-columns-repeated="3"/>
          <table:table-cell table:formula="oooc:=([.A451]-[.$D$3])/[.$D$3]" office:value-type="float" office:value="-0.1970058679584">
            <text:p>-0.2</text:p>
          </table:table-cell>
          <table:table-cell table:number-columns-repeated="13"/>
        </table:table-row>
        <table:table-row table:style-name="ro1">
          <table:table-cell office:value-type="float" office:value="0.31683281064">
            <text:p>0.32</text:p>
          </table:table-cell>
          <table:table-cell table:number-columns-repeated="3"/>
          <table:table-cell table:formula="oooc:=([.A452]-[.$D$3])/[.$D$3]" office:value-type="float" office:value="-0.493067502976">
            <text:p>-0.49</text:p>
          </table:table-cell>
          <table:table-cell table:number-columns-repeated="13"/>
        </table:table-row>
        <table:table-row table:style-name="ro1">
          <table:table-cell office:value-type="float" office:value="0.138060515746">
            <text:p>0.14</text:p>
          </table:table-cell>
          <table:table-cell table:number-columns-repeated="3"/>
          <table:table-cell table:formula="oooc:=([.A453]-[.$D$3])/[.$D$3]" office:value-type="float" office:value="-0.7791031748064">
            <text:p>-0.78</text:p>
          </table:table-cell>
          <table:table-cell table:number-columns-repeated="13"/>
        </table:table-row>
        <table:table-row table:style-name="ro1">
          <table:table-cell office:value-type="float" office:value="0.34292422235">
            <text:p>0.34</text:p>
          </table:table-cell>
          <table:table-cell table:number-columns-repeated="3"/>
          <table:table-cell table:formula="oooc:=([.A454]-[.$D$3])/[.$D$3]" office:value-type="float" office:value="-0.45132124424">
            <text:p>-0.45</text:p>
          </table:table-cell>
          <table:table-cell table:number-columns-repeated="13"/>
        </table:table-row>
        <table:table-row table:style-name="ro1">
          <table:table-cell office:value-type="float" office:value="0.501138754189">
            <text:p>0.5</text:p>
          </table:table-cell>
          <table:table-cell table:number-columns-repeated="3"/>
          <table:table-cell table:formula="oooc:=([.A455]-[.$D$3])/[.$D$3]" office:value-type="float" office:value="-0.1981779932976">
            <text:p>-0.2</text:p>
          </table:table-cell>
          <table:table-cell table:number-columns-repeated="13"/>
        </table:table-row>
        <table:table-row table:style-name="ro1">
          <table:table-cell office:value-type="float" office:value="0.0303764431737">
            <text:p>0.03</text:p>
          </table:table-cell>
          <table:table-cell table:number-columns-repeated="3"/>
          <table:table-cell table:formula="oooc:=([.A456]-[.$D$3])/[.$D$3]" office:value-type="float" office:value="-0.95139769092208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593086937442">
            <text:p>0.06</text:p>
          </table:table-cell>
          <table:table-cell table:number-columns-repeated="3"/>
          <table:table-cell table:formula="oooc:=([.A457]-[.$D$3])/[.$D$3]" office:value-type="float" office:value="-0.90510609000928">
            <text:p>-0.91</text:p>
          </table:table-cell>
          <table:table-cell table:number-columns-repeated="13"/>
        </table:table-row>
        <table:table-row table:style-name="ro1">
          <table:table-cell office:value-type="float" office:value="0.420578084886">
            <text:p>0.42</text:p>
          </table:table-cell>
          <table:table-cell table:number-columns-repeated="3"/>
          <table:table-cell table:formula="oooc:=([.A458]-[.$D$3])/[.$D$3]" office:value-type="float" office:value="-0.3270750641824">
            <text:p>-0.33</text:p>
          </table:table-cell>
          <table:table-cell table:number-columns-repeated="13"/>
        </table:table-row>
        <table:table-row table:style-name="ro1">
          <table:table-cell office:value-type="float" office:value="0.0266358978115">
            <text:p>0.03</text:p>
          </table:table-cell>
          <table:table-cell table:number-columns-repeated="3"/>
          <table:table-cell table:formula="oooc:=([.A459]-[.$D$3])/[.$D$3]" office:value-type="float" office:value="-0.9573825635016">
            <text:p>-0.96</text:p>
          </table:table-cell>
          <table:table-cell table:number-columns-repeated="13"/>
        </table:table-row>
        <table:table-row table:style-name="ro1">
          <table:table-cell office:value-type="float" office:value="0.155508965254">
            <text:p>0.16</text:p>
          </table:table-cell>
          <table:table-cell table:number-columns-repeated="3"/>
          <table:table-cell table:formula="oooc:=([.A460]-[.$D$3])/[.$D$3]" office:value-type="float" office:value="-0.7511856555936">
            <text:p>-0.75</text:p>
          </table:table-cell>
          <table:table-cell table:number-columns-repeated="13"/>
        </table:table-row>
        <table:table-row table:style-name="ro1">
          <table:table-cell office:value-type="float" office:value="0.184757262468">
            <text:p>0.18</text:p>
          </table:table-cell>
          <table:table-cell table:number-columns-repeated="3"/>
          <table:table-cell table:formula="oooc:=([.A461]-[.$D$3])/[.$D$3]" office:value-type="float" office:value="-0.7043883800512">
            <text:p>-0.7</text:p>
          </table:table-cell>
          <table:table-cell table:number-columns-repeated="13"/>
        </table:table-row>
        <table:table-row table:style-name="ro1">
          <table:table-cell office:value-type="float" office:value="0.00911797978915">
            <text:p>0.01</text:p>
          </table:table-cell>
          <table:table-cell table:number-columns-repeated="3"/>
          <table:table-cell table:formula="oooc:=([.A462]-[.$D$3])/[.$D$3]" office:value-type="float" office:value="-0.98541123233736">
            <text:p>-0.99</text:p>
          </table:table-cell>
          <table:table-cell table:number-columns-repeated="13"/>
        </table:table-row>
        <table:table-row table:style-name="ro1">
          <table:table-cell office:value-type="float" office:value="0.0612931186333">
            <text:p>0.06</text:p>
          </table:table-cell>
          <table:table-cell table:number-columns-repeated="3"/>
          <table:table-cell table:formula="oooc:=([.A463]-[.$D$3])/[.$D$3]" office:value-type="float" office:value="-0.90193101018672">
            <text:p>-0.9</text:p>
          </table:table-cell>
          <table:table-cell table:number-columns-repeated="13"/>
        </table:table-row>
        <table:table-row table:style-name="ro1">
          <table:table-cell office:value-type="float" office:value="0.588446743786">
            <text:p>0.59</text:p>
          </table:table-cell>
          <table:table-cell table:number-columns-repeated="3"/>
          <table:table-cell table:formula="oooc:=([.A464]-[.$D$3])/[.$D$3]" office:value-type="float" office:value="-0.0584852099423999">
            <text:p>-0.06</text:p>
          </table:table-cell>
          <table:table-cell table:number-columns-repeated="13"/>
        </table:table-row>
        <table:table-row table:style-name="ro1">
          <table:table-cell office:value-type="float" office:value="1.22653618455">
            <text:p>1.23</text:p>
          </table:table-cell>
          <table:table-cell table:number-columns-repeated="3"/>
          <table:table-cell table:formula="oooc:=([.A465]-[.$D$3])/[.$D$3]" office:value-type="float" office:value="0.96245789528">
            <text:p>0.96</text:p>
          </table:table-cell>
          <table:table-cell table:number-columns-repeated="13"/>
        </table:table-row>
        <table:table-row table:style-name="ro1">
          <table:table-cell office:value-type="float" office:value="0.962814763188">
            <text:p>0.96</text:p>
          </table:table-cell>
          <table:table-cell table:number-columns-repeated="3"/>
          <table:table-cell table:formula="oooc:=([.A466]-[.$D$3])/[.$D$3]" office:value-type="float" office:value="0.5405036211008">
            <text:p>0.54</text:p>
          </table:table-cell>
          <table:table-cell table:number-columns-repeated="13"/>
        </table:table-row>
        <table:table-row table:style-name="ro1">
          <table:table-cell office:value-type="float" office:value="0.351857952774">
            <text:p>0.35</text:p>
          </table:table-cell>
          <table:table-cell table:number-columns-repeated="3"/>
          <table:table-cell table:formula="oooc:=([.A467]-[.$D$3])/[.$D$3]" office:value-type="float" office:value="-0.4370272755616">
            <text:p>-0.44</text:p>
          </table:table-cell>
          <table:table-cell table:number-columns-repeated="13"/>
        </table:table-row>
        <table:table-row table:style-name="ro1">
          <table:table-cell office:value-type="float" office:value="1.02934934199">
            <text:p>1.03</text:p>
          </table:table-cell>
          <table:table-cell table:number-columns-repeated="3"/>
          <table:table-cell table:formula="oooc:=([.A468]-[.$D$3])/[.$D$3]" office:value-type="float" office:value="0.646958947184">
            <text:p>0.65</text:p>
          </table:table-cell>
          <table:table-cell table:number-columns-repeated="13"/>
        </table:table-row>
        <table:table-row table:style-name="ro1">
          <table:table-cell office:value-type="float" office:value="0.00850494718179">
            <text:p>0.01</text:p>
          </table:table-cell>
          <table:table-cell table:number-columns-repeated="3"/>
          <table:table-cell table:formula="oooc:=([.A469]-[.$D$3])/[.$D$3]" office:value-type="float" office:value="-0.986392084509136">
            <text:p>-0.99</text:p>
          </table:table-cell>
          <table:table-cell table:number-columns-repeated="13"/>
        </table:table-row>
        <table:table-row table:style-name="ro1">
          <table:table-cell office:value-type="float" office:value="0.635179430246">
            <text:p>0.64</text:p>
          </table:table-cell>
          <table:table-cell table:number-columns-repeated="3"/>
          <table:table-cell table:formula="oooc:=([.A470]-[.$D$3])/[.$D$3]" office:value-type="float" office:value="0.0162870883936">
            <text:p>0.02</text:p>
          </table:table-cell>
          <table:table-cell table:number-columns-repeated="13"/>
        </table:table-row>
        <table:table-row table:style-name="ro1">
          <table:table-cell office:value-type="float" office:value="0.87955377996">
            <text:p>0.88</text:p>
          </table:table-cell>
          <table:table-cell table:number-columns-repeated="3"/>
          <table:table-cell table:formula="oooc:=([.A471]-[.$D$3])/[.$D$3]" office:value-type="float" office:value="0.407286047936">
            <text:p>0.41</text:p>
          </table:table-cell>
          <table:table-cell table:number-columns-repeated="13"/>
        </table:table-row>
        <table:table-row table:style-name="ro1">
          <table:table-cell office:value-type="float" office:value="0.08395511657">
            <text:p>0.08</text:p>
          </table:table-cell>
          <table:table-cell table:number-columns-repeated="3"/>
          <table:table-cell table:formula="oooc:=([.A472]-[.$D$3])/[.$D$3]" office:value-type="float" office:value="-0.865671813488">
            <text:p>-0.87</text:p>
          </table:table-cell>
          <table:table-cell table:number-columns-repeated="13"/>
        </table:table-row>
        <table:table-row table:style-name="ro1">
          <table:table-cell office:value-type="float" office:value="0.748149901628">
            <text:p>0.75</text:p>
          </table:table-cell>
          <table:table-cell table:number-columns-repeated="3"/>
          <table:table-cell table:formula="oooc:=([.A473]-[.$D$3])/[.$D$3]" office:value-type="float" office:value="0.1970398426048">
            <text:p>0.2</text:p>
          </table:table-cell>
          <table:table-cell table:number-columns-repeated="13"/>
        </table:table-row>
        <table:table-row table:style-name="ro1">
          <table:table-cell office:value-type="float" office:value="0.844818428159">
            <text:p>0.84</text:p>
          </table:table-cell>
          <table:table-cell table:number-columns-repeated="3"/>
          <table:table-cell table:formula="oooc:=([.A474]-[.$D$3])/[.$D$3]" office:value-type="float" office:value="0.3517094850544">
            <text:p>0.35</text:p>
          </table:table-cell>
          <table:table-cell table:number-columns-repeated="13"/>
        </table:table-row>
        <table:table-row table:style-name="ro1">
          <table:table-cell office:value-type="float" office:value="0.414887368679">
            <text:p>0.41</text:p>
          </table:table-cell>
          <table:table-cell table:number-columns-repeated="3"/>
          <table:table-cell table:formula="oooc:=([.A475]-[.$D$3])/[.$D$3]" office:value-type="float" office:value="-0.3361802101136">
            <text:p>-0.34</text:p>
          </table:table-cell>
          <table:table-cell table:number-columns-repeated="13"/>
        </table:table-row>
        <table:table-row table:style-name="ro1">
          <table:table-cell office:value-type="float" office:value="0.110949696973">
            <text:p>0.11</text:p>
          </table:table-cell>
          <table:table-cell table:number-columns-repeated="3"/>
          <table:table-cell table:formula="oooc:=([.A476]-[.$D$3])/[.$D$3]" office:value-type="float" office:value="-0.8224804848432">
            <text:p>-0.82</text:p>
          </table:table-cell>
          <table:table-cell table:number-columns-repeated="13"/>
        </table:table-row>
        <table:table-row table:style-name="ro1">
          <table:table-cell office:value-type="float" office:value="0.557844601572">
            <text:p>0.56</text:p>
          </table:table-cell>
          <table:table-cell table:number-columns-repeated="3"/>
          <table:table-cell table:formula="oooc:=([.A477]-[.$D$3])/[.$D$3]" office:value-type="float" office:value="-0.1074486374848">
            <text:p>-0.11</text:p>
          </table:table-cell>
          <table:table-cell table:number-columns-repeated="13"/>
        </table:table-row>
        <table:table-row table:style-name="ro1">
          <table:table-cell office:value-type="float" office:value="0.926868841052">
            <text:p>0.93</text:p>
          </table:table-cell>
          <table:table-cell table:number-columns-repeated="3"/>
          <table:table-cell table:formula="oooc:=([.A478]-[.$D$3])/[.$D$3]" office:value-type="float" office:value="0.4829901456832">
            <text:p>0.48</text:p>
          </table:table-cell>
          <table:table-cell table:number-columns-repeated="13"/>
        </table:table-row>
        <table:table-row table:style-name="ro1">
          <table:table-cell office:value-type="float" office:value="0.846592485905">
            <text:p>0.85</text:p>
          </table:table-cell>
          <table:table-cell table:number-columns-repeated="3"/>
          <table:table-cell table:formula="oooc:=([.A479]-[.$D$3])/[.$D$3]" office:value-type="float" office:value="0.354547977448">
            <text:p>0.35</text:p>
          </table:table-cell>
          <table:table-cell table:number-columns-repeated="13"/>
        </table:table-row>
        <table:table-row table:style-name="ro1">
          <table:table-cell office:value-type="float" office:value="1.07578493655">
            <text:p>1.08</text:p>
          </table:table-cell>
          <table:table-cell table:number-columns-repeated="3"/>
          <table:table-cell table:formula="oooc:=([.A480]-[.$D$3])/[.$D$3]" office:value-type="float" office:value="0.72125589848">
            <text:p>0.72</text:p>
          </table:table-cell>
          <table:table-cell table:number-columns-repeated="13"/>
        </table:table-row>
        <table:table-row table:style-name="ro1">
          <table:table-cell office:value-type="float" office:value="0.320038571954">
            <text:p>0.32</text:p>
          </table:table-cell>
          <table:table-cell table:number-columns-repeated="3"/>
          <table:table-cell table:formula="oooc:=([.A481]-[.$D$3])/[.$D$3]" office:value-type="float" office:value="-0.4879382848736">
            <text:p>-0.49</text:p>
          </table:table-cell>
          <table:table-cell table:number-columns-repeated="13"/>
        </table:table-row>
        <table:table-row table:style-name="ro1">
          <table:table-cell office:value-type="float" office:value="0.230238027871">
            <text:p>0.23</text:p>
          </table:table-cell>
          <table:table-cell table:number-columns-repeated="3"/>
          <table:table-cell table:formula="oooc:=([.A482]-[.$D$3])/[.$D$3]" office:value-type="float" office:value="-0.6316191554064">
            <text:p>-0.63</text:p>
          </table:table-cell>
          <table:table-cell table:number-columns-repeated="13"/>
        </table:table-row>
        <table:table-row table:style-name="ro1">
          <table:table-cell office:value-type="float" office:value="0.284058004618">
            <text:p>0.28</text:p>
          </table:table-cell>
          <table:table-cell table:number-columns-repeated="3"/>
          <table:table-cell table:formula="oooc:=([.A483]-[.$D$3])/[.$D$3]" office:value-type="float" office:value="-0.5455071926112">
            <text:p>-0.55</text:p>
          </table:table-cell>
          <table:table-cell table:number-columns-repeated="13"/>
        </table:table-row>
        <table:table-row table:style-name="ro1">
          <table:table-cell office:value-type="float" office:value="0.100871957839">
            <text:p>0.1</text:p>
          </table:table-cell>
          <table:table-cell table:number-columns-repeated="3"/>
          <table:table-cell table:formula="oooc:=([.A484]-[.$D$3])/[.$D$3]" office:value-type="float" office:value="-0.8386048674576">
            <text:p>-0.84</text:p>
          </table:table-cell>
          <table:table-cell table:number-columns-repeated="13"/>
        </table:table-row>
        <table:table-row table:style-name="ro1">
          <table:table-cell office:value-type="float" office:value="0.33778782934">
            <text:p>0.34</text:p>
          </table:table-cell>
          <table:table-cell table:number-columns-repeated="3"/>
          <table:table-cell table:formula="oooc:=([.A485]-[.$D$3])/[.$D$3]" office:value-type="float" office:value="-0.459539473056">
            <text:p>-0.46</text:p>
          </table:table-cell>
          <table:table-cell table:number-columns-repeated="13"/>
        </table:table-row>
        <table:table-row table:style-name="ro1">
          <table:table-cell office:value-type="float" office:value="0.720796436071">
            <text:p>0.72</text:p>
          </table:table-cell>
          <table:table-cell table:number-columns-repeated="3"/>
          <table:table-cell table:formula="oooc:=([.A486]-[.$D$3])/[.$D$3]" office:value-type="float" office:value="0.1532742977136">
            <text:p>0.15</text:p>
          </table:table-cell>
          <table:table-cell table:number-columns-repeated="13"/>
        </table:table-row>
        <table:table-row table:style-name="ro1">
          <table:table-cell office:value-type="float" office:value="0.491177514195">
            <text:p>0.49</text:p>
          </table:table-cell>
          <table:table-cell table:number-columns-repeated="3"/>
          <table:table-cell table:formula="oooc:=([.A487]-[.$D$3])/[.$D$3]" office:value-type="float" office:value="-0.214115977288">
            <text:p>-0.21</text:p>
          </table:table-cell>
          <table:table-cell table:number-columns-repeated="13"/>
        </table:table-row>
        <table:table-row table:style-name="ro1">
          <table:table-cell office:value-type="float" office:value="0.837818011642">
            <text:p>0.84</text:p>
          </table:table-cell>
          <table:table-cell table:number-columns-repeated="3"/>
          <table:table-cell table:formula="oooc:=([.A488]-[.$D$3])/[.$D$3]" office:value-type="float" office:value="0.3405088186272">
            <text:p>0.34</text:p>
          </table:table-cell>
          <table:table-cell table:number-columns-repeated="13"/>
        </table:table-row>
        <table:table-row table:style-name="ro1">
          <table:table-cell office:value-type="float" office:value="0.967644974589">
            <text:p>0.97</text:p>
          </table:table-cell>
          <table:table-cell table:number-columns-repeated="3"/>
          <table:table-cell table:formula="oooc:=([.A489]-[.$D$3])/[.$D$3]" office:value-type="float" office:value="0.5482319593424">
            <text:p>0.55</text:p>
          </table:table-cell>
          <table:table-cell table:number-columns-repeated="13"/>
        </table:table-row>
        <table:table-row table:style-name="ro1">
          <table:table-cell office:value-type="float" office:value="0.835541114211">
            <text:p>0.84</text:p>
          </table:table-cell>
          <table:table-cell table:number-columns-repeated="3"/>
          <table:table-cell table:formula="oooc:=([.A490]-[.$D$3])/[.$D$3]" office:value-type="float" office:value="0.3368657827376">
            <text:p>0.34</text:p>
          </table:table-cell>
          <table:table-cell table:number-columns-repeated="13"/>
        </table:table-row>
        <table:table-row table:style-name="ro1">
          <table:table-cell office:value-type="float" office:value="0.357099622488">
            <text:p>0.36</text:p>
          </table:table-cell>
          <table:table-cell table:number-columns-repeated="3"/>
          <table:table-cell table:formula="oooc:=([.A491]-[.$D$3])/[.$D$3]" office:value-type="float" office:value="-0.4286406040192">
            <text:p>-0.43</text:p>
          </table:table-cell>
          <table:table-cell table:number-columns-repeated="13"/>
        </table:table-row>
        <table:table-row table:style-name="ro1">
          <table:table-cell office:value-type="float" office:value="0.458217971027">
            <text:p>0.46</text:p>
          </table:table-cell>
          <table:table-cell table:number-columns-repeated="3"/>
          <table:table-cell table:formula="oooc:=([.A492]-[.$D$3])/[.$D$3]" office:value-type="float" office:value="-0.2668512463568">
            <text:p>-0.27</text:p>
          </table:table-cell>
          <table:table-cell table:number-columns-repeated="13"/>
        </table:table-row>
        <table:table-row table:style-name="ro1">
          <table:table-cell office:value-type="float" office:value="0.598858296871">
            <text:p>0.6</text:p>
          </table:table-cell>
          <table:table-cell table:number-columns-repeated="3"/>
          <table:table-cell table:formula="oooc:=([.A493]-[.$D$3])/[.$D$3]" office:value-type="float" office:value="-0.0418267250064">
            <text:p>-0.04</text:p>
          </table:table-cell>
          <table:table-cell table:number-columns-repeated="13"/>
        </table:table-row>
        <table:table-row table:style-name="ro1">
          <table:table-cell office:value-type="float" office:value="0.165002439171">
            <text:p>0.17</text:p>
          </table:table-cell>
          <table:table-cell table:number-columns-repeated="3"/>
          <table:table-cell table:formula="oooc:=([.A494]-[.$D$3])/[.$D$3]" office:value-type="float" office:value="-0.7359960973264">
            <text:p>-0.74</text:p>
          </table:table-cell>
          <table:table-cell table:number-columns-repeated="13"/>
        </table:table-row>
        <table:table-row table:style-name="ro1">
          <table:table-cell office:value-type="float" office:value="0.334894396365">
            <text:p>0.33</text:p>
          </table:table-cell>
          <table:table-cell table:number-columns-repeated="3"/>
          <table:table-cell table:formula="oooc:=([.A495]-[.$D$3])/[.$D$3]" office:value-type="float" office:value="-0.464168965816">
            <text:p>-0.46</text:p>
          </table:table-cell>
          <table:table-cell table:number-columns-repeated="13"/>
        </table:table-row>
        <table:table-row table:style-name="ro1">
          <table:table-cell office:value-type="float" office:value="0.180431641638">
            <text:p>0.18</text:p>
          </table:table-cell>
          <table:table-cell table:number-columns-repeated="3"/>
          <table:table-cell table:formula="oooc:=([.A496]-[.$D$3])/[.$D$3]" office:value-type="float" office:value="-0.7113093733792">
            <text:p>-0.71</text:p>
          </table:table-cell>
          <table:table-cell table:number-columns-repeated="13"/>
        </table:table-row>
        <table:table-row table:style-name="ro1">
          <table:table-cell office:value-type="float" office:value="0.584552325308">
            <text:p>0.58</text:p>
          </table:table-cell>
          <table:table-cell table:number-columns-repeated="3"/>
          <table:table-cell table:formula="oooc:=([.A497]-[.$D$3])/[.$D$3]" office:value-type="float" office:value="-0.0647162795072001">
            <text:p>-0.06</text:p>
          </table:table-cell>
          <table:table-cell table:number-columns-repeated="13"/>
        </table:table-row>
        <table:table-row table:style-name="ro1">
          <table:table-cell office:value-type="float" office:value="0.736688002944">
            <text:p>0.74</text:p>
          </table:table-cell>
          <table:table-cell table:number-columns-repeated="3"/>
          <table:table-cell table:formula="oooc:=([.A498]-[.$D$3])/[.$D$3]" office:value-type="float" office:value="0.1787008047104">
            <text:p>0.18</text:p>
          </table:table-cell>
          <table:table-cell table:number-columns-repeated="13"/>
        </table:table-row>
        <table:table-row table:style-name="ro1">
          <table:table-cell office:value-type="float" office:value="0.646334886551">
            <text:p>0.65</text:p>
          </table:table-cell>
          <table:table-cell table:number-columns-repeated="3"/>
          <table:table-cell table:formula="oooc:=([.A499]-[.$D$3])/[.$D$3]" office:value-type="float" office:value="0.0341358184816">
            <text:p>0.03</text:p>
          </table:table-cell>
          <table:table-cell table:number-columns-repeated="13"/>
        </table:table-row>
        <table:table-row table:style-name="ro1">
          <table:table-cell office:value-type="float" office:value="0.771416574717">
            <text:p>0.77</text:p>
          </table:table-cell>
          <table:table-cell table:number-columns-repeated="3"/>
          <table:table-cell table:formula="oooc:=([.A500]-[.$D$3])/[.$D$3]" office:value-type="float" office:value="0.2342665195472">
            <text:p>0.23</text:p>
          </table:table-cell>
          <table:table-cell table:number-columns-repeated="13"/>
        </table:table-row>
        <table:table-row table:style-name="ro1">
          <table:table-cell office:value-type="float" office:value="0.54987795651">
            <text:p>0.55</text:p>
          </table:table-cell>
          <table:table-cell table:number-columns-repeated="3"/>
          <table:table-cell table:formula="oooc:=([.A501]-[.$D$3])/[.$D$3]" office:value-type="float" office:value="-0.120195269584">
            <text:p>-0.12</text:p>
          </table:table-cell>
          <table:table-cell table:number-columns-repeated="13"/>
        </table:table-row>
        <table:table-row table:style-name="ro1">
          <table:table-cell office:value-type="float" office:value="0.236665606499">
            <text:p>0.24</text:p>
          </table:table-cell>
          <table:table-cell table:number-columns-repeated="3"/>
          <table:table-cell table:formula="oooc:=([.A502]-[.$D$3])/[.$D$3]" office:value-type="float" office:value="-0.6213350296016">
            <text:p>-0.62</text:p>
          </table:table-cell>
          <table:table-cell table:number-columns-repeated="13"/>
        </table:table-row>
        <table:table-row table:style-name="ro1">
          <table:table-cell office:value-type="float" office:value="0.189440250397">
            <text:p>0.19</text:p>
          </table:table-cell>
          <table:table-cell table:number-columns-repeated="3"/>
          <table:table-cell table:formula="oooc:=([.A503]-[.$D$3])/[.$D$3]" office:value-type="float" office:value="-0.6968955993648">
            <text:p>-0.7</text:p>
          </table:table-cell>
          <table:table-cell table:number-columns-repeated="13"/>
        </table:table-row>
        <table:table-row table:style-name="ro1">
          <table:table-cell office:value-type="float" office:value="0.911089479923">
            <text:p>0.91</text:p>
          </table:table-cell>
          <table:table-cell table:number-columns-repeated="3"/>
          <table:table-cell table:formula="oooc:=([.A504]-[.$D$3])/[.$D$3]" office:value-type="float" office:value="0.4577431678768">
            <text:p>0.46</text:p>
          </table:table-cell>
          <table:table-cell table:number-columns-repeated="13"/>
        </table:table-row>
        <table:table-row table:style-name="ro1">
          <table:table-cell office:value-type="float" office:value="0.423953793943">
            <text:p>0.42</text:p>
          </table:table-cell>
          <table:table-cell table:number-columns-repeated="3"/>
          <table:table-cell table:formula="oooc:=([.A505]-[.$D$3])/[.$D$3]" office:value-type="float" office:value="-0.3216739296912">
            <text:p>-0.32</text:p>
          </table:table-cell>
          <table:table-cell table:number-columns-repeated="13"/>
        </table:table-row>
        <table:table-row table:style-name="ro1">
          <table:table-cell office:value-type="float" office:value="0.570465177298">
            <text:p>0.57</text:p>
          </table:table-cell>
          <table:table-cell table:number-columns-repeated="3"/>
          <table:table-cell table:formula="oooc:=([.A506]-[.$D$3])/[.$D$3]" office:value-type="float" office:value="-0.0872557163232001">
            <text:p>-0.09</text:p>
          </table:table-cell>
          <table:table-cell table:number-columns-repeated="13"/>
        </table:table-row>
        <table:table-row table:style-name="ro1">
          <table:table-cell office:value-type="float" office:value="0.509358309209">
            <text:p>0.51</text:p>
          </table:table-cell>
          <table:table-cell table:number-columns-repeated="3"/>
          <table:table-cell table:formula="oooc:=([.A507]-[.$D$3])/[.$D$3]" office:value-type="float" office:value="-0.1850267052656">
            <text:p>-0.19</text:p>
          </table:table-cell>
          <table:table-cell table:number-columns-repeated="13"/>
        </table:table-row>
        <table:table-row table:style-name="ro1">
          <table:table-cell office:value-type="float" office:value="0.0386834144592">
            <text:p>0.04</text:p>
          </table:table-cell>
          <table:table-cell table:number-columns-repeated="3"/>
          <table:table-cell table:formula="oooc:=([.A508]-[.$D$3])/[.$D$3]" office:value-type="float" office:value="-0.93810653686528">
            <text:p>-0.94</text:p>
          </table:table-cell>
          <table:table-cell table:number-columns-repeated="13"/>
        </table:table-row>
        <table:table-row table:style-name="ro1">
          <table:table-cell office:value-type="float" office:value="0.455117225647">
            <text:p>0.46</text:p>
          </table:table-cell>
          <table:table-cell table:number-columns-repeated="3"/>
          <table:table-cell table:formula="oooc:=([.A509]-[.$D$3])/[.$D$3]" office:value-type="float" office:value="-0.2718124389648">
            <text:p>-0.27</text:p>
          </table:table-cell>
          <table:table-cell table:number-columns-repeated="13"/>
        </table:table-row>
        <table:table-row table:style-name="ro1">
          <table:table-cell office:value-type="float" office:value="0.478065162897">
            <text:p>0.48</text:p>
          </table:table-cell>
          <table:table-cell table:number-columns-repeated="3"/>
          <table:table-cell table:formula="oooc:=([.A510]-[.$D$3])/[.$D$3]" office:value-type="float" office:value="-0.2350957393648">
            <text:p>-0.24</text:p>
          </table:table-cell>
          <table:table-cell table:number-columns-repeated="13"/>
        </table:table-row>
        <table:table-row table:style-name="ro1">
          <table:table-cell office:value-type="float" office:value="0.00813812366687">
            <text:p>0.01</text:p>
          </table:table-cell>
          <table:table-cell table:number-columns-repeated="3"/>
          <table:table-cell table:formula="oooc:=([.A511]-[.$D$3])/[.$D$3]" office:value-type="float" office:value="-0.986979002133008">
            <text:p>-0.99</text:p>
          </table:table-cell>
          <table:table-cell table:number-columns-repeated="13"/>
        </table:table-row>
        <table:table-row table:style-name="ro1">
          <table:table-cell office:value-type="float" office:value="0.55493324995">
            <text:p>0.55</text:p>
          </table:table-cell>
          <table:table-cell table:number-columns-repeated="3"/>
          <table:table-cell table:formula="oooc:=([.A512]-[.$D$3])/[.$D$3]" office:value-type="float" office:value="-0.11210680008">
            <text:p>-0.11</text:p>
          </table:table-cell>
          <table:table-cell table:number-columns-repeated="13"/>
        </table:table-row>
        <table:table-row table:style-name="ro1">
          <table:table-cell office:value-type="float" office:value="0.588256344199">
            <text:p>0.59</text:p>
          </table:table-cell>
          <table:table-cell table:number-columns-repeated="3"/>
          <table:table-cell table:formula="oooc:=([.A513]-[.$D$3])/[.$D$3]" office:value-type="float" office:value="-0.0587898492816">
            <text:p>-0.06</text:p>
          </table:table-cell>
          <table:table-cell table:number-columns-repeated="13"/>
        </table:table-row>
        <table:table-row table:style-name="ro1">
          <table:table-cell office:value-type="float" office:value="0.287145748734">
            <text:p>0.29</text:p>
          </table:table-cell>
          <table:table-cell table:number-columns-repeated="3"/>
          <table:table-cell table:formula="oooc:=([.A514]-[.$D$3])/[.$D$3]" office:value-type="float" office:value="-0.5405668020256">
            <text:p>-0.54</text:p>
          </table:table-cell>
          <table:table-cell table:number-columns-repeated="13"/>
        </table:table-row>
        <table:table-row table:style-name="ro1">
          <table:table-cell office:value-type="float" office:value="0.212363377213">
            <text:p>0.21</text:p>
          </table:table-cell>
          <table:table-cell table:number-columns-repeated="3"/>
          <table:table-cell table:formula="oooc:=([.A515]-[.$D$3])/[.$D$3]" office:value-type="float" office:value="-0.6602185964592">
            <text:p>-0.66</text:p>
          </table:table-cell>
          <table:table-cell table:number-columns-repeated="13"/>
        </table:table-row>
        <table:table-row table:style-name="ro1">
          <table:table-cell office:value-type="float" office:value="0.692551806569">
            <text:p>0.69</text:p>
          </table:table-cell>
          <table:table-cell table:number-columns-repeated="3"/>
          <table:table-cell table:formula="oooc:=([.A516]-[.$D$3])/[.$D$3]" office:value-type="float" office:value="0.1080828905104">
            <text:p>0.11</text:p>
          </table:table-cell>
          <table:table-cell table:number-columns-repeated="13"/>
        </table:table-row>
        <table:table-row table:style-name="ro1">
          <table:table-cell office:value-type="float" office:value="0.284937936813">
            <text:p>0.28</text:p>
          </table:table-cell>
          <table:table-cell table:number-columns-repeated="3"/>
          <table:table-cell table:formula="oooc:=([.A517]-[.$D$3])/[.$D$3]" office:value-type="float" office:value="-0.5440993010992">
            <text:p>-0.54</text:p>
          </table:table-cell>
          <table:table-cell table:number-columns-repeated="13"/>
        </table:table-row>
        <table:table-row table:style-name="ro1">
          <table:table-cell office:value-type="float" office:value="0.10991524905">
            <text:p>0.11</text:p>
          </table:table-cell>
          <table:table-cell table:number-columns-repeated="3"/>
          <table:table-cell table:formula="oooc:=([.A518]-[.$D$3])/[.$D$3]" office:value-type="float" office:value="-0.82413560152">
            <text:p>-0.82</text:p>
          </table:table-cell>
          <table:table-cell table:number-columns-repeated="13"/>
        </table:table-row>
        <table:table-row table:style-name="ro1">
          <table:table-cell office:value-type="float" office:value="0.870950594544">
            <text:p>0.87</text:p>
          </table:table-cell>
          <table:table-cell table:number-columns-repeated="3"/>
          <table:table-cell table:formula="oooc:=([.A519]-[.$D$3])/[.$D$3]" office:value-type="float" office:value="0.3935209512704">
            <text:p>0.39</text:p>
          </table:table-cell>
          <table:table-cell table:number-columns-repeated="13"/>
        </table:table-row>
        <table:table-row table:style-name="ro1">
          <table:table-cell office:value-type="float" office:value="0.415984876454">
            <text:p>0.42</text:p>
          </table:table-cell>
          <table:table-cell table:number-columns-repeated="3"/>
          <table:table-cell table:formula="oooc:=([.A520]-[.$D$3])/[.$D$3]" office:value-type="float" office:value="-0.3344241976736">
            <text:p>-0.33</text:p>
          </table:table-cell>
          <table:table-cell table:number-columns-repeated="13"/>
        </table:table-row>
        <table:table-row table:style-name="ro1">
          <table:table-cell office:value-type="float" office:value="0.075426385738">
            <text:p>0.08</text:p>
          </table:table-cell>
          <table:table-cell table:number-columns-repeated="3"/>
          <table:table-cell table:formula="oooc:=([.A521]-[.$D$3])/[.$D$3]" office:value-type="float" office:value="-0.8793177828192">
            <text:p>-0.88</text:p>
          </table:table-cell>
          <table:table-cell table:number-columns-repeated="13"/>
        </table:table-row>
        <table:table-row table:style-name="ro1">
          <table:table-cell office:value-type="float" office:value="0.619914270937">
            <text:p>0.62</text:p>
          </table:table-cell>
          <table:table-cell table:number-columns-repeated="3"/>
          <table:table-cell table:formula="oooc:=([.A522]-[.$D$3])/[.$D$3]" office:value-type="float" office:value="-0.00813716650079996">
            <text:p>-0.01</text:p>
          </table:table-cell>
          <table:table-cell table:number-columns-repeated="13"/>
        </table:table-row>
        <table:table-row table:style-name="ro1">
          <table:table-cell office:value-type="float" office:value="0.370636582375">
            <text:p>0.37</text:p>
          </table:table-cell>
          <table:table-cell table:number-columns-repeated="3"/>
          <table:table-cell table:formula="oooc:=([.A523]-[.$D$3])/[.$D$3]" office:value-type="float" office:value="-0.4069814682">
            <text:p>-0.41</text:p>
          </table:table-cell>
          <table:table-cell table:number-columns-repeated="13"/>
        </table:table-row>
        <table:table-row table:style-name="ro1">
          <table:table-cell office:value-type="float" office:value="0.230933092535">
            <text:p>0.23</text:p>
          </table:table-cell>
          <table:table-cell table:number-columns-repeated="3"/>
          <table:table-cell table:formula="oooc:=([.A524]-[.$D$3])/[.$D$3]" office:value-type="float" office:value="-0.630507051944">
            <text:p>-0.63</text:p>
          </table:table-cell>
          <table:table-cell table:number-columns-repeated="13"/>
        </table:table-row>
        <table:table-row table:style-name="ro1">
          <table:table-cell office:value-type="float" office:value="0.0706429686397">
            <text:p>0.07</text:p>
          </table:table-cell>
          <table:table-cell table:number-columns-repeated="3"/>
          <table:table-cell table:formula="oooc:=([.A525]-[.$D$3])/[.$D$3]" office:value-type="float" office:value="-0.88697125017648">
            <text:p>-0.89</text:p>
          </table:table-cell>
          <table:table-cell table:number-columns-repeated="13"/>
        </table:table-row>
        <table:table-row table:style-name="ro1">
          <table:table-cell office:value-type="float" office:value="0.214691199362">
            <text:p>0.21</text:p>
          </table:table-cell>
          <table:table-cell table:number-columns-repeated="3"/>
          <table:table-cell table:formula="oooc:=([.A526]-[.$D$3])/[.$D$3]" office:value-type="float" office:value="-0.6564940810208">
            <text:p>-0.66</text:p>
          </table:table-cell>
          <table:table-cell table:number-columns-repeated="13"/>
        </table:table-row>
        <table:table-row table:style-name="ro1">
          <table:table-cell office:value-type="float" office:value="0.351081341505">
            <text:p>0.35</text:p>
          </table:table-cell>
          <table:table-cell table:number-columns-repeated="3"/>
          <table:table-cell table:formula="oooc:=([.A527]-[.$D$3])/[.$D$3]" office:value-type="float" office:value="-0.438269853592">
            <text:p>-0.44</text:p>
          </table:table-cell>
          <table:table-cell table:number-columns-repeated="13"/>
        </table:table-row>
        <table:table-row table:style-name="ro1">
          <table:table-cell office:value-type="float" office:value="0.139890452847">
            <text:p>0.14</text:p>
          </table:table-cell>
          <table:table-cell table:number-columns-repeated="3"/>
          <table:table-cell table:formula="oooc:=([.A528]-[.$D$3])/[.$D$3]" office:value-type="float" office:value="-0.7761752754448">
            <text:p>-0.78</text:p>
          </table:table-cell>
          <table:table-cell table:number-columns-repeated="13"/>
        </table:table-row>
        <table:table-row table:style-name="ro1">
          <table:table-cell office:value-type="float" office:value="0.0780079560354">
            <text:p>0.08</text:p>
          </table:table-cell>
          <table:table-cell table:number-columns-repeated="3"/>
          <table:table-cell table:formula="oooc:=([.A529]-[.$D$3])/[.$D$3]" office:value-type="float" office:value="-0.87518727034336">
            <text:p>-0.88</text:p>
          </table:table-cell>
          <table:table-cell table:number-columns-repeated="13"/>
        </table:table-row>
        <table:table-row table:style-name="ro1">
          <table:table-cell office:value-type="float" office:value="0.317276418209">
            <text:p>0.32</text:p>
          </table:table-cell>
          <table:table-cell table:number-columns-repeated="3"/>
          <table:table-cell table:formula="oooc:=([.A530]-[.$D$3])/[.$D$3]" office:value-type="float" office:value="-0.4923577308656">
            <text:p>-0.49</text:p>
          </table:table-cell>
          <table:table-cell table:number-columns-repeated="13"/>
        </table:table-row>
        <table:table-row table:style-name="ro1">
          <table:table-cell office:value-type="float" office:value="0.284582898021">
            <text:p>0.28</text:p>
          </table:table-cell>
          <table:table-cell table:number-columns-repeated="3"/>
          <table:table-cell table:formula="oooc:=([.A531]-[.$D$3])/[.$D$3]" office:value-type="float" office:value="-0.5446673631664">
            <text:p>-0.54</text:p>
          </table:table-cell>
          <table:table-cell table:number-columns-repeated="13"/>
        </table:table-row>
        <table:table-row table:style-name="ro1">
          <table:table-cell office:value-type="float" office:value="0.0831290893257">
            <text:p>0.08</text:p>
          </table:table-cell>
          <table:table-cell table:number-columns-repeated="3"/>
          <table:table-cell table:formula="oooc:=([.A532]-[.$D$3])/[.$D$3]" office:value-type="float" office:value="-0.86699345707888">
            <text:p>-0.87</text:p>
          </table:table-cell>
          <table:table-cell table:number-columns-repeated="13"/>
        </table:table-row>
        <table:table-row table:style-name="ro1">
          <table:table-cell office:value-type="float" office:value="0.257838536054">
            <text:p>0.26</text:p>
          </table:table-cell>
          <table:table-cell table:number-columns-repeated="3"/>
          <table:table-cell table:formula="oooc:=([.A533]-[.$D$3])/[.$D$3]" office:value-type="float" office:value="-0.5874583423136">
            <text:p>-0.59</text:p>
          </table:table-cell>
          <table:table-cell table:number-columns-repeated="13"/>
        </table:table-row>
        <table:table-row table:style-name="ro1">
          <table:table-cell office:value-type="float" office:value="0.0753807555884">
            <text:p>0.08</text:p>
          </table:table-cell>
          <table:table-cell/>
          <table:table-cell>
            <draw:frame table:end-cell-address="Sheet1.M560" table:end-x="1.77cm" table:end-y="0.079cm" draw:z-index="0" draw:style-name="gr1" svg:width="23.601cm" svg:height="11.57cm" svg:x="0.657cm" svg:y="0.206cm">
              <draw:object draw:notify-on-update-of-ranges="Sheet1.A3:Sheet1.A5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formula="oooc:=([.A534]-[.$D$3])/[.$D$3]" office:value-type="float" office:value="-0.87939079105856">
            <text:p>-0.88</text:p>
          </table:table-cell>
          <table:table-cell table:number-columns-repeated="13"/>
        </table:table-row>
        <table:table-row table:style-name="ro1">
          <table:table-cell office:value-type="float" office:value="0.325788445771">
            <text:p>0.33</text:p>
          </table:table-cell>
          <table:table-cell table:number-columns-repeated="3"/>
          <table:table-cell table:formula="oooc:=([.A535]-[.$D$3])/[.$D$3]" office:value-type="float" office:value="-0.4787384867664">
            <text:p>-0.48</text:p>
          </table:table-cell>
          <table:table-cell table:number-columns-repeated="13"/>
        </table:table-row>
        <table:table-row table:style-name="ro1">
          <table:table-cell office:value-type="float" office:value="0.0662502832711">
            <text:p>0.07</text:p>
          </table:table-cell>
          <table:table-cell table:number-columns-repeated="3"/>
          <table:table-cell table:formula="oooc:=([.A536]-[.$D$3])/[.$D$3]" office:value-type="float" office:value="-0.89399954676624">
            <text:p>-0.89</text:p>
          </table:table-cell>
          <table:table-cell table:number-columns-repeated="13"/>
        </table:table-row>
        <table:table-row table:style-name="ro1">
          <table:table-cell office:value-type="float" office:value="0.211244337261">
            <text:p>0.21</text:p>
          </table:table-cell>
          <table:table-cell table:number-columns-repeated="3"/>
          <table:table-cell table:formula="oooc:=([.A537]-[.$D$3])/[.$D$3]" office:value-type="float" office:value="-0.6620090603824">
            <text:p>-0.66</text:p>
          </table:table-cell>
          <table:table-cell table:number-columns-repeated="13"/>
        </table:table-row>
        <table:table-row table:style-name="ro1">
          <table:table-cell office:value-type="float" office:value="0.0341669353656">
            <text:p>0.03</text:p>
          </table:table-cell>
          <table:table-cell table:number-columns-repeated="3"/>
          <table:table-cell table:formula="oooc:=([.A538]-[.$D$3])/[.$D$3]" office:value-type="float" office:value="-0.94533290341504">
            <text:p>-0.95</text:p>
          </table:table-cell>
          <table:table-cell table:number-columns-repeated="13"/>
        </table:table-row>
        <table:table-row table:style-name="ro1">
          <table:table-cell office:value-type="float" office:value="0.0260202237405">
            <text:p>0.03</text:p>
          </table:table-cell>
          <table:table-cell table:number-columns-repeated="3"/>
          <table:table-cell table:formula="oooc:=([.A539]-[.$D$3])/[.$D$3]" office:value-type="float" office:value="-0.9583676420152">
            <text:p>-0.96</text:p>
          </table:table-cell>
          <table:table-cell table:number-columns-repeated="13"/>
        </table:table-row>
        <table:table-row table:style-name="ro1">
          <table:table-cell office:value-type="float" office:value="0.0698029901832">
            <text:p>0.07</text:p>
          </table:table-cell>
          <table:table-cell table:number-columns-repeated="3"/>
          <table:table-cell table:formula="oooc:=([.A540]-[.$D$3])/[.$D$3]" office:value-type="float" office:value="-0.88831521570688">
            <text:p>-0.89</text:p>
          </table:table-cell>
          <table:table-cell table:number-columns-repeated="13"/>
        </table:table-row>
        <table:table-row table:style-name="ro1">
          <table:table-cell office:value-type="float" office:value="0.0490335188806">
            <text:p>0.05</text:p>
          </table:table-cell>
          <table:table-cell table:number-columns-repeated="3"/>
          <table:table-cell table:formula="oooc:=([.A541]-[.$D$3])/[.$D$3]" office:value-type="float" office:value="-0.92154636979104">
            <text:p>-0.92</text:p>
          </table:table-cell>
          <table:table-cell table:number-columns-repeated="13"/>
        </table:table-row>
        <table:table-row table:style-name="ro1">
          <table:table-cell office:value-type="float" office:value="0.025656290818">
            <text:p>0.03</text:p>
          </table:table-cell>
          <table:table-cell table:number-columns-repeated="3"/>
          <table:table-cell table:formula="oooc:=([.A542]-[.$D$3])/[.$D$3]" office:value-type="float" office:value="-0.9589499346912">
            <text:p>-0.96</text:p>
          </table:table-cell>
          <table:table-cell table:number-columns-repeated="13"/>
        </table:table-row>
        <table:table-row table:style-name="ro1">
          <table:table-cell office:value-type="float" office:value="0.364481210709">
            <text:p>0.36</text:p>
          </table:table-cell>
          <table:table-cell table:number-columns-repeated="3"/>
          <table:table-cell table:formula="oooc:=([.A543]-[.$D$3])/[.$D$3]" office:value-type="float" office:value="-0.4168300628656">
            <text:p>-0.42</text:p>
          </table:table-cell>
          <table:table-cell table:number-columns-repeated="13"/>
        </table:table-row>
        <table:table-row table:style-name="ro1">
          <table:table-cell office:value-type="float" office:value="0.28897376731">
            <text:p>0.29</text:p>
          </table:table-cell>
          <table:table-cell table:number-columns-repeated="3"/>
          <table:table-cell table:formula="oooc:=([.A544]-[.$D$3])/[.$D$3]" office:value-type="float" office:value="-0.537641972304">
            <text:p>-0.54</text:p>
          </table:table-cell>
          <table:table-cell table:number-columns-repeated="13"/>
        </table:table-row>
        <table:table-row table:style-name="ro1">
          <table:table-cell office:value-type="float" office:value="0.0146324897651">
            <text:p>0.01</text:p>
          </table:table-cell>
          <table:table-cell table:number-columns-repeated="3"/>
          <table:table-cell table:formula="oooc:=([.A545]-[.$D$3])/[.$D$3]" office:value-type="float" office:value="-0.97658801637584">
            <text:p>-0.98</text:p>
          </table:table-cell>
          <table:table-cell table:number-columns-repeated="13"/>
        </table:table-row>
        <table:table-row table:style-name="ro1">
          <table:table-cell office:value-type="float" office:value="0.140306139365">
            <text:p>0.14</text:p>
          </table:table-cell>
          <table:table-cell table:number-columns-repeated="3"/>
          <table:table-cell table:formula="oooc:=([.A546]-[.$D$3])/[.$D$3]" office:value-type="float" office:value="-0.775510177016">
            <text:p>-0.78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21/01/2009</text:date>, <text:time>13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1T13:46:41</dc:date>
    <meta:editing-cycles>1</meta:editing-cycles>
    <meta:editing-duration>PT22H49M37S</meta:editing-duration>
    <meta:user-defined meta:name="Info 1"/>
    <meta:user-defined meta:name="Info 2"/>
    <meta:user-defined meta:name="Info 3"/>
    <meta:user-defined meta:name="Info 4"/>
    <meta:document-statistic meta:table-count="1" meta:cell-count="11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3.602cm" svg:height="11.571cm" chart:class="chart:line" chart:style-name="ch1">
        <chart:legend chart:legend-position="end" svg:x="21.263cm" svg:y="5.503cm" chart:style-name="ch2"/>
        <chart:plot-area chart:style-name="ch3" table:cell-range-address="Sheet1.A3:Sheet1.A546" svg:x="0.471cm" svg:y="0.231cm" svg:width="20.319cm" svg:height="10.87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546" chart:class="chart:line">
            <chart:data-point chart:repeated="5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61353598034">
                <text:p>0.000261353598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73603632195">
                <text:p>0.0000273603632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7134440592">
                <text:p>0.00137134440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72281652037">
                <text:p>0.00472281652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9632941037">
                <text:p>0.189632941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2444040179">
                <text:p>0.162444040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1955202334">
                <text:p>0.027195520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6018390357">
                <text:p>0.0446018390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0869841725">
                <text:p>0.094086984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122485891">
                <text:p>0.24122485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996873796">
                <text:p>0.63996873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3129995763">
                <text:p>0.613129995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8855839372">
                <text:p>0.378855839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67365389038">
                <text:p>0.00767365389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0286149215">
                <text:p>0.0130286149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0617254972">
                <text:p>0.980617254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7471702099">
                <text:p>0.797471702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987846106">
                <text:p>0.180987846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287614107">
                <text:p>0.996287614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9379605278">
                <text:p>0.0489379605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522571981">
                <text:p>0.42522571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9751554132">
                <text:p>0.529751554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9301721603">
                <text:p>0.279301721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3902256554">
                <text:p>0.0073902256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486840665">
                <text:p>0.109486840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6320406795">
                <text:p>0.376320406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0457512438">
                <text:p>0.074045751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8285882622">
                <text:p>0.0228285882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84018726274">
                <text:p>0.0484018726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3578739678">
                <text:p>0.00223578739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59937239066">
                <text:p>0.0459937239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70219785348">
                <text:p>0.0470219785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6048206687">
                <text:p>0.09860482066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477723837">
                <text:p>0.114477723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32180350274">
                <text:p>0.0532180350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10354433209">
                <text:p>0.0510354433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03111816943">
                <text:p>0.0503111816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40265654">
                <text:p>0.143402656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369882062">
                <text:p>0.0215369882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3482591957">
                <text:p>0.1434825919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567817837">
                <text:p>0.105678178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1736162156">
                <text:p>0.0171736162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20831401041">
                <text:p>0.00320831401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93627868593">
                <text:p>0.09936278685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5431673676">
                <text:p>0.205431673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09715578705">
                <text:p>0.07097155787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672195971">
                <text:p>0.28672195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40593608841">
                <text:p>0.06405936088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11827049498">
                <text:p>0.00211827049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98770719767">
                <text:p>0.0398770719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3734336123">
                <text:p>0.133734336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1341992468">
                <text:p>0.0191341992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71501827613">
                <text:p>0.0371501827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254665297689">
                <text:p>0.00254665297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23487629835">
                <text:p>0.00523487629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89993738383">
                <text:p>0.0889993738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6656407267">
                <text:p>0.01366564072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79880501796">
                <text:p>0.007798805017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9191274866">
                <text:p>0.04991912748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8303969763">
                <text:p>0.0148303969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66921065">
                <text:p>0.014669210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87151416019">
                <text:p>0.0487151416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50556559674">
                <text:p>0.01505565596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32973594777">
                <text:p>0.03329735947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23625141755">
                <text:p>0.03236251417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06153437123">
                <text:p>0.0306153437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4134699963">
                <text:p>0.034134699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15353972837">
                <text:p>0.0315353972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28783667949">
                <text:p>0.00287836679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2447980195">
                <text:p>0.0222447980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20758670568">
                <text:p>0.00320758670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26572344825">
                <text:p>0.0526572344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213859804">
                <text:p>0.041213859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2273339629">
                <text:p>0.3422733396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2481072545">
                <text:p>1.124810725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3882849216">
                <text:p>1.038828492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330354929">
                <text:p>0.793303549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7759064436">
                <text:p>0.757759064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29430685937">
                <text:p>0.0929430685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5114679337">
                <text:p>0.375114679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1629714966">
                <text:p>0.8716297149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73630476">
                <text:p>0.4173630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9482574463">
                <text:p>0.559482574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98073978722">
                <text:p>0.3980739787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7996220738">
                <text:p>0.0897996220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5436684489">
                <text:p>0.775436684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1579531133">
                <text:p>0.391579531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8349175751">
                <text:p>0.4583491757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8006324172">
                <text:p>0.378006324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3247735798">
                <text:p>0.513247735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031833768">
                <text:p>0.7230318337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3348055482">
                <text:p>0.9533480554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101301074">
                <text:p>0.75101301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6622382775">
                <text:p>0.1166223827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818140209">
                <text:p>1.10818140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0695445836">
                <text:p>0.280695445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9960054755">
                <text:p>0.619960054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69726042449">
                <text:p>0.569726042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81612437963">
                <text:p>0.581612437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86937326193">
                <text:p>0.7869373261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2151167989">
                <text:p>0.792151167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7608074546">
                <text:p>0.847608074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0180888548">
                <text:p>0.100180888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314473033">
                <text:p>0.733144730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5152232349">
                <text:p>0.6151522323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8643915653">
                <text:p>0.7686439156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6334770322">
                <text:p>0.846334770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50061743706">
                <text:p>0.05500617437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4039236307">
                <text:p>0.2140392363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34945216775">
                <text:p>0.8349452167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22826400399">
                <text:p>0.822826400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93323265016">
                <text:p>0.3933232650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7524312735">
                <text:p>0.287524312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6529825032">
                <text:p>0.496529825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117841661">
                <text:p>0.201178416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811906904">
                <text:p>0.258119069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86923968513">
                <text:p>0.005869239685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67507019639">
                <text:p>0.4675070196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5772416592">
                <text:p>0.375772416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6142396331">
                <text:p>0.846142396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06933322549">
                <text:p>0.906933322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9582081437">
                <text:p>0.359582081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99611662328">
                <text:p>0.5996116623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2397838384">
                <text:p>0.112397838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7173281908">
                <text:p>0.571732819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4005255103">
                <text:p>0.174005255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61959778517">
                <text:p>0.06619597785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2281419337">
                <text:p>1.122814193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6270157099">
                <text:p>0.176270157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9165521711">
                <text:p>0.259165521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2830936611">
                <text:p>0.542830936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8596540913">
                <text:p>0.285965409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32903826982">
                <text:p>0.232903826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2669463456">
                <text:p>0.312669463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34427969158">
                <text:p>0.434427969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1491082907">
                <text:p>0.3314910829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9139271006">
                <text:p>0.291392710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3909148574">
                <text:p>0.3239091485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28200522158">
                <text:p>0.0128200522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165622443">
                <text:p>0.44165622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6639686674">
                <text:p>0.286639686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824905321">
                <text:p>0.198249053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1597808003">
                <text:p>0.531597808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5601764321">
                <text:p>0.3956017643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58429861069">
                <text:p>0.6584298610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500929147">
                <text:p>0.265009291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05873320997">
                <text:p>0.405873320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2884847522">
                <text:p>0.6928848475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49221879244">
                <text:p>0.4492218792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09602075815">
                <text:p>0.409602075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4678902104">
                <text:p>0.134678902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7713801265">
                <text:p>0.2977138012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7851673216">
                <text:p>0.1778516732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1569875032">
                <text:p>0.231569875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24240624905">
                <text:p>0.324240624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89263877273">
                <text:p>0.09892638772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38347814977">
                <text:p>0.3383478149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57318685949">
                <text:p>0.457318685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20572338346">
                <text:p>0.0120572338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9579110593">
                <text:p>0.1895791105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6820286065">
                <text:p>0.1568202860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25235868618">
                <text:p>0.1252358686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9180167615">
                <text:p>0.1791801676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06158079952">
                <text:p>0.0506158079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0397006869">
                <text:p>0.1303970068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08717484586">
                <text:p>0.03087174845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7760222424">
                <text:p>0.01377602224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1426696777">
                <text:p>0.251426696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48375071585">
                <text:p>0.148375071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89015814289">
                <text:p>0.03890158142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30668911338">
                <text:p>0.3306689113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761720002629">
                <text:p>0.007617200026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57669650018">
                <text:p>0.257669650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64823490195">
                <text:p>0.0164823490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10382717848">
                <text:p>0.0910382717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3215593845">
                <text:p>0.103215593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5314181894">
                <text:p>0.115314181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66302596033">
                <text:p>0.04663025960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88137300313">
                <text:p>0.0688137300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3573131785">
                <text:p>0.0293573131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04894321412">
                <text:p>0.1048943214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50889053475">
                <text:p>0.0150889053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53278224915">
                <text:p>0.09532782249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891421698">
                <text:p>0.108914216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8905691504">
                <text:p>0.198905691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23604927212">
                <text:p>0.1236049272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41994005814">
                <text:p>0.04419940058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35947177559">
                <text:p>0.05359471775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41196691059">
                <text:p>0.02411966910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36683427263">
                <text:p>0.01366834272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8015378937">
                <text:p>0.108015378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78415905684">
                <text:p>0.178415905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7502495199">
                <text:p>0.1375024951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34998877347">
                <text:p>0.09349988773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36204967648">
                <text:p>0.05362049676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78710173815">
                <text:p>0.06787101738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464392215">
                <text:p>0.194643922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03054118901">
                <text:p>0.02030541189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16062639467">
                <text:p>0.03160626394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643245512038">
                <text:p>0.0006432455120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665948391">
                <text:p>0.156659483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37568486854">
                <text:p>0.06375684868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9904541522">
                <text:p>0.2399045415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18856166955">
                <text:p>0.01188561669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7021438032">
                <text:p>0.1870214380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9642684311">
                <text:p>0.1996426843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63590666652">
                <text:p>0.09635906666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1494581997">
                <text:p>0.2014945819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48831114732">
                <text:p>0.02488311147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5501131713">
                <text:p>0.2055011317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50320557877">
                <text:p>0.1503205578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55532392859">
                <text:p>0.3555323928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25729744509">
                <text:p>0.03257297445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63535063621">
                <text:p>0.01635350636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0371588869">
                <text:p>0.0103715888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23221744597">
                <text:p>0.09232217445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66129824519">
                <text:p>0.09661298245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11829815432">
                <text:p>0.1118298154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11529482901">
                <text:p>0.05115294829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89286515908">
                <text:p>0.002892865159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9406945184">
                <text:p>0.02394069451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19289159961">
                <text:p>0.003192891599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0351403803">
                <text:p>0.210351403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26601634547">
                <text:p>0.1266016345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15261077881">
                <text:p>0.1152610778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22355050594">
                <text:p>0.03223550505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1764966249">
                <text:p>0.3317649662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34340899624">
                <text:p>0.02343408996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21422554553">
                <text:p>0.3214225545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4685036391">
                <text:p>0.24685036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52909939736">
                <text:p>0.2529099397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3771562129">
                <text:p>0.2537715621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85467840731">
                <text:p>0.2854678407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0952741206">
                <text:p>0.330952741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6776470095">
                <text:p>0.1167764700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3255576491">
                <text:p>0.3932555764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4118757546">
                <text:p>0.2441187575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25177297741">
                <text:p>0.1251772977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10259999335">
                <text:p>0.4102599993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18116571382">
                <text:p>0.0418116571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14256581664">
                <text:p>0.514256581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87118093669">
                <text:p>0.08871180936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10445334762">
                <text:p>0.3104453347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1109277904">
                <text:p>0.331109277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80447993428">
                <text:p>0.280447993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18241247535">
                <text:p>0.4182412475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09574010223">
                <text:p>0.2095740102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86163873971">
                <text:p>0.286163873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46595528349">
                <text:p>0.1465955283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89254898578">
                <text:p>0.1892548985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90728148818">
                <text:p>0.5907281488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60470947623">
                <text:p>0.6604709476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55161125585">
                <text:p>0.1551611255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0714763552">
                <text:p>0.207147635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65615478158">
                <text:p>0.765615478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02588143945">
                <text:p>0.9025881439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14996755123">
                <text:p>0.714996755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5054538399">
                <text:p>0.350545383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88534704596">
                <text:p>0.2885347045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32764229178">
                <text:p>0.7327642291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7326366007">
                <text:p>1.073263660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61672709882">
                <text:p>0.5616727098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99925671518">
                <text:p>0.3999256715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62375648972">
                <text:p>0.006623756489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36260744371">
                <text:p>0.03362607443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93618927151">
                <text:p>0.1936189271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58637699485">
                <text:p>0.4586376994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667893094942">
                <text:p>0.006678930949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76858454943">
                <text:p>0.1768584549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09088817239">
                <text:p>0.7090888172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36356680095">
                <text:p>0.05363566800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49262335896">
                <text:p>0.4492623358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92045781761">
                <text:p>0.06920457817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75605922192">
                <text:p>0.0875605922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7803787291">
                <text:p>0.578037872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64926122129">
                <text:p>0.3649261221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5569421947">
                <text:p>0.355694219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80656565726">
                <text:p>0.5806565657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2066078186">
                <text:p>0.620660781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40960463881">
                <text:p>0.7409604638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4247052073">
                <text:p>0.4442470520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43656000122">
                <text:p>0.07436560001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71655146591">
                <text:p>0.03716551465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26929355413">
                <text:p>0.226929355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2076227963">
                <text:p>0.52076227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67617714405">
                <text:p>0.5676177144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76836711168">
                <text:p>0.4768367111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36597994715">
                <text:p>0.1365979947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0697317868">
                <text:p>0.1106973178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29298472404">
                <text:p>0.229298472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21746375225">
                <text:p>0.01217463752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936098676175">
                <text:p>0.09360986761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57185774297">
                <text:p>0.1571857742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6287550926">
                <text:p>0.1562875509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58689364791">
                <text:p>0.6586893647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55233701319">
                <text:p>0.2552337013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81465777755">
                <text:p>0.3814657777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20871604979">
                <text:p>0.2208716049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78665798157">
                <text:p>0.1786657981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11244630814">
                <text:p>0.4112446308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21742941439">
                <text:p>0.6217429414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01730582118">
                <text:p>0.9017305821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24690908194">
                <text:p>0.824690908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42683187127">
                <text:p>0.7426831871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3059835732">
                <text:p>1.030598357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5262443423">
                <text:p>1.052624434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0144559294">
                <text:p>1.01445592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8363054693">
                <text:p>1.083630546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88926962018">
                <text:p>0.9889269620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39227566123">
                <text:p>0.9392275661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69956961274">
                <text:p>0.2699569612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03783709928">
                <text:p>0.1037837099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498860359">
                <text:p>0.632498860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33276084065">
                <text:p>0.7332760840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19290193915">
                <text:p>0.05192901939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12187170982">
                <text:p>0.2121871709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490573933348">
                <text:p>0.04905739333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17757180706">
                <text:p>0.1177571807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66364878416">
                <text:p>0.6663648784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1070137247">
                <text:p>0.1210701372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647116612527">
                <text:p>0.0006471166125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30423829332">
                <text:p>0.05304238293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59368754923">
                <text:p>0.2593687549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63792411238">
                <text:p>0.0637924112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4689296186">
                <text:p>0.194689296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90737273544">
                <text:p>0.06907372735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9724447876">
                <text:p>0.1597244478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33911145478">
                <text:p>0.2339111454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879160128534">
                <text:p>0.08791601285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7469285354">
                <text:p>0.0874692853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01009009033">
                <text:p>0.2010090090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70882698148">
                <text:p>0.1708826981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87616844475">
                <text:p>0.4876168444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10234515741">
                <text:p>0.1102345157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71554270387">
                <text:p>0.3715542703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26236712188">
                <text:p>0.2262367121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15429237485">
                <text:p>0.1154292374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17563489079">
                <text:p>0.03175634890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70662778616">
                <text:p>0.8706627786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958025082946">
                <text:p>0.09580250829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0764609873">
                <text:p>1.007646098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08113342524">
                <text:p>0.2081133425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82692760229">
                <text:p>0.2826927602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75958159566">
                <text:p>0.3759581595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22372535989">
                <text:p>0.1223725359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96522921324">
                <text:p>0.1965229213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9686734229">
                <text:p>0.1896867342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32307519764">
                <text:p>0.02323075197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74252712168">
                <text:p>0.01742527121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7624925226">
                <text:p>0.1276249252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35203241371">
                <text:p>0.01352032413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61327980459">
                <text:p>0.1613279804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322226584">
                <text:p>0.353222265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90348888282">
                <text:p>0.01903488882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49093524367">
                <text:p>0.04490935243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54514725506">
                <text:p>0.08545147255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02217032388">
                <text:p>0.04022170323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470289820805">
                <text:p>0.04702898208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450710114092">
                <text:p>0.04507101140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56439457089">
                <text:p>0.06564394570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45454947092">
                <text:p>0.03454549470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77572853863">
                <text:p>0.01775728538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61171630025">
                <text:p>0.1611716300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39877984859">
                <text:p>0.02398779848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903688371181">
                <text:p>0.09036883711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67536679655">
                <text:p>0.1675366796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83451932389">
                <text:p>0.01834519323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01308417693">
                <text:p>0.03013084176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08464043587">
                <text:p>0.1084640435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26317362487">
                <text:p>0.03263173624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53210421558">
                <text:p>0.01532104215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15425763652">
                <text:p>0.1154257636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9400306337">
                <text:p>0.00194003063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48160476238">
                <text:p>0.01481604762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4636273738">
                <text:p>0.0246362737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26543673873">
                <text:p>0.03265436738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26464683563">
                <text:p>0.1264646835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50935959816">
                <text:p>0.04509359598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3635252621">
                <text:p>0.0336352526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86475988105">
                <text:p>0.02864759881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5692518577">
                <text:p>0.0356925185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93714983761">
                <text:p>0.1937149837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2621929422">
                <text:p>0.0326219294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962249189615">
                <text:p>0.09622491896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90509334207">
                <text:p>0.1905093342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1937492713">
                <text:p>0.02119374927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495569268242">
                <text:p>0.04955692682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925751030445">
                <text:p>0.0925751030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31113836728">
                <text:p>0.03311138367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10113602132">
                <text:p>0.1101136021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2798949704">
                <text:p>0.1127989497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39537864015">
                <text:p>0.001395378640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20135714114">
                <text:p>0.09201357141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9717167662">
                <text:p>0.003397171676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471148872748">
                <text:p>0.04711488727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980337150395">
                <text:p>0.09803371503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968773756176">
                <text:p>0.09687737561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40058940067">
                <text:p>0.00400589400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25620807719">
                <text:p>0.000256208077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48880365305">
                <text:p>0.01488803653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12833250314">
                <text:p>0.1128332503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74195831642">
                <text:p>0.01741958316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982328411192">
                <text:p>0.09823284111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70831021387">
                <text:p>0.01708310213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34843818261">
                <text:p>0.0006348438182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76823979989">
                <text:p>0.04768239799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65680411737">
                <text:p>0.01656804117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1127006039">
                <text:p>0.0211270060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0945449024">
                <text:p>0.1609454490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92204921506">
                <text:p>0.0006922049215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6375829">
                <text:p>0.0163758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35640837997">
                <text:p>0.09356408379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44099805038">
                <text:p>0.01440998050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902058837">
                <text:p>0.019020588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486564077437">
                <text:p>0.04865640774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24213458225">
                <text:p>0.03242134582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68213888537">
                <text:p>0.01682138885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30663942546">
                <text:p>0.1306639425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35950845713">
                <text:p>0.004359508457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07484301552">
                <text:p>0.1074843015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984629035">
                <text:p>0.19846290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347559325746">
                <text:p>0.0003475593257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0629975237">
                <text:p>0.106299752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80526622757">
                <text:p>0.03805266227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454487482784">
                <text:p>0.004544874827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06373429298">
                <text:p>0.1063734292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13933999091">
                <text:p>0.01139339990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583917426411">
                <text:p>0.005839174264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27287162468">
                <text:p>0.1272871624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31781809032">
                <text:p>0.1317818090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83217343874">
                <text:p>0.01832173438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61152303219">
                <text:p>0.6611523032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27932552993">
                <text:p>0.4279325529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489861995">
                <text:p>1.24898619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4931667447">
                <text:p>1.049316674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08221872151">
                <text:p>0.5082218721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54521000385">
                <text:p>0.9545210003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86908484995">
                <text:p>0.2869084849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70587846637">
                <text:p>0.7705878466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85491859913">
                <text:p>0.6854918599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92680449784">
                <text:p>0.2926804497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14669173956">
                <text:p>0.6146691739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45595183223">
                <text:p>0.2455951832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34876203537">
                <text:p>0.9348762035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01871332526">
                <text:p>0.5018713325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1683281064">
                <text:p>0.316832810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38060515746">
                <text:p>0.1380605157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4292422235">
                <text:p>0.342924222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01138754189">
                <text:p>0.5011387541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03764431737">
                <text:p>0.03037644317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593086937442">
                <text:p>0.05930869374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20578084886">
                <text:p>0.4205780848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66358978115">
                <text:p>0.02663589781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55508965254">
                <text:p>0.1555089652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4757262468">
                <text:p>0.1847572624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911797978915">
                <text:p>0.009117979789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612931186333">
                <text:p>0.0612931186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88446743786">
                <text:p>0.5884467437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2653618455">
                <text:p>1.226536184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62814763188">
                <text:p>0.9628147631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51857952774">
                <text:p>0.3518579527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02934934199">
                <text:p>1.029349341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850494718179">
                <text:p>0.008504947181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35179430246">
                <text:p>0.6351794302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7955377996">
                <text:p>0.879553779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395511657">
                <text:p>0.083955116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48149901628">
                <text:p>0.7481499016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44818428159">
                <text:p>0.8448184281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14887368679">
                <text:p>0.4148873686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10949696973">
                <text:p>0.1109496969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57844601572">
                <text:p>0.5578446015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26868841052">
                <text:p>0.9268688410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46592485905">
                <text:p>0.8465924859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07578493655">
                <text:p>1.075784936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20038571954">
                <text:p>0.3200385719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30238027871">
                <text:p>0.2302380278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84058004618">
                <text:p>0.2840580046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0871957839">
                <text:p>0.1008719578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3778782934">
                <text:p>0.337787829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20796436071">
                <text:p>0.7207964360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91177514195">
                <text:p>0.4911775141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37818011642">
                <text:p>0.8378180116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67644974589">
                <text:p>0.9676449745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35541114211">
                <text:p>0.8355411142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57099622488">
                <text:p>0.3570996224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58217971027">
                <text:p>0.4582179710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98858296871">
                <text:p>0.5988582968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65002439171">
                <text:p>0.1650024391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34894396365">
                <text:p>0.3348943963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0431641638">
                <text:p>0.1804316416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84552325308">
                <text:p>0.5845523253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36688002944">
                <text:p>0.7366880029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46334886551">
                <text:p>0.6463348865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71416574717">
                <text:p>0.7714165747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4987795651">
                <text:p>0.549877956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36665606499">
                <text:p>0.2366656064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89440250397">
                <text:p>0.1894402503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11089479923">
                <text:p>0.9110894799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23953793943">
                <text:p>0.4239537939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70465177298">
                <text:p>0.5704651772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9358309209">
                <text:p>0.5093583092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386834144592">
                <text:p>0.03868341445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55117225647">
                <text:p>0.4551172256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78065162897">
                <text:p>0.4780651628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813812366687">
                <text:p>0.008138123666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5493324995">
                <text:p>0.554933249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88256344199">
                <text:p>0.5882563441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87145748734">
                <text:p>0.2871457487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12363377213">
                <text:p>0.2123633772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92551806569">
                <text:p>0.6925518065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84937936813">
                <text:p>0.2849379368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0991524905">
                <text:p>0.109915249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70950594544">
                <text:p>0.8709505945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15984876454">
                <text:p>0.41598487645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75426385738">
                <text:p>0.0754263857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19914270937">
                <text:p>0.6199142709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70636582375">
                <text:p>0.3706365823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30933092535">
                <text:p>0.2309330925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706429686397">
                <text:p>0.07064296863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14691199362">
                <text:p>0.2146911993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51081341505">
                <text:p>0.351081341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39890452847">
                <text:p>0.1398904528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780079560354">
                <text:p>0.07800795603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17276418209">
                <text:p>0.3172764182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84582898021">
                <text:p>0.2845828980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831290893257">
                <text:p>0.08312908932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57838536054">
                <text:p>0.2578385360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753807555884">
                <text:p>0.07538075558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25788445771">
                <text:p>0.3257884457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62502832711">
                <text:p>0.06625028327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11244337261">
                <text:p>0.2112443372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341669353656">
                <text:p>0.03416693536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60202237405">
                <text:p>0.02602022374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698029901832">
                <text:p>0.06980299018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490335188806">
                <text:p>0.04903351888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5656290818">
                <text:p>0.0256562908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64481210709">
                <text:p>0.3644812107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8897376731">
                <text:p>0.288973767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46324897651">
                <text:p>0.01463248976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40306139365">
                <text:p>0.140306139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027cm" svg:y="3.219cm" chart:style-name="ch2"/>
        <chart:plot-area chart:style-name="ch3" table:cell-range-address="Sheet1.E3:Sheet1.E546" svg:x="0.16cm" svg:y="0.14cm" svg:width="5.707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546" chart:class="chart:line">
            <chart:data-point chart:repeated="5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9581834243145">
                <text:p>-0.999581834243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99956223418849">
                <text:p>-0.999956223418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97805848950528">
                <text:p>-0.997805848950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2443493567408">
                <text:p>-0.992443493567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965872943408">
                <text:p>-0.6965872943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400895357136">
                <text:p>-0.7400895357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5648716762656">
                <text:p>-0.95648716762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2863705754288">
                <text:p>-0.92863705754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49460825324">
                <text:p>-0.849460825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14040225744">
                <text:p>-0.614040225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949980736">
                <text:p>0.023949980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89920067792">
                <text:p>-0.0189920067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38306570048">
                <text:p>-0.3938306570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87722153775392">
                <text:p>-0.987722153775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791542161256">
                <text:p>-0.9791542161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89876079552">
                <text:p>0.5689876079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9547233584">
                <text:p>0.2759547233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104194462304">
                <text:p>-0.7104194462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40601825712">
                <text:p>0.5940601825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2169926315552">
                <text:p>-0.92169926315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19638848304">
                <text:p>-0.319638848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523975133888">
                <text:p>-0.1523975133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531172454352">
                <text:p>-0.5531172454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8817563895136">
                <text:p>-0.98817563895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24821054936">
                <text:p>-0.824821054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97887349128">
                <text:p>-0.397887349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8152679800992">
                <text:p>-0.88152679800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6347425878048">
                <text:p>-0.96347425878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2255700379616">
                <text:p>-0.92255700379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96422740165152">
                <text:p>-0.996422740165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2641004174944">
                <text:p>-0.926410041749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2476483434432">
                <text:p>-0.92476483434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4223228693008">
                <text:p>-0.84223228693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168356418608">
                <text:p>-0.8168356418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1485114395616">
                <text:p>-0.91485114395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1834329068656">
                <text:p>-0.91834329068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1950210928912">
                <text:p>-0.91950210928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70555749536">
                <text:p>-0.770555749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6554081887008">
                <text:p>-0.96554081887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704278528688">
                <text:p>-0.7704278528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30914914608">
                <text:p>-0.830914914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252221405504">
                <text:p>-0.97252221405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94866697583344">
                <text:p>-0.994866697583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4101954102512">
                <text:p>-0.84101954102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713093221184">
                <text:p>-0.6713093221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864455074072">
                <text:p>-0.8864455074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41244864464">
                <text:p>-0.541244864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9750502258544">
                <text:p>-0.897505022585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96610767208032">
                <text:p>-0.996610767208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3619668483728">
                <text:p>-0.93619668483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860250622032">
                <text:p>-0.7860250622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6938528120512">
                <text:p>-0.96938528120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4055970758192">
                <text:p>-0.94055970758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95925355236976">
                <text:p>-0.995925355236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9162419792264">
                <text:p>-0.99162419792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5760100185872">
                <text:p>-0.857601001858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97813497483728">
                <text:p>-0.97813497483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987521911971264">
                <text:p>-0.987521911971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92012939602144">
                <text:p>-0.92012939602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97627136483792">
                <text:p>-0.97627136483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97652926296">
                <text:p>-0.97652926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2205577343696">
                <text:p>-0.92205577343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7591095045216">
                <text:p>-0.97591095045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4672422483568">
                <text:p>-0.946724224835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482199773192">
                <text:p>-0.9482199773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5101545006032">
                <text:p>-0.951015450060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53844800592">
                <text:p>-0.9453844800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4954336434608">
                <text:p>-0.94954336434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9539461312816">
                <text:p>-0.99539461312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644083231688">
                <text:p>-0.9644083231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4867861270912">
                <text:p>-0.994867861270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15748424828">
                <text:p>-0.915748424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340578243136">
                <text:p>-0.9340578243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523626565936">
                <text:p>-0.45236265659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969716072">
                <text:p>0.79969716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62125587456">
                <text:p>0.662125587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9285678864">
                <text:p>0.269285678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24145030976">
                <text:p>0.2124145030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5129109025008">
                <text:p>-0.85129109025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998165130608">
                <text:p>-0.39981651306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46075439456">
                <text:p>0.3946075439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3221912384">
                <text:p>-0.33221912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048278808592">
                <text:p>-0.104827880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630816340448">
                <text:p>-0.3630816340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5632060468192">
                <text:p>-0.85632060468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06986951824">
                <text:p>0.2406986951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734727501872">
                <text:p>-0.37347275018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666413187984">
                <text:p>-0.26664131879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951898813248">
                <text:p>-0.3951898813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788036227232">
                <text:p>-0.1788036227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68509340288">
                <text:p>0.1568509340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53568887712">
                <text:p>0.5253568887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1620817184">
                <text:p>0.2016208171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1340418756">
                <text:p>-0.81340418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3090243344">
                <text:p>0.7730902433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508872866624">
                <text:p>-0.5508872866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806391239200011">
                <text:p>-0.008063912392000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884383320816001">
                <text:p>-0.0884383320816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694200992592">
                <text:p>-0.0694200992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90997219088">
                <text:p>0.25909972190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74418687824">
                <text:p>0.2674418687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61729192736">
                <text:p>0.35617291927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397105783232">
                <text:p>-0.8397105783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73031568528">
                <text:p>0.173031568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57564282416001">
                <text:p>-0.0157564282416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98302650448">
                <text:p>0.2298302650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41356325152">
                <text:p>0.3541356325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1199012100704">
                <text:p>-0.91199012100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6575372219088">
                <text:p>-0.65753722190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591234684">
                <text:p>0.335912346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65222406384">
                <text:p>0.31652224063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706827759744">
                <text:p>-0.3706827759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39961099624">
                <text:p>-0.5399610996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2055522799488">
                <text:p>-0.2055522799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78114533424">
                <text:p>-0.678114533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87009489536">
                <text:p>-0.5870094895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90609216503792">
                <text:p>-0.990609216503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519887685776">
                <text:p>-0.25198876857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3987641334528">
                <text:p>-0.3987641334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38278341296">
                <text:p>0.3538278341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10933160784">
                <text:p>0.4510933160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246686697008">
                <text:p>-0.4246686697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06213402752">
                <text:p>-0.04062134027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201634585856">
                <text:p>-0.8201634585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852274894720001">
                <text:p>-0.085227489472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215915918352">
                <text:p>-0.72159159183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89408643543728">
                <text:p>-0.8940864354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96502709392">
                <text:p>0.7965027093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7179677486416">
                <text:p>-0.7179677486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5853351652624">
                <text:p>-0.58533516526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314705014224">
                <text:p>-0.1314705014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542455345392">
                <text:p>-0.5424553453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273538768288">
                <text:p>-0.6273538768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4997288584704">
                <text:p>-0.4997288584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049152493472">
                <text:p>-0.30491524934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696142673488">
                <text:p>-0.46961426734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533771663904">
                <text:p>-0.5337716639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4817453622816">
                <text:p>-0.48174536228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7948791645472">
                <text:p>-0.979487916454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93350040912">
                <text:p>-0.2933500409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413765013216">
                <text:p>-0.54137650132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82801514864">
                <text:p>-0.6828015148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494435071952">
                <text:p>-0.1494435071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670371770864">
                <text:p>-0.36703717708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34877777104001">
                <text:p>0.0534877777104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75985133648">
                <text:p>-0.575985133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3506026864048">
                <text:p>-0.35060268640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86157560352">
                <text:p>0.10861575603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812449932096">
                <text:p>-0.2812449932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44636678696">
                <text:p>-0.344636678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7845137566336">
                <text:p>-0.7845137566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23657917976">
                <text:p>-0.5236579179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154373228544">
                <text:p>-0.71543732285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294881999488">
                <text:p>-0.62948819994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81215000152">
                <text:p>-0.481215000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84171777963632">
                <text:p>-0.841717779636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4586434960368">
                <text:p>-0.45864349603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682901024816">
                <text:p>-0.26829010248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98070842586464">
                <text:p>-0.98070842586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6966734230512">
                <text:p>-0.69667342305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749087542296">
                <text:p>-0.749087542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7996226102112">
                <text:p>-0.7996226102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13311731816">
                <text:p>-0.713311731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1901470720768">
                <text:p>-0.91901470720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7913647890096">
                <text:p>-0.7913647890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95060520246624">
                <text:p>-0.95060520246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97795836441216">
                <text:p>-0.97795836441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5977172851568">
                <text:p>-0.59771728515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762599885464">
                <text:p>-0.7625998854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3775746971376">
                <text:p>-0.937757469713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709297418592">
                <text:p>-0.47092974185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87812479957936">
                <text:p>-0.9878124799579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877285599712">
                <text:p>-0.5877285599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736282415688">
                <text:p>-0.97362824156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85433876514432">
                <text:p>-0.854338765144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834855049848">
                <text:p>-0.8348550498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8154973089696">
                <text:p>-0.8154973089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2539158463472">
                <text:p>-0.92539158463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88989803194992">
                <text:p>-0.889898031949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530282989144">
                <text:p>-0.9530282989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8321690857408">
                <text:p>-0.83216908574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75857751444">
                <text:p>-0.9758577514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8474754840136">
                <text:p>-0.84747548401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825737252832">
                <text:p>-0.825737252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6817508935936">
                <text:p>-0.68175089359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022321164608">
                <text:p>-0.8022321164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2928095906976">
                <text:p>-0.92928095906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1424845159056">
                <text:p>-0.91424845159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6140852943056">
                <text:p>-0.96140852943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97813065163792">
                <text:p>-0.978130651637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271753937008">
                <text:p>-0.82717539370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7145345509056">
                <text:p>-0.71453455090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7799960076816">
                <text:p>-0.77999600768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5040017962448">
                <text:p>-0.850400179624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1420720517632">
                <text:p>-0.914207205176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8914063721896">
                <text:p>-0.89140637218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68856972456">
                <text:p>-0.688569724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6751134097584">
                <text:p>-0.96751134097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4942997768528">
                <text:p>-0.949429977685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998970807180739">
                <text:p>-0.9989708071807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749344825744">
                <text:p>-0.7493448257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89798904210336">
                <text:p>-0.897989042103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6161527335648">
                <text:p>-0.61615273356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9809830132872">
                <text:p>-0.9809830132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7007656991488">
                <text:p>-0.7007656991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805717051024">
                <text:p>-0.68057170510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84582549333568">
                <text:p>-0.845825493335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776086688048">
                <text:p>-0.67760866880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96018702164288">
                <text:p>-0.960187021642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6711981892592">
                <text:p>-0.67119818925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7594871073968">
                <text:p>-0.7594871073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311481714256">
                <text:p>-0.43114817142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94788324087856">
                <text:p>-0.947883240878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7383438982064">
                <text:p>-0.973834389820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9834054578096">
                <text:p>-0.98340545780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85228452086448">
                <text:p>-0.85228452086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84541922807696">
                <text:p>-0.84541922807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8210722953088">
                <text:p>-0.8210722953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1815528273584">
                <text:p>-0.918155282735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95371415745472">
                <text:p>-0.995371415745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96169488877056">
                <text:p>-0.96169488877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994891373440624">
                <text:p>-0.994891373440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6634377539152">
                <text:p>-0.66343775391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7974373847248">
                <text:p>-0.79743738472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8155822753904">
                <text:p>-0.81558227539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94842319190496">
                <text:p>-0.948423191904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4691760540016">
                <text:p>-0.46917605400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96250545606016">
                <text:p>-0.962505456060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4857239127152">
                <text:p>-0.48572391271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05039417744">
                <text:p>-0.605039417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953440964224">
                <text:p>-0.59534409642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939655005936">
                <text:p>-0.59396550059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432514548304">
                <text:p>-0.54325145483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704756140704">
                <text:p>-0.47047561407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813157647848">
                <text:p>-0.8131576478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707910776144">
                <text:p>-0.3707910776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6094099879264">
                <text:p>-0.60940998792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997163236144">
                <text:p>-0.7997163236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343584001064">
                <text:p>-0.3435840010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3310134857888">
                <text:p>-0.933101348578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771894693376">
                <text:p>-0.17718946933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85806110501296">
                <text:p>-0.858061105012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032874643808">
                <text:p>-0.50328746438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702251553536">
                <text:p>-0.4702251553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5512832105152">
                <text:p>-0.55128321051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30814003944">
                <text:p>-0.3308140039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6646815836432">
                <text:p>-0.66468158364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5421378016464">
                <text:p>-0.54213780164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7654471546416">
                <text:p>-0.76544715464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6971921622752">
                <text:p>-0.69719216227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548349618912001">
                <text:p>-0.05483496189120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67535161967999">
                <text:p>0.05675351619679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751742199064">
                <text:p>-0.7517421990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668563783168">
                <text:p>-0.668563783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49847650528">
                <text:p>0.22498476505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44141030312">
                <text:p>0.4441410303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439948081968">
                <text:p>0.1439948081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439127385616">
                <text:p>-0.4391273856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383444726464">
                <text:p>-0.53834447264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724227666848">
                <text:p>0.17242276668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17221856112">
                <text:p>0.7172218561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013236641888">
                <text:p>-0.10132366418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601189255712">
                <text:p>-0.36011892557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989401989616448">
                <text:p>-0.989401989616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4619828090064">
                <text:p>-0.94619828090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6902097165584">
                <text:p>-0.69020971655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266179680824">
                <text:p>-0.2661796808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989313710480928">
                <text:p>-0.9893137104809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7170264720912">
                <text:p>-0.71702647209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345421075824">
                <text:p>0.13454210758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9141829311848">
                <text:p>-0.91418293118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2811802625664">
                <text:p>-0.28118026256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88927267491824">
                <text:p>-0.889272674918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85990305244928">
                <text:p>-0.859903052449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75139403344">
                <text:p>-0.0751394033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161182045936">
                <text:p>-0.41611820459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30889248848">
                <text:p>-0.4308892488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709494948384">
                <text:p>-0.07094949483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694274902400007">
                <text:p>-0.00694274902400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855367422096">
                <text:p>0.18553674220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2892047166832">
                <text:p>-0.28920471668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88101503998048">
                <text:p>-0.88101503998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94053517654544">
                <text:p>-0.940535176545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369130313392">
                <text:p>-0.63691303133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66780352592">
                <text:p>-0.1667803525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91811656952">
                <text:p>-0.0918116569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370612621312">
                <text:p>-0.2370612621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781443208456">
                <text:p>-0.7814432084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8228842914112">
                <text:p>-0.8228842914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6331224441536">
                <text:p>-0.6331224441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980520579964">
                <text:p>-0.9805205799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850224211812">
                <text:p>-0.8502242118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7485027611248">
                <text:p>-0.74850276112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7499399185184">
                <text:p>-0.74993991851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39029836655999">
                <text:p>0.05390298366559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5916260778896">
                <text:p>-0.59162607788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389654755592">
                <text:p>-0.389654755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6466054320336">
                <text:p>-0.64660543203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7141347229488">
                <text:p>-0.71413472294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420085906976">
                <text:p>-0.34200859069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521129369760001">
                <text:p>-0.0052112936976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427689313888">
                <text:p>0.44276893138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195054531104">
                <text:p>0.31950545311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882930994032">
                <text:p>0.18829309940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48957371712">
                <text:p>0.6489573717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84199094768">
                <text:p>0.6841990947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312948704">
                <text:p>0.62312948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33808875088">
                <text:p>0.7338088750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822831392288">
                <text:p>0.58228313922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027641057968">
                <text:p>0.50276410579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5680688619616">
                <text:p>-0.56806886196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8339460641152">
                <text:p>-0.83394606411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19981765743999">
                <text:p>0.0119981765743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73241734504">
                <text:p>0.1732417345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9169135689736">
                <text:p>-0.91691356897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6605005264288">
                <text:p>-0.66050052642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92150817066432">
                <text:p>-0.921508170664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8115885108704">
                <text:p>-0.8115885108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661838054656">
                <text:p>0.06618380546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8062877804048">
                <text:p>-0.80628778040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998964613419957">
                <text:p>-0.9989646134199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91513218730688">
                <text:p>-0.915132187306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850099921232">
                <text:p>-0.58500999212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8979321420192">
                <text:p>-0.89793214201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6884971261024">
                <text:p>-0.68849712610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88948203623296">
                <text:p>-0.889482036232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7444408833984">
                <text:p>-0.74444088339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6257421672352">
                <text:p>-0.625742167235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85933437943456">
                <text:p>-0.859334379434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8600491434336">
                <text:p>-0.86004914343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6783855855472">
                <text:p>-0.67838558554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7265876829632">
                <text:p>-0.72658768296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21981304884">
                <text:p>-0.219813048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8236247748144">
                <text:p>-0.8236247748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4055131673808">
                <text:p>-0.40551316738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6380212604992">
                <text:p>-0.63802126049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815313220024">
                <text:p>-0.8153132200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94918984174736">
                <text:p>-0.949189841747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930604457856">
                <text:p>0.39306044578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84671598672864">
                <text:p>-0.846715986728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12233757968">
                <text:p>0.612233757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6670186519616">
                <text:p>-0.66701865196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5476915836336">
                <text:p>-0.5476915836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3984669446944">
                <text:p>-0.39846694469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8042039424176">
                <text:p>-0.80420394241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6855633258816">
                <text:p>-0.68556332588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6965012252336">
                <text:p>-0.69650122523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6283079683776">
                <text:p>-0.962830796837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97211956605312">
                <text:p>-0.972119566053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7958001196384">
                <text:p>-0.79580011963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97836748138064">
                <text:p>-0.978367481380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7418752312656">
                <text:p>-0.74187523126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434844374656">
                <text:p>-0.4348443746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96954417787488">
                <text:p>-0.969544177874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2814503610128">
                <text:p>-0.928145036101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86327764391904">
                <text:p>-0.863277643919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93564527481792">
                <text:p>-0.935645274817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9247536286712">
                <text:p>-0.92475362867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92788638174528">
                <text:p>-0.92788638174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89496968686576">
                <text:p>-0.894969686865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94472720846528">
                <text:p>-0.944727208465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97158834338192">
                <text:p>-0.971588343381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74212539196">
                <text:p>-0.742125391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96161952242256">
                <text:p>-0.961619522422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85540986061104">
                <text:p>-0.855409860611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731941312552">
                <text:p>-0.7319413125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97064769081776">
                <text:p>-0.970647690817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95179065316912">
                <text:p>-0.951790653169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8264575302608">
                <text:p>-0.82645753026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94778922200208">
                <text:p>-0.947789222002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97548633255072">
                <text:p>-0.975486332550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8153187781568">
                <text:p>-0.81531877815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99689595098608">
                <text:p>-0.996895950986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97629432380192">
                <text:p>-0.976294323801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605819620192">
                <text:p>-0.96058196201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94775301218032">
                <text:p>-0.947753012180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7976565062992">
                <text:p>-0.79765650629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92785024642944">
                <text:p>-0.927850246429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9461835958064">
                <text:p>-0.94618359580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9541638419032">
                <text:p>-0.95416384190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9428919702768">
                <text:p>-0.94289197027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6900560259824">
                <text:p>-0.69005602598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9478049129248">
                <text:p>-0.94780491292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8460401296616">
                <text:p>-0.84604012966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6951850652688">
                <text:p>-0.69518506526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96609000116592">
                <text:p>-0.966090001165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92070891708128">
                <text:p>-0.920708917081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8518798351288">
                <text:p>-0.85187983512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94702178612352">
                <text:p>-0.947021786123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8238182365888">
                <text:p>-0.82381823658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8195216804736">
                <text:p>-0.81952168047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99776739417576">
                <text:p>-0.997767394175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85277828574176">
                <text:p>-0.85277828574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994564525317408">
                <text:p>-0.9945645253174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92461618036032">
                <text:p>-0.924616180360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8431460559368">
                <text:p>-0.84314605593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84499619901184">
                <text:p>-0.844996199011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99359056958928">
                <text:p>-0.99359056958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999590067076496">
                <text:p>-0.9995900670764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9761791415512">
                <text:p>-0.9761791415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8194667994976">
                <text:p>-0.81946679949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97212866693728">
                <text:p>-0.972128666937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84282745420928">
                <text:p>-0.842827454209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97266703657808">
                <text:p>-0.972667036578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998984249890782">
                <text:p>-0.9989842498907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92370816320176">
                <text:p>-0.923708163201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97349113412208">
                <text:p>-0.973491134122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9661967903376">
                <text:p>-0.96619679033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7424872815616">
                <text:p>-0.74248728156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99889247212559">
                <text:p>-0.99889247212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9737986736">
                <text:p>-0.97379867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85029746592048">
                <text:p>-0.850297465920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97694403119392">
                <text:p>-0.976944031193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969567058608">
                <text:p>-0.9695670586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92214974761008">
                <text:p>-0.922149747610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948125846684">
                <text:p>-0.9481258466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97308577783408">
                <text:p>-0.973085777834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7909376919264">
                <text:p>-0.79093769192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993024786468592">
                <text:p>-0.9930247864685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8280251175168">
                <text:p>-0.82802511751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6824593544">
                <text:p>-0.6824593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999443905078806">
                <text:p>-0.9994439050788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829920396208">
                <text:p>-0.8299203962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93911574035888">
                <text:p>-0.939115740358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992728200275456">
                <text:p>-0.9927282002754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8298025131232">
                <text:p>-0.82980251312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98177056014544">
                <text:p>-0.981770560145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90657321177424">
                <text:p>-0.9906573211774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7963405400512">
                <text:p>-0.7963405400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7891491055488">
                <text:p>-0.78914910554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97068522498016">
                <text:p>-0.970685224980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578436851504">
                <text:p>0.05784368515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3153079152112">
                <text:p>-0.3153079152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83779192">
                <text:p>0.9983779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78906679152">
                <text:p>0.6789066791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868450045584">
                <text:p>-0.18684500455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27233600616">
                <text:p>0.5272336006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540946424008">
                <text:p>-0.5409464240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329405546192">
                <text:p>0.23294055461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67869758608">
                <text:p>0.09678697586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5317112803456">
                <text:p>-0.53171128034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165293216704001">
                <text:p>-0.0165293216704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6070477068432">
                <text:p>-0.60704770684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958019256592">
                <text:p>0.49580192565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970058679584">
                <text:p>-0.19700586795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493067502976">
                <text:p>-0.4930675029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7791031748064">
                <text:p>-0.77910317480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45132124424">
                <text:p>-0.451321244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981779932976">
                <text:p>-0.19817799329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95139769092208">
                <text:p>-0.951397690922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90510609000928">
                <text:p>-0.905106090009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3270750641824">
                <text:p>-0.32707506418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9573825635016">
                <text:p>-0.95738256350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7511856555936">
                <text:p>-0.75118565559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7043883800512">
                <text:p>-0.70438838005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98541123233736">
                <text:p>-0.985411232337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90193101018672">
                <text:p>-0.901931010186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584852099423999">
                <text:p>-0.05848520994239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6245789528">
                <text:p>0.962457895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405036211008">
                <text:p>0.54050362110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4370272755616">
                <text:p>-0.43702727556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46958947184">
                <text:p>0.6469589471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986392084509136">
                <text:p>-0.986392084509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62870883936">
                <text:p>0.01628708839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07286047936">
                <text:p>0.4072860479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865671813488">
                <text:p>-0.8656718134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70398426048">
                <text:p>0.19703984260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7094850544">
                <text:p>0.35170948505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3361802101136">
                <text:p>-0.33618021011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8224804848432">
                <text:p>-0.82248048484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074486374848">
                <text:p>-0.10744863748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829901456832">
                <text:p>0.48299014568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54547977448">
                <text:p>0.3545479774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2125589848">
                <text:p>0.72125589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4879382848736">
                <text:p>-0.48793828487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6316191554064">
                <text:p>-0.63161915540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455071926112">
                <text:p>-0.54550719261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8386048674576">
                <text:p>-0.83860486745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459539473056">
                <text:p>-0.4595394730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532742977136">
                <text:p>0.15327429771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14115977288">
                <text:p>-0.2141159772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405088186272">
                <text:p>0.34050881862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482319593424">
                <text:p>0.54823195934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368657827376">
                <text:p>0.33686578273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4286406040192">
                <text:p>-0.4286406040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2668512463568">
                <text:p>-0.26685124635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418267250064">
                <text:p>-0.04182672500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7359960973264">
                <text:p>-0.73599609732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464168965816">
                <text:p>-0.4641689658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7113093733792">
                <text:p>-0.71130937337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647162795072001">
                <text:p>-0.0647162795072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787008047104">
                <text:p>0.17870080471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341358184816">
                <text:p>0.03413581848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342665195472">
                <text:p>0.23426651954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20195269584">
                <text:p>-0.1201952695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6213350296016">
                <text:p>-0.6213350296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6968955993648">
                <text:p>-0.69689559936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577431678768">
                <text:p>0.45774316787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3216739296912">
                <text:p>-0.32167392969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872557163232001">
                <text:p>-0.08725571632320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850267052656">
                <text:p>-0.18502670526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93810653686528">
                <text:p>-0.938106536865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2718124389648">
                <text:p>-0.27181243896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2350957393648">
                <text:p>-0.23509573936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986979002133008">
                <text:p>-0.9869790021330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1210680008">
                <text:p>-0.112106800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587898492816">
                <text:p>-0.05878984928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5405668020256">
                <text:p>-0.54056680202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6602185964592">
                <text:p>-0.66021859645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080828905104">
                <text:p>0.10808289051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5440993010992">
                <text:p>-0.54409930109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82413560152">
                <text:p>-0.824135601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935209512704">
                <text:p>0.39352095127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3344241976736">
                <text:p>-0.33442419767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8793177828192">
                <text:p>-0.87931778281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813716650079996">
                <text:p>-0.008137166500799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4069814682">
                <text:p>-0.40698146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630507051944">
                <text:p>-0.6305070519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88697125017648">
                <text:p>-0.886971250176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6564940810208">
                <text:p>-0.65649408102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438269853592">
                <text:p>-0.4382698535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7761752754448">
                <text:p>-0.77617527544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87518727034336">
                <text:p>-0.875187270343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4923577308656">
                <text:p>-0.49235773086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5446673631664">
                <text:p>-0.54466736316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86699345707888">
                <text:p>-0.866993457078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5874583423136">
                <text:p>-0.58745834231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87939079105856">
                <text:p>-0.879390791058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4787384867664">
                <text:p>-0.47873848676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89399954676624">
                <text:p>-0.893999546766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6620090603824">
                <text:p>-0.66200906038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94533290341504">
                <text:p>-0.945332903415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9583676420152">
                <text:p>-0.95836764201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88831521570688">
                <text:p>-0.888315215706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92154636979104">
                <text:p>-0.92154636979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9589499346912">
                <text:p>-0.95894993469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4168300628656">
                <text:p>-0.41683006286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537641972304">
                <text:p>-0.5376419723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97658801637584">
                <text:p>-0.976588016375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775510177016">
                <text:p>-0.775510177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